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rdo" svg:font-family="Cardo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54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3.683cm"/>
    </style:style>
    <style:style style:name="co8" style:family="table-column">
      <style:table-column-properties fo:break-before="auto" style:column-width="0.723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0.863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4.741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2.759cm"/>
    </style:style>
    <style:style style:name="co19" style:family="table-column">
      <style:table-column-properties fo:break-before="auto" style:column-width="0.702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2.251cm"/>
    </style:style>
    <style:style style:name="co22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2.926cm"/>
    </style:style>
    <style:style style:name="co25" style:family="table-column">
      <style:table-column-properties fo:break-before="auto" style:column-width="0.857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7.34cm"/>
    </style:style>
    <style:style style:name="co28" style:family="table-column">
      <style:table-column-properties fo:break-before="auto" style:column-width="5.574cm"/>
    </style:style>
    <style:style style:name="co29" style:family="table-column">
      <style:table-column-properties fo:break-before="auto" style:column-width="0.473cm"/>
    </style:style>
    <style:style style:name="co30" style:family="table-column">
      <style:table-column-properties fo:break-before="auto" style:column-width="7.4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/>
      <style:text-properties style:use-window-font-color="true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999966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99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000000"/>
      <style:text-properties fo:color="#ffffff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color="#0000ff" style:font-name="Arial" fo:font-size="10pt" style:font-size-asian="10pt" style:font-size-complex="10pt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000000"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able-cell-properties fo:background-color="#000000"/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fo:color="#999966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18" style:family="table-cell" style:parent-style-name="Default">
      <style:table-cell-properties fo:background-color="transparent"/>
      <style:text-properties fo:color="#ff9900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color="#ff00ff"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1" style:family="table-cell" style:parent-style-name="Default">
      <style:table-cell-properties fo:background-color="transparent"/>
      <style:text-properties fo:color="#999966"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2" style:family="table-cell" style:parent-style-name="Default">
      <style:table-cell-properties fo:background-color="transparent"/>
      <style:text-properties style:use-window-font-color="true"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3" style:family="table-cell" style:parent-style-name="Default">
      <style:table-cell-properties fo:background-color="transparent"/>
      <style:text-properties fo:color="#000000"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4" style:family="table-cell" style:parent-style-name="Default">
      <style:table-cell-properties fo:background-color="#000000"/>
      <style:text-properties style:use-window-font-color="true"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5" style:family="table-cell" style:parent-style-name="Default">
      <style:table-cell-properties fo:background-color="#000000"/>
      <style:text-properties fo:color="#ffffff" style:font-name="Arial" fo:font-size="10pt" fo:font-style="normal" style:font-name-asian="Cardo" style:font-size-asian="10pt" style:font-style-asian="normal" style:font-name-complex="Cardo" style:font-size-complex="10pt" style:font-style-complex="normal"/>
    </style:style>
    <style:style style:name="ce26" style:family="table-cell" style:parent-style-name="Default">
      <style:table-cell-properties fo:background-color="transparent"/>
      <style:text-properties fo:color="#ff3333" style:font-name="Arial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8" style:family="table-cell" style:parent-style-name="Default">
      <style:table-cell-properties fo:background-color="transparent"/>
      <style:text-properties fo:color="#999966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ackground-color="transparent"/>
      <style:text-properties fo:color="#ff9900"/>
    </style:style>
    <style:style style:name="ce30" style:family="table-cell" style:parent-style-name="Default">
      <style:table-cell-properties fo:background-color="transparent"/>
      <style:text-properties fo:color="#66cc00"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color="#cc66ff" style:font-name="Arial" fo:font-size="10pt" style:font-size-asian="10pt" style:font-size-complex="10pt"/>
    </style:style>
    <style:style style:name="ce32" style:family="table-cell" style:parent-style-name="Default">
      <style:table-cell-properties fo:background-color="transparent"/>
      <style:text-properties fo:color="#0000ff"/>
    </style:style>
    <style:style style:name="ce33" style:family="table-cell" style:parent-style-name="Default">
      <style:text-properties fo:color="#000000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991" table:default-cell-style-name="ce1"/>
        <table:table-column table:style-name="co5" table:default-cell-style-name="Default"/>
        <table:table-row table:style-name="ro1">
          <table:table-cell office:value-type="string">
            <text:p>dürfen</text:p>
          </table:table-cell>
          <table:table-cell office:value-type="string">
            <text:p><text:s/>"</text:p>
          </table:table-cell>
          <table:table-cell office:value-type="string">
            <text:p>to be allowed to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8" office:value-type="string">
            <text:p>dürf =&gt; however: ich darf (instead of ich ‡dürf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darf (instead of ‡darf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dar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durf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dürfte (conjugated like a regular verb; instead of ‡durf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durft haben</text:p>
          </table:table-cell>
          <table:table-cell table:style-name="ce32" table:formula="of:=CONCATENATE([.A1]; &quot;          (forms?)&quot;)" office:value-type="string" office:string-value="dürfen          (forms?)">
            <text:p>dürfen <text:s text:c="9"/>(forms?)</text:p>
          </table:table-cell>
          <table:table-cell table:style-name="ce9" table:formula="of:=CONCATENATE(&quot;(INF:) &quot;;[.A1];[.F1];[.G1];[.H1];[.I1];[.J1];[.K1];[.L1];[.M1];[.N1];[.O1];[.P1];[.Q1];[.R1];[.S1];[.T1];[.U1];[.V1];[.W1];[.X1];[.Y1];[.Z1];[.AB1])" office:value-type="string" office:string-value="(INF:) dürfen ※ PRS1: dürf =&gt; however: ich darf (instead of ich ‡dürfe !) — er darf (instead of ‡darft !) ※ PRS2: darf — IMP: N/A (doesn't exist)! — PTT: er durfte (conjugated like a regular verb!) ※ PTS: dürfte (conjugated like a regular verb; instead of ‡durfte !) — gedurft haben">
            <text:p>(INF:) dürfen ※ PRS1: dürf =&gt; however: ich darf (instead of ich ‡dürfe !) — er darf (instead of ‡darft !) ※ PRS2: darf — IMP: N/A (doesn't exist)! — PTT: er durfte (conjugated like a regular verb!) ※ PTS: dürfte (conjugated like a regular verb; instead of ‡durfte !) — gedurft haben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können</text:p>
          </table:table-cell>
          <table:table-cell office:value-type="string">
            <text:p><text:s/>"</text:p>
          </table:table-cell>
          <table:table-cell office:value-type="string">
            <text:p>to be able to, can; to know how to do something</text:p>
          </table:table-cell>
          <table:table-cell office:value-type="string">
            <text:p>" </text:p>
          </table:table-cell>
          <table:table-cell office:value-type="string">
            <text:p>(related to ca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8" office:value-type="string">
            <text:p>könn =&gt; however: ich kann (instead of ich ‡könn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kann (instead of ‡kann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ka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konn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könnte (conjugated like a regular verb; instead of ‡konn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konnt haben</text:p>
          </table:table-cell>
          <table:table-cell table:style-name="ce32" table:formula="of:=CONCATENATE([.A2]; &quot;          (forms?)&quot;)" office:value-type="string" office:string-value="können          (forms?)">
            <text:p>können <text:s text:c="9"/>(forms?)</text:p>
          </table:table-cell>
          <table:table-cell table:style-name="ce9" table:formula="of:=CONCATENATE(&quot;(INF:) &quot;;[.A2];[.F2];[.G2];[.H2];[.I2];[.J2];[.K2];[.L2];[.M2];[.N2];[.O2];[.P2];[.Q2];[.R2];[.S2];[.T2];[.U2];[.V2];[.W2];[.X2];[.Y2];[.Z2];[.AB2])" office:value-type="string" office:string-value="(INF:) können ※ PRS1: könn =&gt; however: ich kann (instead of ich ‡könne !) — er kann (instead of ‡kannt !) ※ PRS2: kann — IMP: N/A (doesn't exist)! — PTT: er konnte (conjugated like a regular verb!) ※ PTS: könnte (conjugated like a regular verb; instead of ‡konnte !) — gekonnt haben">
            <text:p>(INF:) können ※ PRS1: könn =&gt; however: ich kann (instead of ich ‡könne !) — er kann (instead of ‡kannt !) ※ PRS2: kann — IMP: N/A (doesn't exist)! — PTT: er konnte (conjugated like a regular verb!) ※ PTS: könnte (conjugated like a regular verb; instead of ‡konnte !) — gekonnt haben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mögen</text:p>
          </table:table-cell>
          <table:table-cell office:value-type="string">
            <text:p><text:s/>"</text:p>
          </table:table-cell>
          <table:table-cell office:value-type="string">
            <text:p>to like; may (expressing a concession, or an uncertain possibility)</text:p>
          </table:table-cell>
          <table:table-cell office:value-type="string">
            <text:p>" </text:p>
          </table:table-cell>
          <table:table-cell office:value-type="string">
            <text:p>(related to may: compare may, migh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8" office:value-type="string">
            <text:p>mög =&gt; however: ich mag (instead of ich ‡mög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mag (instead of ‡mag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ma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moch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möchte (conjugated like a regular verb; instead of ‡moch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mocht haben</text:p>
          </table:table-cell>
          <table:table-cell table:style-name="ce32" table:formula="of:=CONCATENATE([.A3]; &quot;          (forms?)&quot;)" office:value-type="string" office:string-value="mögen          (forms?)">
            <text:p>mögen <text:s text:c="9"/>(forms?)</text:p>
          </table:table-cell>
          <table:table-cell table:style-name="ce9" table:formula="of:=CONCATENATE(&quot;(INF:) &quot;;[.A3];[.F3];[.G3];[.H3];[.I3];[.J3];[.K3];[.L3];[.M3];[.N3];[.O3];[.P3];[.Q3];[.R3];[.S3];[.T3];[.U3];[.V3];[.W3];[.X3];[.Y3];[.Z3];[.AB3])" office:value-type="string" office:string-value="(INF:) mögen ※ PRS1: mög =&gt; however: ich mag (instead of ich ‡möge !) — er mag (instead of ‡magt !) ※ PRS2: mag — IMP: N/A (doesn't exist)! — PTT: er mochte (conjugated like a regular verb!) ※ PTS: möchte (conjugated like a regular verb; instead of ‡mochte !) — gemocht haben">
            <text:p>(INF:) mögen ※ PRS1: mög =&gt; however: ich mag (instead of ich ‡möge !) — er mag (instead of ‡magt !) ※ PRS2: mag — IMP: N/A (doesn't exist)! — PTT: er mochte (conjugated like a regular verb!) ※ PTS: möchte (conjugated like a regular verb; instead of ‡mochte !) — gemocht haben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müssen</text:p>
          </table:table-cell>
          <table:table-cell office:value-type="string">
            <text:p><text:s/>"</text:p>
          </table:table-cell>
          <table:table-cell office:value-type="string">
            <text:p>to have to, to need to, must</text:p>
          </table:table-cell>
          <table:table-cell office:value-type="string">
            <text:p>" </text:p>
          </table:table-cell>
          <table:table-cell office:value-type="string">
            <text:p>(related to mus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8" office:value-type="string">
            <text:p>müss =&gt; however: ich muss (instead of ich ‡müss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muss (instead of ‡muss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muss =&gt; du musst (instead of ‡mu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muss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müsste (conjugated like a regular verb; instead of ‡muss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musst haben</text:p>
          </table:table-cell>
          <table:table-cell table:style-name="ce32" table:formula="of:=CONCATENATE([.A4]; &quot;          (forms?)&quot;)" office:value-type="string" office:string-value="müssen          (forms?)">
            <text:p>müssen <text:s text:c="9"/>(forms?)</text:p>
          </table:table-cell>
          <table:table-cell table:style-name="ce9" table:formula="of:=CONCATENATE(&quot;(INF:) &quot;;[.A4];[.F4];[.G4];[.H4];[.I4];[.J4];[.K4];[.L4];[.M4];[.N4];[.O4];[.P4];[.Q4];[.R4];[.S4];[.T4];[.U4];[.V4];[.W4];[.X4];[.Y4];[.Z4];[.AB4])" office:value-type="string" office:string-value="(INF:) müssen ※ PRS1: müss =&gt; however: ich muss (instead of ich ‡müsse !) — er muss (instead of ‡musst !) ※ PRS2: muss =&gt; du musst (instead of ‡mussst !) — IMP: N/A (doesn't exist)! — PTT: er musste (conjugated like a regular verb!) ※ PTS: müsste (conjugated like a regular verb; instead of ‡musste !) — gemusst haben">
            <text:p>(INF:) müssen ※ PRS1: müss =&gt; however: ich muss (instead of ich ‡müsse !) — er muss (instead of ‡musst !) ※ PRS2: muss =&gt; du musst (instead of ‡mussst !) — IMP: N/A (doesn't exist)! — PTT: er musste (conjugated like a regular verb!) ※ PTS: müsste (conjugated like a regular verb; instead of ‡musste !) — gemusst haben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sein</text:p>
          </table:table-cell>
          <table:table-cell office:value-type="string">
            <text:p><text:s/>"</text:p>
          </table:table-cell>
          <table:table-cell office:value-type="string">
            <text:p>to be; to exist</text:p>
          </table:table-cell>
          <table:table-cell office:value-type="string">
            <text:p>" </text:p>
          </table:table-cell>
          <table:table-cell office:value-type="string">
            <text:p>(related: compare was, wer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9" office:value-type="string">
            <text:p>N/A (too irregular: please learn the full paradigm instead! (etc. !))</text:p>
          </table:table-cell>
          <table:table-cell table:style-name="ce11" office:value-type="string">
            <text:p><text:s/>— </text:p>
          </table:table-cell>
          <table:table-cell table:style-name="ce11"/>
          <table:table-cell table:style-name="ce19" office:value-type="string">
            <text:p>N/A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9" office:value-type="string">
            <text:p>N/A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ei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office:value-type="string">
            <text:p>war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wär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18" office:value-type="string">
            <text:p>gewesen sein (present participle = seiend (instead of ‡seind !)</text:p>
          </table:table-cell>
          <table:table-cell table:style-name="ce32" table:formula="of:=CONCATENATE([.A5]; &quot;          (forms?)&quot;)" office:value-type="string" office:string-value="sein          (forms?)">
            <text:p>sein <text:s text:c="9"/>(forms?)</text:p>
          </table:table-cell>
          <table:table-cell table:style-name="ce9" table:formula="of:=CONCATENATE(&quot;(INF:) &quot;;[.A5];[.F5];[.G5];[.H5];[.I5];[.J5];[.K5];[.L5];[.M5];[.N5];[.O5];[.P5];[.Q5];[.R5];[.S5];[.T5];[.U5];[.V5];[.W5];[.X5];[.Y5];[.Z5];[.AB5])" office:value-type="string" office:string-value="(INF:) sein ※ PRS1: N/A (too irregular: please learn the full paradigm instead! (etc. !)) — N/A ※ PRS2: N/A — IMP: sei! — PTT: er war ※ PTS: wär — gewesen sein (present participle = seiend (instead of ‡seind !)">
            <text:p>(INF:) sein ※ PRS1: N/A (too irregular: please learn the full paradigm instead! (etc. !)) — N/A ※ PRS2: N/A — IMP: sei! — PTT: er war ※ PTS: wär — gewesen sein (present participle = seiend (instead of ‡seind !)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wollen</text:p>
          </table:table-cell>
          <table:table-cell office:value-type="string">
            <text:p><text:s/>"</text:p>
          </table:table-cell>
          <table:table-cell office:value-type="string">
            <text:p>to want; to intend</text:p>
          </table:table-cell>
          <table:table-cell office:value-type="string">
            <text:p>" </text:p>
          </table:table-cell>
          <table:table-cell office:value-type="string">
            <text:p>(related to will 'faculty of choice' as in e.g. free will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8" office:value-type="string">
            <text:p>woll =&gt; however: ich will (instead of ich ‡woll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will (instead of ‡will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wil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woll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wollte (conjugated like a regular verb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ollt haben</text:p>
          </table:table-cell>
          <table:table-cell table:style-name="ce32" table:formula="of:=CONCATENATE([.A6]; &quot;          (forms?)&quot;)" office:value-type="string" office:string-value="wollen          (forms?)">
            <text:p>wollen <text:s text:c="9"/>(forms?)</text:p>
          </table:table-cell>
          <table:table-cell table:style-name="ce9" table:formula="of:=CONCATENATE(&quot;(INF:) &quot;;[.A6];[.F6];[.G6];[.H6];[.I6];[.J6];[.K6];[.L6];[.M6];[.N6];[.O6];[.P6];[.Q6];[.R6];[.S6];[.T6];[.U6];[.V6];[.W6];[.X6];[.Y6];[.Z6];[.AB6])" office:value-type="string" office:string-value="(INF:) wollen ※ PRS1: woll =&gt; however: ich will (instead of ich ‡wolle !) — er will (instead of ‡willt !) ※ PRS2: will — IMP: N/A (doesn't exist)! — PTT: er wollte (conjugated like a regular verb!) ※ PTS: wollte (conjugated like a regular verb!) — gewollt haben">
            <text:p>(INF:) wollen ※ PRS1: woll =&gt; however: ich will (instead of ich ‡wolle !) — er will (instead of ‡willt !) ※ PRS2: will — IMP: N/A (doesn't exist)! — PTT: er wollte (conjugated like a regular verb!) ※ PTS: wollte (conjugated like a regular verb!) — gewollt haben</text:p>
          </table:table-cell>
          <table:table-cell table:number-columns-repeated="993"/>
          <table:table-cell table:style-name="ce11"/>
        </table:table-row>
        <table:table-row table:style-name="ro1">
          <table:table-cell table:style-name="ce2" office:value-type="string">
            <text:p>wissen</text:p>
          </table:table-cell>
          <table:table-cell office:value-type="string">
            <text:p><text:s/>"</text:p>
          </table:table-cell>
          <table:table-cell table:style-name="ce2" office:value-type="string">
            <text:p>to know (something)</text:p>
          </table:table-cell>
          <table:table-cell office:value-type="string">
            <text:p>" </text:p>
          </table:table-cell>
          <table:table-cell office:value-type="string">
            <text:p>(related to witness 'someone who has seen something and who knows about it as a consequence')</text:p>
          </table:table-cell>
          <table:table-cell table:style-name="ce13" office:value-type="string">
            <text:p><text:s/>※ </text:p>
          </table:table-cell>
          <table:table-cell table:style-name="ce13" office:value-type="string">
            <text:p>PRS1: </text:p>
          </table:table-cell>
          <table:table-cell table:style-name="ce18" office:value-type="string">
            <text:p>wiss =&gt; however: ich weiß (instead of ich ‡wisse !)</text:p>
          </table:table-cell>
          <table:table-cell table:style-name="ce13" office:value-type="string">
            <text:p><text:s/>— </text:p>
          </table:table-cell>
          <table:table-cell table:style-name="ce13" office:value-type="string">
            <text:p>er </text:p>
          </table:table-cell>
          <table:table-cell table:style-name="ce18" office:value-type="string">
            <text:p>weiß (instead of ‡weißt !)</text:p>
          </table:table-cell>
          <table:table-cell table:style-name="ce13" office:value-type="string">
            <text:p><text:s/>※ </text:p>
          </table:table-cell>
          <table:table-cell table:style-name="ce22" office:value-type="string">
            <text:p>PRS2: </text:p>
          </table:table-cell>
          <table:table-cell table:style-name="ce26" office:value-type="string">
            <text:p>weiß =&gt; du weißt (instead of ‡weißst !)</text:p>
          </table:table-cell>
          <table:table-cell table:style-name="ce13" office:value-type="string">
            <text:p><text:s/>— </text:p>
          </table:table-cell>
          <table:table-cell table:style-name="ce2" office:value-type="string">
            <text:p>IMP: </text:p>
          </table:table-cell>
          <table:table-cell table:style-name="ce2" office:value-type="string">
            <text:p>wisse</text:p>
          </table:table-cell>
          <table:table-cell table:style-name="ce13" office:value-type="string">
            <text:p>!</text:p>
          </table:table-cell>
          <table:table-cell table:style-name="ce13" office:value-type="string">
            <text:p><text:s/>— </text:p>
          </table:table-cell>
          <table:table-cell table:style-name="ce13" office:value-type="string">
            <text:p>PTT: </text:p>
          </table:table-cell>
          <table:table-cell table:style-name="ce13" office:value-type="string">
            <text:p>er </text:p>
          </table:table-cell>
          <table:table-cell table:style-name="ce18" office:value-type="string">
            <text:p>wusste (conjugated like a regular verb!)</text:p>
          </table:table-cell>
          <table:table-cell table:style-name="ce13" office:value-type="string">
            <text:p><text:s/>※ </text:p>
          </table:table-cell>
          <table:table-cell table:style-name="ce13" office:value-type="string">
            <text:p>PTS: </text:p>
          </table:table-cell>
          <table:table-cell table:style-name="ce18" office:value-type="string">
            <text:p>wüsste (conjugated like a regular verb; instead of ‡wusste !)</text:p>
          </table:table-cell>
          <table:table-cell table:style-name="ce13" office:value-type="string">
            <text:p><text:s/>— </text:p>
          </table:table-cell>
          <table:table-cell table:style-name="ce13" office:value-type="string">
            <text:p>PPC ++ AUX: </text:p>
          </table:table-cell>
          <table:table-cell table:style-name="ce2" office:value-type="string">
            <text:p>gewusst haben</text:p>
          </table:table-cell>
          <table:table-cell table:style-name="ce32" table:formula="of:=CONCATENATE([.A7]; &quot;          (forms?)&quot;)" office:value-type="string" office:string-value="wissen          (forms?)">
            <text:p>wissen <text:s text:c="9"/>(forms?)</text:p>
          </table:table-cell>
          <table:table-cell table:style-name="ce9" table:formula="of:=CONCATENATE(&quot;(INF:) &quot;;[.A7];[.F7];[.G7];[.H7];[.I7];[.J7];[.K7];[.L7];[.M7];[.N7];[.O7];[.P7];[.Q7];[.R7];[.S7];[.T7];[.U7];[.V7];[.W7];[.X7];[.Y7];[.Z7];[.AB7])" office:value-type="string" office:string-value="(INF:) wissen ※ PRS1: wiss =&gt; however: ich weiß (instead of ich ‡wisse !) — er weiß (instead of ‡weißt !) ※ PRS2: weiß =&gt; du weißt (instead of ‡weißst !) — IMP: wisse! — PTT: er wusste (conjugated like a regular verb!) ※ PTS: wüsste (conjugated like a regular verb; instead of ‡wusste !) — gewusst haben">
            <text:p>(INF:) wissen ※ PRS1: wiss =&gt; however: ich weiß (instead of ich ‡wisse !) — er weiß (instead of ‡weißt !) ※ PRS2: weiß =&gt; du weißt (instead of ‡weißst !) — IMP: wisse! — PTT: er wusste (conjugated like a regular verb!) ※ PTS: wüsste (conjugated like a regular verb; instead of ‡wusste !) — gewusst haben</text:p>
          </table:table-cell>
          <table:table-cell table:style-name="ce2" table:number-columns-repeated="993"/>
          <table:table-cell table:style-name="ce11"/>
        </table:table-row>
        <table:table-row table:style-name="ro1">
          <table:table-cell office:value-type="string">
            <text:p>werden</text:p>
          </table:table-cell>
          <table:table-cell office:value-type="string">
            <text:p><text:s/>"</text:p>
          </table:table-cell>
          <table:table-cell office:value-type="string">
            <text:p>to be going to, will; to become; (forms the passive voice)</text:p>
          </table:table-cell>
          <table:table-cell office:value-type="string">
            <text:p>" </text:p>
          </table:table-cell>
          <table:table-cell table:style-name="ce11"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er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wird (instead of ‡wirdt !)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wir =&gt; du wirst (instead of ‡wird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er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table:style-name="ce18" office:value-type="string">
            <text:p>wurd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würde (conjugated like a regular verb; instead of ‡wurd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18" office:value-type="string">
            <text:p>geworden sein, (in specific cases:) worden sein</text:p>
          </table:table-cell>
          <table:table-cell table:style-name="ce32" table:formula="of:=CONCATENATE([.A8]; &quot;          (forms?)&quot;)" office:value-type="string" office:string-value="werden          (forms?)">
            <text:p>werden <text:s text:c="9"/>(forms?)</text:p>
          </table:table-cell>
          <table:table-cell table:style-name="ce9" table:formula="of:=CONCATENATE(&quot;(INF:) &quot;;[.A8];[.F8];[.G8];[.H8];[.I8];[.J8];[.K8];[.L8];[.M8];[.N8];[.O8];[.P8];[.Q8];[.R8];[.S8];[.T8];[.U8];[.V8];[.W8];[.X8];[.Y8];[.Z8];[.AB8])" office:value-type="string" office:string-value="(INF:) werden ※ PRS1: werd — er wird (instead of ‡wirdt !) ※ PRS2: wir =&gt; du wirst (instead of ‡wirdst !) — IMP: werd! — PTT: er wurde (conjugated like a regular verb!) ※ PTS: würde (conjugated like a regular verb; instead of ‡wurde !) — geworden sein, (in specific cases:) worden sein">
            <text:p>(INF:) werden ※ PRS1: werd — er wird (instead of ‡wirdt !) ※ PRS2: wir =&gt; du wirst (instead of ‡wirdst !) — IMP: werd! — PTT: er wurde (conjugated like a regular verb!) ※ PTS: würde (conjugated like a regular verb; instead of ‡wurde !) — geworden sein, (in specific cases:) worden sein</text:p>
          </table:table-cell>
          <table:table-cell table:number-columns-repeated="993"/>
          <table:table-cell table:style-name="ce11"/>
        </table:table-row>
        <table:table-row table:style-name="ro1">
          <table:table-cell office:value-type="string">
            <text:p>tun</text:p>
          </table:table-cell>
          <table:table-cell office:value-type="string">
            <text:p><text:s/>"</text:p>
          </table:table-cell>
          <table:table-cell office:value-type="string">
            <text:p>to do</text:p>
          </table:table-cell>
          <table:table-cell office:value-type="string">
            <text:p>" </text:p>
          </table:table-cell>
          <table:table-cell office:value-type="string">
            <text:p>(related: compare do, did, don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u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er </text:p>
          </table:table-cell>
          <table:table-cell office:value-type="string">
            <text:p>tu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u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u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1" office:value-type="string">
            <text:p>er </text:p>
          </table:table-cell>
          <table:table-cell office:value-type="string">
            <text:p>ta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ä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18" office:value-type="string">
            <text:p>getan haben (present participle = tuend (instead of ‡tund !))</text:p>
          </table:table-cell>
          <table:table-cell table:style-name="ce32" table:formula="of:=CONCATENATE([.A9]; &quot;          (forms?)&quot;)" office:value-type="string" office:string-value="tun          (forms?)">
            <text:p>tun <text:s text:c="9"/>(forms?)</text:p>
          </table:table-cell>
          <table:table-cell table:style-name="ce9" table:formula="of:=CONCATENATE(&quot;(INF:) &quot;;[.A9];[.F9];[.G9];[.H9];[.I9];[.J9];[.K9];[.L9];[.M9];[.N9];[.O9];[.P9];[.Q9];[.R9];[.S9];[.T9];[.U9];[.V9];[.W9];[.X9];[.Y9];[.Z9];[.AB9])" office:value-type="string" office:string-value="(INF:) tun ※ PRS1: tu — er tut ※ PRS2: tu — IMP: tu! — PTT: er tat ※ PTS: tät — getan haben (present participle = tuend (instead of ‡tund !))">
            <text:p>(INF:) tun ※ PRS1: tu — er tut ※ PRS2: tu — IMP: tu! — PTT: er tat ※ PTS: tät — getan haben (present participle = tuend (instead of ‡tund !))</text:p>
          </table:table-cell>
          <table:table-cell table:number-columns-repeated="993"/>
          <table:table-cell table:style-name="ce11"/>
        </table:table-row>
        <table:table-row table:style-name="ro1">
          <table:table-cell table:style-name="ce3" office:value-type="string">
            <text:p>sollen</text:p>
          </table:table-cell>
          <table:table-cell office:value-type="string">
            <text:p><text:s/>"</text:p>
          </table:table-cell>
          <table:table-cell table:style-name="ce3" office:value-type="string">
            <text:p>to be obligated to, ought, shall</text:p>
          </table:table-cell>
          <table:table-cell office:value-type="string">
            <text:p>" </text:p>
          </table:table-cell>
          <table:table-cell office:value-type="string">
            <text:p>(related to shall: compare shall, should)</text:p>
          </table:table-cell>
          <table:table-cell table:style-name="ce14" office:value-type="string">
            <text:p><text:s/>※ </text:p>
          </table:table-cell>
          <table:table-cell table:style-name="ce14" office:value-type="string">
            <text:p>PRS1: </text:p>
          </table:table-cell>
          <table:table-cell table:style-name="ce18" office:value-type="string">
            <text:p>soll =&gt; however: ich soll (instead of ich ‡solle !)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soll (instead of ‡sollt !)</text:p>
          </table:table-cell>
          <table:table-cell table:style-name="ce14" office:value-type="string">
            <text:p><text:s/>※ </text:p>
          </table:table-cell>
          <table:table-cell table:style-name="ce23" office:value-type="string">
            <text:p>PRS2: </text:p>
          </table:table-cell>
          <table:table-cell table:style-name="ce3" office:value-type="string">
            <text:p>soll</text:p>
          </table:table-cell>
          <table:table-cell table:style-name="ce14" office:value-type="string">
            <text:p><text:s/>— </text:p>
          </table:table-cell>
          <table:table-cell table:style-name="ce3" office:value-type="string">
            <text:p>IMP: </text:p>
          </table:table-cell>
          <table:table-cell table:style-name="ce19" office:value-type="string">
            <text:p>N/A (doesn't exist)</text:p>
          </table:table-cell>
          <table:table-cell table:style-name="ce14" office:value-type="string">
            <text:p>!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sollte (conjugated like a regular verb!)</text:p>
          </table:table-cell>
          <table:table-cell table:style-name="ce14" office:value-type="string">
            <text:p><text:s/>※ </text:p>
          </table:table-cell>
          <table:table-cell table:style-name="ce14" office:value-type="string">
            <text:p>PTS: </text:p>
          </table:table-cell>
          <table:table-cell table:style-name="ce18" office:value-type="string">
            <text:p>sollte (conjugated like a regular verb!)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PC ++ AUX: </text:p>
          </table:table-cell>
          <table:table-cell table:style-name="ce3" office:value-type="string">
            <text:p>gesollt haben</text:p>
          </table:table-cell>
          <table:table-cell table:style-name="ce32" table:formula="of:=CONCATENATE([.A10]; &quot;          (forms?)&quot;)" office:value-type="string" office:string-value="sollen          (forms?)">
            <text:p>sollen <text:s text:c="9"/>(forms?)</text:p>
          </table:table-cell>
          <table:table-cell table:style-name="ce9" table:formula="of:=CONCATENATE(&quot;(INF:) &quot;;[.A10];[.F10];[.G10];[.H10];[.I10];[.J10];[.K10];[.L10];[.M10];[.N10];[.O10];[.P10];[.Q10];[.R10];[.S10];[.T10];[.U10];[.V10];[.W10];[.X10];[.Y10];[.Z10];[.AB10])" office:value-type="string" office:string-value="(INF:) sollen ※ PRS1: soll =&gt; however: ich soll (instead of ich ‡solle !) — er soll (instead of ‡sollt !) ※ PRS2: soll — IMP: N/A (doesn't exist)! — PTT: er sollte (conjugated like a regular verb!) ※ PTS: sollte (conjugated like a regular verb!) — gesollt haben">
            <text:p>(INF:) sollen ※ PRS1: soll =&gt; however: ich soll (instead of ich ‡solle !) — er soll (instead of ‡sollt !) ※ PRS2: soll — IMP: N/A (doesn't exist)! — PTT: er sollte (conjugated like a regular verb!) ※ PTS: sollte (conjugated like a regular verb!) — gesollt haben</text:p>
          </table:table-cell>
          <table:table-cell table:style-name="ce3" table:number-columns-repeated="993"/>
          <table:table-cell table:style-name="ce14"/>
        </table:table-row>
        <table:table-row table:style-name="ro1">
          <table:table-cell table:style-name="ce4" office:value-type="string">
            <text:p>senden</text:p>
          </table:table-cell>
          <table:table-cell table:style-name="ce4" office:value-type="string">
            <text:p><text:s/>"</text:p>
          </table:table-cell>
          <table:table-cell table:style-name="ce4" office:value-type="string">
            <text:p>to send …?</text:p>
          </table:table-cell>
          <table:table-cell table:style-name="ce4" office:value-type="string">
            <text:p>" </text:p>
          </table:table-cell>
          <table:table-cell table:style-name="ce4" office:value-type="string">
            <text:p>(related to send: compare send, sent, sent)</text:p>
          </table:table-cell>
          <table:table-cell table:style-name="ce15" office:value-type="string">
            <text:p><text:s/>※ </text:p>
          </table:table-cell>
          <table:table-cell table:style-name="ce15" office:value-type="string">
            <text:p>PRS1: </text:p>
          </table:table-cell>
          <table:table-cell table:style-name="ce4" office:value-type="string">
            <text:p>send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er <text:s/></text:p>
          </table:table-cell>
          <table:table-cell table:style-name="ce4" office:value-type="string">
            <text:p>sendet</text:p>
          </table:table-cell>
          <table:table-cell table:style-name="ce15" office:value-type="string">
            <text:p><text:s/>※ </text:p>
          </table:table-cell>
          <table:table-cell table:style-name="ce24" office:value-type="string">
            <text:p>PRS2: </text:p>
          </table:table-cell>
          <table:table-cell table:style-name="ce4" office:value-type="string">
            <text:p>sende</text:p>
          </table:table-cell>
          <table:table-cell table:style-name="ce15" office:value-type="string">
            <text:p><text:s/>— </text:p>
          </table:table-cell>
          <table:table-cell table:style-name="ce4" office:value-type="string">
            <text:p>IMP: </text:p>
          </table:table-cell>
          <table:table-cell table:style-name="ce4" office:value-type="string">
            <text:p>send</text:p>
          </table:table-cell>
          <table:table-cell table:style-name="ce15" office:value-type="string">
            <text:p>!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PTT: </text:p>
          </table:table-cell>
          <table:table-cell table:style-name="ce15" office:value-type="string">
            <text:p>er <text:s/></text:p>
          </table:table-cell>
          <table:table-cell table:style-name="ce4" office:value-type="string">
            <text:p>sandt</text:p>
          </table:table-cell>
          <table:table-cell table:style-name="ce15" office:value-type="string">
            <text:p><text:s/>※ </text:p>
          </table:table-cell>
          <table:table-cell table:style-name="ce15" office:value-type="string">
            <text:p>PTS: </text:p>
          </table:table-cell>
          <table:table-cell table:style-name="ce4" office:value-type="string">
            <text:p>Sandt !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PPC ++ AUX: </text:p>
          </table:table-cell>
          <table:table-cell table:style-name="ce4" office:value-type="string">
            <text:p>gesandt haben</text:p>
          </table:table-cell>
          <table:table-cell table:style-name="ce15" table:formula="of:=CONCATENATE([.A11]; &quot;          (forms?)&quot;)" office:value-type="string" office:string-value="senden          (forms?)">
            <text:p>senden <text:s text:c="9"/>(forms?)</text:p>
          </table:table-cell>
          <table:table-cell table:style-name="ce4" table:formula="of:=CONCATENATE(&quot;(INF:) &quot;;[.A11];[.F11];[.G11];[.H11];[.I11];[.J11];[.K11];[.L11];[.M11];[.N11];[.O11];[.P11];[.Q11];[.R11];[.S11];[.T11];[.U11];[.V11];[.W11];[.X11];[.Y11];[.Z11];[.AB11])" office:value-type="string" office:string-value="(INF:) senden ※ PRS1: send — er  sendet ※ PRS2: sende — IMP: send! — PTT: er  sandt ※ PTS: Sandt ! — gesandt haben">
            <text:p>(INF:) senden ※ PRS1: send — er <text:s/>sendet ※ PRS2: sende — IMP: send! — PTT: er <text:s/>sandt ※ PTS: Sandt ! — gesandt haben</text:p>
          </table:table-cell>
          <table:table-cell table:style-name="ce4" table:number-columns-repeated="993"/>
          <table:table-cell table:style-name="ce15"/>
        </table:table-row>
        <table:table-row table:style-name="ro1">
          <table:table-cell table:style-name="ce4" office:value-type="string">
            <text:p>wenden</text:p>
          </table:table-cell>
          <table:table-cell table:style-name="ce4" office:value-type="string">
            <text:p><text:s/>"</text:p>
          </table:table-cell>
          <table:table-cell table:style-name="ce4" office:value-type="string">
            <text:p>…?</text:p>
          </table:table-cell>
          <table:table-cell table:style-name="ce4" office:value-type="string">
            <text:p>" </text:p>
          </table:table-cell>
          <table:table-cell table:style-name="ce4"/>
          <table:table-cell table:style-name="ce15" office:value-type="string">
            <text:p><text:s/>※ </text:p>
          </table:table-cell>
          <table:table-cell table:style-name="ce15" office:value-type="string">
            <text:p>PRS1: </text:p>
          </table:table-cell>
          <table:table-cell table:style-name="ce4" office:value-type="string">
            <text:p>wend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er <text:s/></text:p>
          </table:table-cell>
          <table:table-cell table:style-name="ce4" office:value-type="string">
            <text:p>wendet</text:p>
          </table:table-cell>
          <table:table-cell table:style-name="ce15" office:value-type="string">
            <text:p><text:s/>※ </text:p>
          </table:table-cell>
          <table:table-cell table:style-name="ce24" office:value-type="string">
            <text:p>PRS2: </text:p>
          </table:table-cell>
          <table:table-cell table:style-name="ce4" office:value-type="string">
            <text:p>wende</text:p>
          </table:table-cell>
          <table:table-cell table:style-name="ce15" office:value-type="string">
            <text:p><text:s/>— </text:p>
          </table:table-cell>
          <table:table-cell table:style-name="ce4" office:value-type="string">
            <text:p>IMP: </text:p>
          </table:table-cell>
          <table:table-cell table:style-name="ce4" office:value-type="string">
            <text:p>Wende ! Usw.?</text:p>
          </table:table-cell>
          <table:table-cell table:style-name="ce15" office:value-type="string">
            <text:p>!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PTT: </text:p>
          </table:table-cell>
          <table:table-cell table:style-name="ce15" office:value-type="string">
            <text:p>er <text:s/></text:p>
          </table:table-cell>
          <table:table-cell table:style-name="ce4" office:value-type="string">
            <text:p>wandte</text:p>
          </table:table-cell>
          <table:table-cell table:style-name="ce15" office:value-type="string">
            <text:p><text:s/>※ </text:p>
          </table:table-cell>
          <table:table-cell table:style-name="ce15" office:value-type="string">
            <text:p>PTS: </text:p>
          </table:table-cell>
          <table:table-cell table:style-name="ce4" office:value-type="string">
            <text:p>Wendete ?</text:p>
          </table:table-cell>
          <table:table-cell table:style-name="ce15" office:value-type="string">
            <text:p><text:s/>— </text:p>
          </table:table-cell>
          <table:table-cell table:style-name="ce15" office:value-type="string">
            <text:p>PPC ++ AUX: </text:p>
          </table:table-cell>
          <table:table-cell table:style-name="ce4" office:value-type="string">
            <text:p>gewandt haben ?</text:p>
          </table:table-cell>
          <table:table-cell table:style-name="ce15" table:formula="of:=CONCATENATE([.A12]; &quot;          (forms?)&quot;)" office:value-type="string" office:string-value="wenden          (forms?)">
            <text:p>wenden <text:s text:c="9"/>(forms?)</text:p>
          </table:table-cell>
          <table:table-cell table:style-name="ce4" table:formula="of:=CONCATENATE(&quot;(INF:) &quot;;[.A12];[.F12];[.G12];[.H12];[.I12];[.J12];[.K12];[.L12];[.M12];[.N12];[.O12];[.P12];[.Q12];[.R12];[.S12];[.T12];[.U12];[.V12];[.W12];[.X12];[.Y12];[.Z12];[.AB12])" office:value-type="string" office:string-value="(INF:) wenden ※ PRS1: wend — er  wendet ※ PRS2: wende — IMP: Wende ! Usw.?! — PTT: er  wandte ※ PTS: Wendete ? — gewandt haben ?">
            <text:p>(INF:) wenden ※ PRS1: wend — er <text:s/>wendet ※ PRS2: wende — IMP: Wende ! Usw.?! — PTT: er <text:s/>wandte ※ PTS: Wendete ? — gewandt haben ?</text:p>
          </table:table-cell>
          <table:table-cell table:style-name="ce4" table:number-columns-repeated="993"/>
          <table:table-cell table:style-name="ce15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20" table:number-columns-repeated="2"/>
          <table:table-cell table:style-name="ce27" table:number-columns-repeated="3"/>
          <table:table-cell/>
          <table:table-cell table:style-name="ce11" table:number-columns-repeated="7"/>
          <table:table-cell table:style-name="ce27" table:number-columns-repeated="3"/>
          <table:table-cell table:number-columns-repeated="997"/>
        </table:table-row>
        <table:table-row table:style-name="ro1">
          <table:table-cell office:value-type="string">
            <text:p>wenn PRS1=PRS2=IMP &amp;&amp; PTT=PTS=PPCAUX &amp;&amp; PTT = IMP+t, dann regelmäßig</text:p>
          </table:table-cell>
          <table:table-cell table:number-columns-repeated="4"/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20" table:number-columns-repeated="2"/>
          <table:table-cell table:style-name="ce27" table:number-columns-repeated="3"/>
          <table:table-cell/>
          <table:table-cell table:style-name="ce11" table:number-columns-repeated="7"/>
          <table:table-cell table:style-name="ce27" table:number-columns-repeated="3"/>
          <table:table-cell table:number-columns-repeated="997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20" table:number-columns-repeated="2"/>
          <table:table-cell table:style-name="ce27" table:number-columns-repeated="3"/>
          <table:table-cell/>
          <table:table-cell table:style-name="ce11" table:number-columns-repeated="7"/>
          <table:table-cell table:style-name="ce27" table:number-columns-repeated="3"/>
          <table:table-cell table:number-columns-repeated="997"/>
        </table:table-row>
        <table:table-row table:style-name="ro1">
          <table:table-cell table:style-name="ce5" office:value-type="string">
            <text:p>INF</text:p>
          </table:table-cell>
          <table:table-cell/>
          <table:table-cell table:style-name="ce5"/>
          <table:table-cell table:number-columns-repeated="2"/>
          <table:table-cell table:style-name="ce16" office:value-type="string">
            <text:p>※</text:p>
          </table:table-cell>
          <table:table-cell table:style-name="ce16"/>
          <table:table-cell table:style-name="ce21" office:value-type="string">
            <text:p>PRS1</text:p>
          </table:table-cell>
          <table:table-cell table:style-name="ce21"/>
          <table:table-cell table:style-name="ce16" office:value-type="string">
            <text:p>er</text:p>
          </table:table-cell>
          <table:table-cell table:style-name="ce16"/>
          <table:table-cell table:style-name="ce21" office:value-type="string">
            <text:p>※</text:p>
          </table:table-cell>
          <table:table-cell table:style-name="ce21"/>
          <table:table-cell table:style-name="ce28" office:value-type="string">
            <text:p>PRS2</text:p>
          </table:table-cell>
          <table:table-cell table:style-name="ce28" table:number-columns-repeated="2"/>
          <table:table-cell table:style-name="ce5" office:value-type="string">
            <text:p>IMP</text:p>
          </table:table-cell>
          <table:table-cell table:style-name="ce16" office:value-type="string">
            <text:p>!</text:p>
          </table:table-cell>
          <table:table-cell table:style-name="ce16" table:number-columns-repeated="2"/>
          <table:table-cell table:style-name="ce16" office:value-type="string">
            <text:p>er</text:p>
          </table:table-cell>
          <table:table-cell table:style-name="ce16" office:value-type="string">
            <text:p>PTT</text:p>
          </table:table-cell>
          <table:table-cell table:style-name="ce16" table:number-columns-repeated="2"/>
          <table:table-cell table:style-name="ce28" office:value-type="string">
            <text:p>PTS</text:p>
          </table:table-cell>
          <table:table-cell table:style-name="ce28" table:number-columns-repeated="2"/>
          <table:table-cell table:style-name="ce5" office:value-type="string">
            <text:p>PPC ++ AUX</text:p>
          </table:table-cell>
          <table:table-cell table:number-columns-repeated="996"/>
        </table:table-row>
        <table:table-row table:style-name="ro1">
          <table:table-cell table:style-name="ce5"/>
          <table:table-cell/>
          <table:table-cell table:style-name="ce5"/>
          <table:table-cell table:number-columns-repeated="2"/>
          <table:table-cell table:style-name="ce16" table:number-columns-repeated="2"/>
          <table:table-cell table:style-name="ce21" table:number-columns-repeated="2"/>
          <table:table-cell table:style-name="ce16" table:number-columns-repeated="2"/>
          <table:table-cell table:style-name="ce21" table:number-columns-repeated="2"/>
          <table:table-cell table:style-name="ce28" table:number-columns-repeated="3"/>
          <table:table-cell table:style-name="ce5"/>
          <table:table-cell table:style-name="ce16" table:number-columns-repeated="7"/>
          <table:table-cell table:style-name="ce28" table:number-columns-repeated="3"/>
          <table:table-cell table:style-name="ce5"/>
          <table:table-cell table:number-columns-repeated="996"/>
        </table:table-row>
        <table:table-row table:style-name="ro1">
          <table:table-cell table:style-name="ce3" office:value-type="string">
            <text:p>backen</text:p>
          </table:table-cell>
          <table:table-cell office:value-type="string">
            <text:p><text:s/>"</text:p>
          </table:table-cell>
          <table:table-cell table:style-name="ce3" office:value-type="string">
            <text:p>to bake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4" office:value-type="string">
            <text:p><text:s/>※ </text:p>
          </table:table-cell>
          <table:table-cell table:style-name="ce14" office:value-type="string">
            <text:p>PRS1: </text:p>
          </table:table-cell>
          <table:table-cell table:style-name="ce14" office:value-type="string">
            <text:p>back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er </text:p>
          </table:table-cell>
          <table:table-cell table:style-name="ce14" office:value-type="string">
            <text:p>backt</text:p>
          </table:table-cell>
          <table:table-cell table:style-name="ce14" office:value-type="string">
            <text:p><text:s/>※ </text:p>
          </table:table-cell>
          <table:table-cell table:style-name="ce23" office:value-type="string">
            <text:p>PRS2: </text:p>
          </table:table-cell>
          <table:table-cell table:style-name="ce3" office:value-type="string">
            <text:p>back</text:p>
          </table:table-cell>
          <table:table-cell table:style-name="ce14" office:value-type="string">
            <text:p><text:s/>— </text:p>
          </table:table-cell>
          <table:table-cell table:style-name="ce3" office:value-type="string">
            <text:p>IMP: </text:p>
          </table:table-cell>
          <table:table-cell table:style-name="ce3" office:value-type="string">
            <text:p>back</text:p>
          </table:table-cell>
          <table:table-cell table:style-name="ce14" office:value-type="string">
            <text:p>!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29" office:value-type="string">
            <text:p>backte (conjugated like a regular verb!)</text:p>
          </table:table-cell>
          <table:table-cell table:style-name="ce14" office:value-type="string">
            <text:p><text:s/>※ </text:p>
          </table:table-cell>
          <table:table-cell table:style-name="ce14" office:value-type="string">
            <text:p>PTS: </text:p>
          </table:table-cell>
          <table:table-cell table:style-name="ce18" office:value-type="string">
            <text:p>backte (conjugated like a regular verb!)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PC ++ AUX: </text:p>
          </table:table-cell>
          <table:table-cell table:style-name="ce3" office:value-type="string">
            <text:p>gebacken haben</text:p>
          </table:table-cell>
          <table:table-cell table:style-name="ce32" table:formula="of:=CONCATENATE([.A18]; &quot;          (forms?)&quot;)" office:value-type="string" office:string-value="backen          (forms?)">
            <text:p>backen <text:s text:c="9"/>(forms?)</text:p>
          </table:table-cell>
          <table:table-cell table:style-name="ce9" table:formula="of:=CONCATENATE(&quot;(INF:) &quot;;[.A18];[.F18];[.G18];[.H18];[.I18];[.J18];[.K18];[.L18];[.M18];[.N18];[.O18];[.P18];[.Q18];[.R18];[.S18];[.T18];[.U18];[.V18];[.W18];[.X18];[.Y18];[.Z18];[.AB18])" office:value-type="string" office:string-value="(INF:) backen ※ PRS1: back — er backt ※ PRS2: back — IMP: back! — PTT: er backte (conjugated like a regular verb!) ※ PTS: backte (conjugated like a regular verb!) — gebacken haben">
            <text:p>(INF:) backen ※ PRS1: back — er backt ※ PRS2: back — IMP: back! — PTT: er backte (conjugated like a regular verb!) ※ PTS: backte (conjugated like a regular verb!) — gebacken haben</text:p>
          </table:table-cell>
          <table:table-cell table:style-name="ce3" table:number-columns-repeated="993"/>
          <table:table-cell/>
        </table:table-row>
        <table:table-row table:style-name="ro1">
          <table:table-cell office:value-type="string">
            <text:p>befehlen</text:p>
          </table:table-cell>
          <table:table-cell office:value-type="string">
            <text:p><text:s/>"</text:p>
          </table:table-cell>
          <table:table-cell office:value-type="string">
            <text:p>to command</text:p>
          </table:table-cell>
          <table:table-cell office:value-type="string">
            <text:p>" </text:p>
          </table:table-cell>
          <table:table-cell office:value-type="string">
            <text:p>(related to empfehlen, but not to fehl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1" office:value-type="string">
            <text:p>befehl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fieh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efieh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fiehl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efahl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efähl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befohlen haben</text:p>
          </table:table-cell>
          <table:table-cell table:style-name="ce32" table:formula="of:=CONCATENATE([.A19]; &quot;          (forms?)&quot;)" office:value-type="string" office:string-value="befehlen          (forms?)">
            <text:p>befehlen <text:s text:c="9"/>(forms?)</text:p>
          </table:table-cell>
          <table:table-cell table:style-name="ce9" table:formula="of:=CONCATENATE(&quot;(INF:) &quot;;[.A19];[.F19];[.G19];[.H19];[.I19];[.J19];[.K19];[.L19];[.M19];[.N19];[.O19];[.P19];[.Q19];[.R19];[.S19];[.T19];[.U19];[.V19];[.W19];[.X19];[.Y19];[.Z19];[.AB19])" office:value-type="string" office:string-value="(INF:) befehlen ※ PRS1: befehl — er befiehlt ※ PRS2: befiehl — IMP: befiehl! — PTT: er befahl ※ PTS: befähl — befohlen haben">
            <text:p>(INF:) befehlen ※ PRS1: befehl — er befiehlt ※ PRS2: befiehl — IMP: befiehl! — PTT: er befahl ※ PTS: befähl — befohlen haben</text:p>
          </table:table-cell>
          <table:table-cell table:number-columns-repeated="994"/>
        </table:table-row>
        <table:table-row table:style-name="ro1">
          <table:table-cell office:value-type="string">
            <text:p>beginnen</text:p>
          </table:table-cell>
          <table:table-cell office:value-type="string">
            <text:p><text:s/>"</text:p>
          </table:table-cell>
          <table:table-cell office:value-type="string">
            <text:p>to begin</text:p>
          </table:table-cell>
          <table:table-cell office:value-type="string">
            <text:p>" </text:p>
          </table:table-cell>
          <table:table-cell office:value-type="string">
            <text:p>(related: compare begin, began, begu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table:style-name="ce11" office:value-type="string">
            <text:p>begi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gi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egi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gi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egann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egänn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begonnen haben</text:p>
          </table:table-cell>
          <table:table-cell table:style-name="ce32" table:formula="of:=CONCATENATE([.A20]; &quot;          (forms?)&quot;)" office:value-type="string" office:string-value="beginnen          (forms?)">
            <text:p>beginnen <text:s text:c="9"/>(forms?)</text:p>
          </table:table-cell>
          <table:table-cell table:style-name="ce9" table:formula="of:=CONCATENATE(&quot;(INF:) &quot;;[.A20];[.F20];[.G20];[.H20];[.I20];[.J20];[.K20];[.L20];[.M20];[.N20];[.O20];[.P20];[.Q20];[.R20];[.S20];[.T20];[.U20];[.V20];[.W20];[.X20];[.Y20];[.Z20];[.AB20])" office:value-type="string" office:string-value="(INF:) beginnen ※ PRS1: beginn — er beginnt ※ PRS2: beginn — IMP: beginn! — PTT: er begann ※ PTS: begänn — begonnen haben">
            <text:p>(INF:) beginnen ※ PRS1: beginn — er beginnt ※ PRS2: beginn — IMP: beginn! — PTT: er begann ※ PTS: begänn — begonnen haben</text:p>
          </table:table-cell>
          <table:table-cell table:number-columns-repeated="994"/>
        </table:table-row>
        <table:table-row table:style-name="ro1">
          <table:table-cell office:value-type="string">
            <text:p>beißen</text:p>
          </table:table-cell>
          <table:table-cell office:value-type="string">
            <text:p><text:s/>"</text:p>
          </table:table-cell>
          <table:table-cell office:value-type="string">
            <text:p>to bite</text:p>
          </table:table-cell>
          <table:table-cell office:value-type="string">
            <text:p>" </text:p>
          </table:table-cell>
          <table:table-cell office:value-type="string">
            <text:p>(related: compare bite, bit, bitt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ei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i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beiß =&gt; du beißt (instead of ‡bei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i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i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i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issen haben</text:p>
          </table:table-cell>
          <table:table-cell table:style-name="ce32" table:formula="of:=CONCATENATE([.A21]; &quot;          (forms?)&quot;)" office:value-type="string" office:string-value="beißen          (forms?)">
            <text:p>beißen <text:s text:c="9"/>(forms?)</text:p>
          </table:table-cell>
          <table:table-cell table:style-name="ce9" table:formula="of:=CONCATENATE(&quot;(INF:) &quot;;[.A21];[.F21];[.G21];[.H21];[.I21];[.J21];[.K21];[.L21];[.M21];[.N21];[.O21];[.P21];[.Q21];[.R21];[.S21];[.T21];[.U21];[.V21];[.W21];[.X21];[.Y21];[.Z21];[.AB21])" office:value-type="string" office:string-value="(INF:) beißen ※ PRS1: beiß — er beißt ※ PRS2: beiß =&gt; du beißt (instead of ‡beißst !) — IMP: beiß! — PTT: er biss ※ PTS: biss — gebissen haben">
            <text:p>(INF:) beißen ※ PRS1: beiß — er beißt ※ PRS2: beiß =&gt; du beißt (instead of ‡beißst !) — IMP: beiß! — PTT: er biss ※ PTS: biss — gebissen haben</text:p>
          </table:table-cell>
          <table:table-cell table:number-columns-repeated="994"/>
        </table:table-row>
        <table:table-row table:style-name="ro1">
          <table:table-cell office:value-type="string">
            <text:p>bekommen</text:p>
          </table:table-cell>
          <table:table-cell office:value-type="string">
            <text:p><text:s/>"</text:p>
          </table:table-cell>
          <table:table-cell office:value-type="string">
            <text:p>to get, to receive (!)</text:p>
          </table:table-cell>
          <table:table-cell office:value-type="string">
            <text:p>" </text:p>
          </table:table-cell>
          <table:table-cell office:value-type="string">
            <text:p>(related to become, but means something entirely different; compare become, became, become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ekomm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komm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ekomm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komm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ekam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ekäm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bekommen haben</text:p>
          </table:table-cell>
          <table:table-cell table:style-name="ce32" table:formula="of:=CONCATENATE([.A22]; &quot;          (forms?)&quot;)" office:value-type="string" office:string-value="bekommen          (forms?)">
            <text:p>bekommen <text:s text:c="9"/>(forms?)</text:p>
          </table:table-cell>
          <table:table-cell table:style-name="ce9" table:formula="of:=CONCATENATE(&quot;(INF:) &quot;;[.A22];[.F22];[.G22];[.H22];[.I22];[.J22];[.K22];[.L22];[.M22];[.N22];[.O22];[.P22];[.Q22];[.R22];[.S22];[.T22];[.U22];[.V22];[.W22];[.X22];[.Y22];[.Z22];[.AB22])" office:value-type="string" office:string-value="(INF:) bekommen ※ PRS1: bekomm — er bekommt ※ PRS2: bekomm — IMP: bekomm! — PTT: er bekam ※ PTS: bekäm — bekommen haben">
            <text:p>(INF:) bekommen ※ PRS1: bekomm — er bekommt ※ PRS2: bekomm — IMP: bekomm! — PTT: er bekam ※ PTS: bekäm — bekommen haben</text:p>
          </table:table-cell>
          <table:table-cell table:number-columns-repeated="994"/>
        </table:table-row>
        <table:table-row table:style-name="ro1">
          <table:table-cell office:value-type="string">
            <text:p>beweisen</text:p>
          </table:table-cell>
          <table:table-cell office:value-type="string">
            <text:p><text:s/>"</text:p>
          </table:table-cell>
          <table:table-cell office:value-type="string">
            <text:p>to prove, to show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ewei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wei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beweis =&gt; du beweist (instead of ‡bewei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wei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ewie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ewie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bewiesen haben</text:p>
          </table:table-cell>
          <table:table-cell table:style-name="ce32" table:formula="of:=CONCATENATE([.A23]; &quot;          (forms?)&quot;)" office:value-type="string" office:string-value="beweisen          (forms?)">
            <text:p>beweisen <text:s text:c="9"/>(forms?)</text:p>
          </table:table-cell>
          <table:table-cell table:style-name="ce9" table:formula="of:=CONCATENATE(&quot;(INF:) &quot;;[.A23];[.F23];[.G23];[.H23];[.I23];[.J23];[.K23];[.L23];[.M23];[.N23];[.O23];[.P23];[.Q23];[.R23];[.S23];[.T23];[.U23];[.V23];[.W23];[.X23];[.Y23];[.Z23];[.AB23])" office:value-type="string" office:string-value="(INF:) beweisen ※ PRS1: beweis — er beweist ※ PRS2: beweis =&gt; du beweist (instead of ‡beweisst !) — IMP: beweis! — PTT: er bewies ※ PTS: bewies — bewiesen haben">
            <text:p>(INF:) beweisen ※ PRS1: beweis — er beweist ※ PRS2: beweis =&gt; du beweist (instead of ‡beweisst !) — IMP: beweis! — PTT: er bewies ※ PTS: bewies — bewiesen haben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bewegen</text:p>
          </table:table-cell>
          <table:table-cell office:value-type="string">
            <text:p><text:s/>"</text:p>
          </table:table-cell>
          <table:table-cell table:style-name="ce3" office:value-type="string">
            <text:p>to persuade</text:p>
          </table:table-cell>
          <table:table-cell office:value-type="string">
            <text:p>" </text:p>
          </table:table-cell>
          <table:table-cell/>
          <table:table-cell table:style-name="ce14" office:value-type="string">
            <text:p><text:s/>※ </text:p>
          </table:table-cell>
          <table:table-cell table:style-name="ce14" office:value-type="string">
            <text:p>PRS1: </text:p>
          </table:table-cell>
          <table:table-cell table:style-name="ce3" office:value-type="string">
            <text:p>beweg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er </text:p>
          </table:table-cell>
          <table:table-cell table:style-name="ce3" office:value-type="string">
            <text:p>bewegt</text:p>
          </table:table-cell>
          <table:table-cell table:style-name="ce14" office:value-type="string">
            <text:p><text:s/>※ </text:p>
          </table:table-cell>
          <table:table-cell table:style-name="ce23" office:value-type="string">
            <text:p>PRS2: </text:p>
          </table:table-cell>
          <table:table-cell table:style-name="ce3" office:value-type="string">
            <text:p>beweg</text:p>
          </table:table-cell>
          <table:table-cell table:style-name="ce14" office:value-type="string">
            <text:p><text:s/>— </text:p>
          </table:table-cell>
          <table:table-cell table:style-name="ce3" office:value-type="string">
            <text:p>IMP: </text:p>
          </table:table-cell>
          <table:table-cell table:style-name="ce3" office:value-type="string">
            <text:p>beweg</text:p>
          </table:table-cell>
          <table:table-cell table:style-name="ce14" office:value-type="string">
            <text:p>!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3" office:value-type="string">
            <text:p>bewog</text:p>
          </table:table-cell>
          <table:table-cell table:style-name="ce14" office:value-type="string">
            <text:p><text:s/>※ </text:p>
          </table:table-cell>
          <table:table-cell table:style-name="ce14" office:value-type="string">
            <text:p>PTS: </text:p>
          </table:table-cell>
          <table:table-cell table:style-name="ce3" office:value-type="string">
            <text:p>bewög</text:p>
          </table:table-cell>
          <table:table-cell table:style-name="ce14" office:value-type="string">
            <text:p><text:s/>— </text:p>
          </table:table-cell>
          <table:table-cell table:style-name="ce14" office:value-type="string">
            <text:p>PPC ++ AUX: </text:p>
          </table:table-cell>
          <table:table-cell table:style-name="ce3" office:value-type="string">
            <text:p>bewogen haben</text:p>
          </table:table-cell>
          <table:table-cell table:style-name="ce32" table:formula="of:=CONCATENATE([.A24]; &quot;          (forms?)&quot;)" office:value-type="string" office:string-value="bewegen          (forms?)">
            <text:p>bewegen <text:s text:c="9"/>(forms?)</text:p>
          </table:table-cell>
          <table:table-cell table:style-name="ce9" table:formula="of:=CONCATENATE(&quot;(INF:) &quot;;[.A24];[.F24];[.G24];[.H24];[.I24];[.J24];[.K24];[.L24];[.M24];[.N24];[.O24];[.P24];[.Q24];[.R24];[.S24];[.T24];[.U24];[.V24];[.W24];[.X24];[.Y24];[.Z24];[.AB24])" office:value-type="string" office:string-value="(INF:) bewegen ※ PRS1: beweg — er bewegt ※ PRS2: beweg — IMP: beweg! — PTT: er bewog ※ PTS: bewög — bewogen haben">
            <text:p>(INF:) bewegen ※ PRS1: beweg — er bewegt ※ PRS2: beweg — IMP: beweg! — PTT: er bewog ※ PTS: bewög — bewogen haben</text:p>
          </table:table-cell>
          <table:table-cell table:style-name="ce3" table:number-columns-repeated="993"/>
          <table:table-cell table:style-name="ce33"/>
        </table:table-row>
        <table:table-row table:style-name="ro1">
          <table:table-cell office:value-type="string">
            <text:p>betrügen</text:p>
          </table:table-cell>
          <table:table-cell office:value-type="string">
            <text:p><text:s/>"</text:p>
          </table:table-cell>
          <table:table-cell office:value-type="string">
            <text:p>to deceive, to defraud, to chea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etrü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etrü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etrü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etrü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etr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etr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betrogen haben</text:p>
          </table:table-cell>
          <table:table-cell table:style-name="ce32" table:formula="of:=CONCATENATE([.A25]; &quot;          (forms?)&quot;)" office:value-type="string" office:string-value="betrügen          (forms?)">
            <text:p>betrügen <text:s text:c="9"/>(forms?)</text:p>
          </table:table-cell>
          <table:table-cell table:style-name="ce9" table:formula="of:=CONCATENATE(&quot;(INF:) &quot;;[.A25];[.F25];[.G25];[.H25];[.I25];[.J25];[.K25];[.L25];[.M25];[.N25];[.O25];[.P25];[.Q25];[.R25];[.S25];[.T25];[.U25];[.V25];[.W25];[.X25];[.Y25];[.Z25];[.AB25])" office:value-type="string" office:string-value="(INF:) betrügen ※ PRS1: betrüg — er betrügt ※ PRS2: betrüg — IMP: betrüg! — PTT: er betrog ※ PTS: betrög — betrogen haben">
            <text:p>(INF:) betrügen ※ PRS1: betrüg — er betrügt ※ PRS2: betrüg — IMP: betrüg! — PTT: er betrog ※ PTS: betrög — betrogen haben</text:p>
          </table:table-cell>
          <table:table-cell table:number-columns-repeated="994"/>
        </table:table-row>
        <table:table-row table:style-name="ro1">
          <table:table-cell office:value-type="string">
            <text:p>biegen</text:p>
          </table:table-cell>
          <table:table-cell office:value-type="string">
            <text:p><text:s/>"</text:p>
          </table:table-cell>
          <table:table-cell office:value-type="string">
            <text:p>to bend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ie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ie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ie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ie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bogen haben</text:p>
          </table:table-cell>
          <table:table-cell table:style-name="ce32" table:formula="of:=CONCATENATE([.A26]; &quot;          (forms?)&quot;)" office:value-type="string" office:string-value="biegen          (forms?)">
            <text:p>biegen <text:s text:c="9"/>(forms?)</text:p>
          </table:table-cell>
          <table:table-cell table:style-name="ce9" table:formula="of:=CONCATENATE(&quot;(INF:) &quot;;[.A26];[.F26];[.G26];[.H26];[.I26];[.J26];[.K26];[.L26];[.M26];[.N26];[.O26];[.P26];[.Q26];[.R26];[.S26];[.T26];[.U26];[.V26];[.W26];[.X26];[.Y26];[.Z26];[.AB26])" office:value-type="string" office:string-value="(INF:) biegen ※ PRS1: bieg — er biegt ※ PRS2: bieg — IMP: bieg! — PTT: er bog ※ PTS: bög — gebogen haben">
            <text:p>(INF:) biegen ※ PRS1: bieg — er biegt ※ PRS2: bieg — IMP: bieg! — PTT: er bog ※ PTS: bög — gebog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bieten</text:p>
          </table:table-cell>
          <table:table-cell office:value-type="string">
            <text:p><text:s/>"</text:p>
          </table:table-cell>
          <table:table-cell table:style-name="ce6" office:value-type="string">
            <text:p>to offer; to bid</text:p>
          </table:table-cell>
          <table:table-cell office:value-type="string">
            <text:p>" </text:p>
          </table:table-cell>
          <table:table-cell office:value-type="string">
            <text:p>(related to bi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ie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iet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iet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ie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o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ö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oten haben</text:p>
          </table:table-cell>
          <table:table-cell table:style-name="ce32" table:formula="of:=CONCATENATE([.A27]; &quot;          (forms?)&quot;)" office:value-type="string" office:string-value="bieten          (forms?)">
            <text:p>bieten <text:s text:c="9"/>(forms?)</text:p>
          </table:table-cell>
          <table:table-cell table:style-name="ce9" table:formula="of:=CONCATENATE(&quot;(INF:) &quot;;[.A27];[.F27];[.G27];[.H27];[.I27];[.J27];[.K27];[.L27];[.M27];[.N27];[.O27];[.P27];[.Q27];[.R27];[.S27];[.T27];[.U27];[.V27];[.W27];[.X27];[.Y27];[.Z27];[.AB27])" office:value-type="string" office:string-value="(INF:) bieten ※ PRS1: biet — er bietet ※ PRS2: biete — IMP: biet! — PTT: er bot ※ PTS: böt — geboten haben">
            <text:p>(INF:) bieten ※ PRS1: biet — er bietet ※ PRS2: biete — IMP: biet! — PTT: er bot ※ PTS: böt — geboten haben</text:p>
          </table:table-cell>
          <table:table-cell table:number-columns-repeated="994"/>
        </table:table-row>
        <table:table-row table:style-name="ro1">
          <table:table-cell office:value-type="string">
            <text:p>binden</text:p>
          </table:table-cell>
          <table:table-cell office:value-type="string">
            <text:p><text:s/>"</text:p>
          </table:table-cell>
          <table:table-cell office:value-type="string">
            <text:p>to bind</text:p>
          </table:table-cell>
          <table:table-cell office:value-type="string">
            <text:p>" </text:p>
          </table:table-cell>
          <table:table-cell office:value-type="string">
            <text:p>(related: compare bind, bound, boun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in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in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in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in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an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än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unden haben</text:p>
          </table:table-cell>
          <table:table-cell table:style-name="ce32" table:formula="of:=CONCATENATE([.A28]; &quot;          (forms?)&quot;)" office:value-type="string" office:string-value="binden          (forms?)">
            <text:p>binden <text:s text:c="9"/>(forms?)</text:p>
          </table:table-cell>
          <table:table-cell table:style-name="ce9" table:formula="of:=CONCATENATE(&quot;(INF:) &quot;;[.A28];[.F28];[.G28];[.H28];[.I28];[.J28];[.K28];[.L28];[.M28];[.N28];[.O28];[.P28];[.Q28];[.R28];[.S28];[.T28];[.U28];[.V28];[.W28];[.X28];[.Y28];[.Z28];[.AB28])" office:value-type="string" office:string-value="(INF:) binden ※ PRS1: bind — er bindet ※ PRS2: binde — IMP: bind! — PTT: er band ※ PTS: bänd — gebunden haben">
            <text:p>(INF:) binden ※ PRS1: bind — er bindet ※ PRS2: binde — IMP: bind! — PTT: er band ※ PTS: bänd — gebunden haben</text:p>
          </table:table-cell>
          <table:table-cell table:number-columns-repeated="994"/>
        </table:table-row>
        <table:table-row table:style-name="ro1">
          <table:table-cell office:value-type="string">
            <text:p>bitten</text:p>
          </table:table-cell>
          <table:table-cell office:value-type="string">
            <text:p><text:s/>"</text:p>
          </table:table-cell>
          <table:table-cell office:value-type="string">
            <text:p>to beg, to reques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it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itt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itt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it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a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ä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eten haben</text:p>
          </table:table-cell>
          <table:table-cell table:style-name="ce32" table:formula="of:=CONCATENATE([.A29]; &quot;          (forms?)&quot;)" office:value-type="string" office:string-value="bitten          (forms?)">
            <text:p>bitten <text:s text:c="9"/>(forms?)</text:p>
          </table:table-cell>
          <table:table-cell table:style-name="ce9" table:formula="of:=CONCATENATE(&quot;(INF:) &quot;;[.A29];[.F29];[.G29];[.H29];[.I29];[.J29];[.K29];[.L29];[.M29];[.N29];[.O29];[.P29];[.Q29];[.R29];[.S29];[.T29];[.U29];[.V29];[.W29];[.X29];[.Y29];[.Z29];[.AB29])" office:value-type="string" office:string-value="(INF:) bitten ※ PRS1: bitt — er bittet ※ PRS2: bitte — IMP: bitt! — PTT: er bat ※ PTS: bät — gebeten haben">
            <text:p>(INF:) bitten ※ PRS1: bitt — er bittet ※ PRS2: bitte — IMP: bitt! — PTT: er bat ※ PTS: bät — gebeten haben</text:p>
          </table:table-cell>
          <table:table-cell table:number-columns-repeated="994"/>
        </table:table-row>
        <table:table-row table:style-name="ro1">
          <table:table-cell office:value-type="string">
            <text:p>blasen</text:p>
          </table:table-cell>
          <table:table-cell office:value-type="string">
            <text:p><text:s/>"</text:p>
          </table:table-cell>
          <table:table-cell office:value-type="string">
            <text:p>to blow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la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lä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bläs =&gt; du bläst (instead of ‡blä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la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lie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lie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lasen haben</text:p>
          </table:table-cell>
          <table:table-cell table:style-name="ce32" table:formula="of:=CONCATENATE([.A30]; &quot;          (forms?)&quot;)" office:value-type="string" office:string-value="blasen          (forms?)">
            <text:p>blasen <text:s text:c="9"/>(forms?)</text:p>
          </table:table-cell>
          <table:table-cell table:style-name="ce9" table:formula="of:=CONCATENATE(&quot;(INF:) &quot;;[.A30];[.F30];[.G30];[.H30];[.I30];[.J30];[.K30];[.L30];[.M30];[.N30];[.O30];[.P30];[.Q30];[.R30];[.S30];[.T30];[.U30];[.V30];[.W30];[.X30];[.Y30];[.Z30];[.AB30])" office:value-type="string" office:string-value="(INF:) blasen ※ PRS1: blas — er bläst ※ PRS2: bläs =&gt; du bläst (instead of ‡blässt !) — IMP: blas! — PTT: er blies ※ PTS: blies — geblasen haben">
            <text:p>(INF:) blasen ※ PRS1: blas — er bläst ※ PRS2: bläs =&gt; du bläst (instead of ‡blässt !) — IMP: blas! — PTT: er blies ※ PTS: blies — geblasen haben</text:p>
          </table:table-cell>
          <table:table-cell table:number-columns-repeated="994"/>
        </table:table-row>
        <table:table-row table:style-name="ro1">
          <table:table-cell office:value-type="string">
            <text:p>bleiben</text:p>
          </table:table-cell>
          <table:table-cell office:value-type="string">
            <text:p><text:s/>"</text:p>
          </table:table-cell>
          <table:table-cell office:value-type="string">
            <text:p>to remain, to stay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lei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lei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lei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lei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lie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lie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lieben sein</text:p>
          </table:table-cell>
          <table:table-cell table:style-name="ce32" table:formula="of:=CONCATENATE([.A31]; &quot;          (forms?)&quot;)" office:value-type="string" office:string-value="bleiben          (forms?)">
            <text:p>bleiben <text:s text:c="9"/>(forms?)</text:p>
          </table:table-cell>
          <table:table-cell table:style-name="ce9" table:formula="of:=CONCATENATE(&quot;(INF:) &quot;;[.A31];[.F31];[.G31];[.H31];[.I31];[.J31];[.K31];[.L31];[.M31];[.N31];[.O31];[.P31];[.Q31];[.R31];[.S31];[.T31];[.U31];[.V31];[.W31];[.X31];[.Y31];[.Z31];[.AB31])" office:value-type="string" office:string-value="(INF:) bleiben ※ PRS1: bleib — er bleibt ※ PRS2: bleib — IMP: bleib! — PTT: er blieb ※ PTS: blieb — geblieben sein">
            <text:p>(INF:) bleiben ※ PRS1: bleib — er bleibt ※ PRS2: bleib — IMP: bleib! — PTT: er blieb ※ PTS: blieb — geblieben sein</text:p>
          </table:table-cell>
          <table:table-cell table:number-columns-repeated="994"/>
        </table:table-row>
        <table:table-row table:style-name="ro1">
          <table:table-cell office:value-type="string">
            <text:p>braten</text:p>
          </table:table-cell>
          <table:table-cell office:value-type="string">
            <text:p><text:s/>"</text:p>
          </table:table-cell>
          <table:table-cell office:value-type="string">
            <text:p>to roast, to grill, to broil, to pan-fry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ra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rä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brät (instead of ‡brä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ra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rie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rie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raten haben</text:p>
          </table:table-cell>
          <table:table-cell table:style-name="ce32" table:formula="of:=CONCATENATE([.A32]; &quot;          (forms?)&quot;)" office:value-type="string" office:string-value="braten          (forms?)">
            <text:p>braten <text:s text:c="9"/>(forms?)</text:p>
          </table:table-cell>
          <table:table-cell table:style-name="ce9" table:formula="of:=CONCATENATE(&quot;(INF:) &quot;;[.A32];[.F32];[.G32];[.H32];[.I32];[.J32];[.K32];[.L32];[.M32];[.N32];[.O32];[.P32];[.Q32];[.R32];[.S32];[.T32];[.U32];[.V32];[.W32];[.X32];[.Y32];[.Z32];[.AB32])" office:value-type="string" office:string-value="(INF:) braten ※ PRS1: brat — er brät ※ PRS2: brät (instead of ‡brä !) — IMP: brat! — PTT: er briet ※ PTS: briet — gebraten haben">
            <text:p>(INF:) braten ※ PRS1: brat — er brät ※ PRS2: brät (instead of ‡brä !) — IMP: brat! — PTT: er briet ※ PTS: briet — gebraten haben</text:p>
          </table:table-cell>
          <table:table-cell table:number-columns-repeated="994"/>
        </table:table-row>
        <table:table-row table:style-name="ro1">
          <table:table-cell office:value-type="string">
            <text:p>brechen</text:p>
          </table:table-cell>
          <table:table-cell office:value-type="string">
            <text:p><text:s/>"</text:p>
          </table:table-cell>
          <table:table-cell office:value-type="string">
            <text:p>to break; to vomit</text:p>
          </table:table-cell>
          <table:table-cell office:value-type="string">
            <text:p>" </text:p>
          </table:table-cell>
          <table:table-cell office:value-type="string">
            <text:p>(related to break: compare break, broke, brok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re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ri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ri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ri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bra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brä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brochen haben</text:p>
          </table:table-cell>
          <table:table-cell table:style-name="ce32" table:formula="of:=CONCATENATE([.A33]; &quot;          (forms?)&quot;)" office:value-type="string" office:string-value="brechen          (forms?)">
            <text:p>brechen <text:s text:c="9"/>(forms?)</text:p>
          </table:table-cell>
          <table:table-cell table:style-name="ce9" table:formula="of:=CONCATENATE(&quot;(INF:) &quot;;[.A33];[.F33];[.G33];[.H33];[.I33];[.J33];[.K33];[.L33];[.M33];[.N33];[.O33];[.P33];[.Q33];[.R33];[.S33];[.T33];[.U33];[.V33];[.W33];[.X33];[.Y33];[.Z33];[.AB33])" office:value-type="string" office:string-value="(INF:) brechen ※ PRS1: brech — er bricht ※ PRS2: brich — IMP: brich! — PTT: er brach ※ PTS: bräch — gebrochen haben">
            <text:p>(INF:) brechen ※ PRS1: brech — er bricht ※ PRS2: brich — IMP: brich! — PTT: er brach ※ PTS: bräch — gebrochen haben</text:p>
          </table:table-cell>
          <table:table-cell table:number-columns-repeated="994"/>
        </table:table-row>
        <table:table-row table:style-name="ro1">
          <table:table-cell office:value-type="string">
            <text:p>brennen</text:p>
          </table:table-cell>
          <table:table-cell office:value-type="string">
            <text:p><text:s/>"</text:p>
          </table:table-cell>
          <table:table-cell office:value-type="string">
            <text:p>to burn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re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re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re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re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brann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brennte (conjugated like a regular verb; instead of ‡brann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rannt haben</text:p>
          </table:table-cell>
          <table:table-cell table:style-name="ce32" table:formula="of:=CONCATENATE([.A34]; &quot;          (forms?)&quot;)" office:value-type="string" office:string-value="brennen          (forms?)">
            <text:p>brennen <text:s text:c="9"/>(forms?)</text:p>
          </table:table-cell>
          <table:table-cell table:style-name="ce9" table:formula="of:=CONCATENATE(&quot;(INF:) &quot;;[.A34];[.F34];[.G34];[.H34];[.I34];[.J34];[.K34];[.L34];[.M34];[.N34];[.O34];[.P34];[.Q34];[.R34];[.S34];[.T34];[.U34];[.V34];[.W34];[.X34];[.Y34];[.Z34];[.AB34])" office:value-type="string" office:string-value="(INF:) brennen ※ PRS1: brenn — er brennt ※ PRS2: brenn — IMP: brenn! — PTT: er brannte (conjugated like a regular verb!) ※ PTS: brennte (conjugated like a regular verb; instead of ‡brannte !) — gebrannt haben">
            <text:p>(INF:) brennen ※ PRS1: brenn — er brennt ※ PRS2: brenn — IMP: brenn! — PTT: er brannte (conjugated like a regular verb!) ※ PTS: brennte (conjugated like a regular verb; instead of ‡brannte !) — gebrannt haben</text:p>
          </table:table-cell>
          <table:table-cell table:number-columns-repeated="994"/>
        </table:table-row>
        <table:table-row table:style-name="ro1">
          <table:table-cell office:value-type="string">
            <text:p>bringen</text:p>
          </table:table-cell>
          <table:table-cell office:value-type="string">
            <text:p><text:s/>"</text:p>
          </table:table-cell>
          <table:table-cell office:value-type="string">
            <text:p>to bring</text:p>
          </table:table-cell>
          <table:table-cell office:value-type="string">
            <text:p>" </text:p>
          </table:table-cell>
          <table:table-cell office:value-type="string">
            <text:p>(related: compare bring, brought, brough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br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br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br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br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brach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brächte (conjugated like a regular verb; instead of ‡brach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bracht haben</text:p>
          </table:table-cell>
          <table:table-cell table:style-name="ce32" table:formula="of:=CONCATENATE([.A35]; &quot;          (forms?)&quot;)" office:value-type="string" office:string-value="bringen          (forms?)">
            <text:p>bringen <text:s text:c="9"/>(forms?)</text:p>
          </table:table-cell>
          <table:table-cell table:style-name="ce9" table:formula="of:=CONCATENATE(&quot;(INF:) &quot;;[.A35];[.F35];[.G35];[.H35];[.I35];[.J35];[.K35];[.L35];[.M35];[.N35];[.O35];[.P35];[.Q35];[.R35];[.S35];[.T35];[.U35];[.V35];[.W35];[.X35];[.Y35];[.Z35];[.AB35])" office:value-type="string" office:string-value="(INF:) bringen ※ PRS1: bring — er bringt ※ PRS2: bring — IMP: bring! — PTT: er brachte (conjugated like a regular verb!) ※ PTS: brächte (conjugated like a regular verb; instead of ‡brachte !) — gebracht haben">
            <text:p>(INF:) bringen ※ PRS1: bring — er bringt ※ PRS2: bring — IMP: bring! — PTT: er brachte (conjugated like a regular verb!) ※ PTS: brächte (conjugated like a regular verb; instead of ‡brachte !) — gebracht haben</text:p>
          </table:table-cell>
          <table:table-cell table:number-columns-repeated="994"/>
        </table:table-row>
        <table:table-row table:style-name="ro1">
          <table:table-cell office:value-type="string">
            <text:p>denken</text:p>
          </table:table-cell>
          <table:table-cell office:value-type="string">
            <text:p><text:s/>"</text:p>
          </table:table-cell>
          <table:table-cell office:value-type="string">
            <text:p>to think</text:p>
          </table:table-cell>
          <table:table-cell office:value-type="string">
            <text:p>" </text:p>
          </table:table-cell>
          <table:table-cell office:value-type="string">
            <text:p>(related: compare think, thought, though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denk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denk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denk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denk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dachte (conjugated like a regular verb!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dächte (conjugated like a regular verb; instead of ‡dach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dacht haben</text:p>
          </table:table-cell>
          <table:table-cell table:style-name="ce32" table:formula="of:=CONCATENATE([.A36]; &quot;          (forms?)&quot;)" office:value-type="string" office:string-value="denken          (forms?)">
            <text:p>denken <text:s text:c="9"/>(forms?)</text:p>
          </table:table-cell>
          <table:table-cell table:style-name="ce9" table:formula="of:=CONCATENATE(&quot;(INF:) &quot;;[.A36];[.F36];[.G36];[.H36];[.I36];[.J36];[.K36];[.L36];[.M36];[.N36];[.O36];[.P36];[.Q36];[.R36];[.S36];[.T36];[.U36];[.V36];[.W36];[.X36];[.Y36];[.Z36];[.AB36])" office:value-type="string" office:string-value="(INF:) denken ※ PRS1: denk — er denkt ※ PRS2: denk — IMP: denk! — PTT: er dachte (conjugated like a regular verb!) ※ PTS: dächte (conjugated like a regular verb; instead of ‡dachte !) — gedacht haben">
            <text:p>(INF:) denken ※ PRS1: denk — er denkt ※ PRS2: denk — IMP: denk! — PTT: er dachte (conjugated like a regular verb!) ※ PTS: dächte (conjugated like a regular verb; instead of ‡dachte !) — gedacht haben</text:p>
          </table:table-cell>
          <table:table-cell table:number-columns-repeated="994"/>
        </table:table-row>
        <table:table-row table:style-name="ro1">
          <table:table-cell office:value-type="string">
            <text:p>empfehlen</text:p>
          </table:table-cell>
          <table:table-cell office:value-type="string">
            <text:p><text:s/>"</text:p>
          </table:table-cell>
          <table:table-cell office:value-type="string">
            <text:p>to recommend</text:p>
          </table:table-cell>
          <table:table-cell office:value-type="string">
            <text:p>" </text:p>
          </table:table-cell>
          <table:table-cell office:value-type="string">
            <text:p>(related to befehlen, but not to fehl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empfehl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empfieh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empfieh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empfiehl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empfahl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empfähl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empfohlen haben</text:p>
          </table:table-cell>
          <table:table-cell table:style-name="ce32" table:formula="of:=CONCATENATE([.A37]; &quot;          (forms?)&quot;)" office:value-type="string" office:string-value="empfehlen          (forms?)">
            <text:p>empfehlen <text:s text:c="9"/>(forms?)</text:p>
          </table:table-cell>
          <table:table-cell table:style-name="ce9" table:formula="of:=CONCATENATE(&quot;(INF:) &quot;;[.A37];[.F37];[.G37];[.H37];[.I37];[.J37];[.K37];[.L37];[.M37];[.N37];[.O37];[.P37];[.Q37];[.R37];[.S37];[.T37];[.U37];[.V37];[.W37];[.X37];[.Y37];[.Z37];[.AB37])" office:value-type="string" office:string-value="(INF:) empfehlen ※ PRS1: empfehl — er empfiehlt ※ PRS2: empfiehl — IMP: empfiehl! — PTT: er empfahl ※ PTS: empfähl — empfohlen haben">
            <text:p>(INF:) empfehlen ※ PRS1: empfehl — er empfiehlt ※ PRS2: empfiehl — IMP: empfiehl! — PTT: er empfahl ※ PTS: empfähl — empfohlen haben</text:p>
          </table:table-cell>
          <table:table-cell table:number-columns-repeated="994"/>
        </table:table-row>
        <table:table-row table:style-name="ro1">
          <table:table-cell office:value-type="string">
            <text:p>essen</text:p>
          </table:table-cell>
          <table:table-cell office:value-type="string">
            <text:p><text:s/>"</text:p>
          </table:table-cell>
          <table:table-cell office:value-type="string">
            <text:p>to eat</text:p>
          </table:table-cell>
          <table:table-cell office:value-type="string">
            <text:p>" </text:p>
          </table:table-cell>
          <table:table-cell office:value-type="string">
            <text:p>(related: compare eat, ate, eat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es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is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iss = du isst (istead of i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is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a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ä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essen haben</text:p>
          </table:table-cell>
          <table:table-cell table:style-name="ce32" table:formula="of:=CONCATENATE([.A38]; &quot;          (forms?)&quot;)" office:value-type="string" office:string-value="essen          (forms?)">
            <text:p>essen <text:s text:c="9"/>(forms?)</text:p>
          </table:table-cell>
          <table:table-cell table:style-name="ce9" table:formula="of:=CONCATENATE(&quot;(INF:) &quot;;[.A38];[.F38];[.G38];[.H38];[.I38];[.J38];[.K38];[.L38];[.M38];[.N38];[.O38];[.P38];[.Q38];[.R38];[.S38];[.T38];[.U38];[.V38];[.W38];[.X38];[.Y38];[.Z38];[.AB38])" office:value-type="string" office:string-value="(INF:) essen ※ PRS1: ess — er isst ※ PRS2: iss = du isst (istead of issst !) — IMP: iss! — PTT: er aß ※ PTS: äß — gegessen haben">
            <text:p>(INF:) essen ※ PRS1: ess — er isst ※ PRS2: iss = du isst (istead of issst !) — IMP: iss! — PTT: er aß ※ PTS: äß — gegessen haben</text:p>
          </table:table-cell>
          <table:table-cell table:number-columns-repeated="994"/>
        </table:table-row>
        <table:table-row table:style-name="ro1">
          <table:table-cell office:value-type="string">
            <text:p>fahren</text:p>
          </table:table-cell>
          <table:table-cell office:value-type="string">
            <text:p><text:s/>"</text:p>
          </table:table-cell>
          <table:table-cell office:value-type="string">
            <text:p>to drive</text:p>
          </table:table-cell>
          <table:table-cell office:value-type="string">
            <text:p>" </text:p>
          </table:table-cell>
          <table:table-cell office:value-type="string">
            <text:p>(related to fare in farewell „travel well!“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ahr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ähr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ähr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ahr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uhr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ühr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gefahren haben (transitive), gefahren sein (intransitive)</text:p>
          </table:table-cell>
          <table:table-cell table:style-name="ce32" table:formula="of:=CONCATENATE([.A39]; &quot;          (forms?)&quot;)" office:value-type="string" office:string-value="fahren          (forms?)">
            <text:p>fahren <text:s text:c="9"/>(forms?)</text:p>
          </table:table-cell>
          <table:table-cell table:style-name="ce9" table:formula="of:=CONCATENATE(&quot;(INF:) &quot;;[.A39];[.F39];[.G39];[.H39];[.I39];[.J39];[.K39];[.L39];[.M39];[.N39];[.O39];[.P39];[.Q39];[.R39];[.S39];[.T39];[.U39];[.V39];[.W39];[.X39];[.Y39];[.Z39];[.AB39])" office:value-type="string" office:string-value="(INF:) fahren ※ PRS1: fahr — er fährt ※ PRS2: fähr — IMP: fahr! — PTT: er fuhr ※ PTS: führ — gefahren haben (transitive), gefahren sein (intransitive)">
            <text:p>(INF:) fahren ※ PRS1: fahr — er fährt ※ PRS2: fähr — IMP: fahr! — PTT: er fuhr ※ PTS: führ — gefahren haben (transitive), gefahren sein (intransitive)</text:p>
          </table:table-cell>
          <table:table-cell table:number-columns-repeated="994"/>
        </table:table-row>
        <table:table-row table:style-name="ro1">
          <table:table-cell office:value-type="string">
            <text:p>fallen</text:p>
          </table:table-cell>
          <table:table-cell office:value-type="string">
            <text:p><text:s/>"</text:p>
          </table:table-cell>
          <table:table-cell office:value-type="string">
            <text:p>to fall</text:p>
          </table:table-cell>
          <table:table-cell office:value-type="string">
            <text:p>" </text:p>
          </table:table-cell>
          <table:table-cell office:value-type="string">
            <text:p>(related: compare fall, fell, fall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all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äl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äl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all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iel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iel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fallen sein</text:p>
          </table:table-cell>
          <table:table-cell table:style-name="ce32" table:formula="of:=CONCATENATE([.A40]; &quot;          (forms?)&quot;)" office:value-type="string" office:string-value="fallen          (forms?)">
            <text:p>fallen <text:s text:c="9"/>(forms?)</text:p>
          </table:table-cell>
          <table:table-cell table:style-name="ce9" table:formula="of:=CONCATENATE(&quot;(INF:) &quot;;[.A40];[.F40];[.G40];[.H40];[.I40];[.J40];[.K40];[.L40];[.M40];[.N40];[.O40];[.P40];[.Q40];[.R40];[.S40];[.T40];[.U40];[.V40];[.W40];[.X40];[.Y40];[.Z40];[.AB40])" office:value-type="string" office:string-value="(INF:) fallen ※ PRS1: fall — er fällt ※ PRS2: fäll — IMP: fall! — PTT: er fiel ※ PTS: fiel — gefallen sein">
            <text:p>(INF:) fallen ※ PRS1: fall — er fällt ※ PRS2: fäll — IMP: fall! — PTT: er fiel ※ PTS: fiel — gefallen sein</text:p>
          </table:table-cell>
          <table:table-cell table:number-columns-repeated="994"/>
        </table:table-row>
        <table:table-row table:style-name="ro1">
          <table:table-cell office:value-type="string">
            <text:p>fangen</text:p>
          </table:table-cell>
          <table:table-cell office:value-type="string">
            <text:p><text:s/>"</text:p>
          </table:table-cell>
          <table:table-cell office:value-type="string">
            <text:p>to catch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a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ä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ä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a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i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i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fangen haben</text:p>
          </table:table-cell>
          <table:table-cell table:style-name="ce32" table:formula="of:=CONCATENATE([.A41]; &quot;          (forms?)&quot;)" office:value-type="string" office:string-value="fangen          (forms?)">
            <text:p>fangen <text:s text:c="9"/>(forms?)</text:p>
          </table:table-cell>
          <table:table-cell table:style-name="ce9" table:formula="of:=CONCATENATE(&quot;(INF:) &quot;;[.A41];[.F41];[.G41];[.H41];[.I41];[.J41];[.K41];[.L41];[.M41];[.N41];[.O41];[.P41];[.Q41];[.R41];[.S41];[.T41];[.U41];[.V41];[.W41];[.X41];[.Y41];[.Z41];[.AB41])" office:value-type="string" office:string-value="(INF:) fangen ※ PRS1: fang — er fängt ※ PRS2: fäng — IMP: fang! — PTT: er fing ※ PTS: fing — gefangen haben">
            <text:p>(INF:) fangen ※ PRS1: fang — er fängt ※ PRS2: fäng — IMP: fang! — PTT: er fing ※ PTS: fing — gefangen haben</text:p>
          </table:table-cell>
          <table:table-cell table:number-columns-repeated="994"/>
        </table:table-row>
        <table:table-row table:style-name="ro1">
          <table:table-cell office:value-type="string">
            <text:p>finden</text:p>
          </table:table-cell>
          <table:table-cell office:value-type="string">
            <text:p><text:s/>"</text:p>
          </table:table-cell>
          <table:table-cell office:value-type="string">
            <text:p>to find</text:p>
          </table:table-cell>
          <table:table-cell office:value-type="string">
            <text:p>" </text:p>
          </table:table-cell>
          <table:table-cell office:value-type="string">
            <text:p>(related: compare find, found, foun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in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in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in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in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an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än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funden haben</text:p>
          </table:table-cell>
          <table:table-cell table:style-name="ce32" table:formula="of:=CONCATENATE([.A42]; &quot;          (forms?)&quot;)" office:value-type="string" office:string-value="finden          (forms?)">
            <text:p>finden <text:s text:c="9"/>(forms?)</text:p>
          </table:table-cell>
          <table:table-cell table:style-name="ce9" table:formula="of:=CONCATENATE(&quot;(INF:) &quot;;[.A42];[.F42];[.G42];[.H42];[.I42];[.J42];[.K42];[.L42];[.M42];[.N42];[.O42];[.P42];[.Q42];[.R42];[.S42];[.T42];[.U42];[.V42];[.W42];[.X42];[.Y42];[.Z42];[.AB42])" office:value-type="string" office:string-value="(INF:) finden ※ PRS1: find — er findet ※ PRS2: finde — IMP: find! — PTT: er fand ※ PTS: fänd — gefunden haben">
            <text:p>(INF:) finden ※ PRS1: find — er findet ※ PRS2: finde — IMP: find! — PTT: er fand ※ PTS: fänd — gefunden haben</text:p>
          </table:table-cell>
          <table:table-cell table:number-columns-repeated="994"/>
        </table:table-row>
        <table:table-row table:style-name="ro1">
          <table:table-cell office:value-type="string">
            <text:p>fliegen</text:p>
          </table:table-cell>
          <table:table-cell office:value-type="string">
            <text:p><text:s/>"</text:p>
          </table:table-cell>
          <table:table-cell office:value-type="string">
            <text:p>to fly</text:p>
          </table:table-cell>
          <table:table-cell office:value-type="string">
            <text:p>" </text:p>
          </table:table-cell>
          <table:table-cell office:value-type="string">
            <text:p>(related: compare fly, flew, flow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lie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lie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lie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lie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l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l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geflogen haben (transitive), geflogen sein (intransitive)</text:p>
          </table:table-cell>
          <table:table-cell table:style-name="ce32" table:formula="of:=CONCATENATE([.A43]; &quot;          (forms?)&quot;)" office:value-type="string" office:string-value="fliegen          (forms?)">
            <text:p>fliegen <text:s text:c="9"/>(forms?)</text:p>
          </table:table-cell>
          <table:table-cell table:style-name="ce9" table:formula="of:=CONCATENATE(&quot;(INF:) &quot;;[.A43];[.F43];[.G43];[.H43];[.I43];[.J43];[.K43];[.L43];[.M43];[.N43];[.O43];[.P43];[.Q43];[.R43];[.S43];[.T43];[.U43];[.V43];[.W43];[.X43];[.Y43];[.Z43];[.AB43])" office:value-type="string" office:string-value="(INF:) fliegen ※ PRS1: flieg — er fliegt ※ PRS2: flieg — IMP: flieg! — PTT: er flog ※ PTS: flög — geflogen haben (transitive), geflogen sein (intransitive)">
            <text:p>(INF:) fliegen ※ PRS1: flieg — er fliegt ※ PRS2: flieg — IMP: flieg! — PTT: er flog ※ PTS: flög — geflogen haben (transitive), geflogen sein (intransitive)</text:p>
          </table:table-cell>
          <table:table-cell table:number-columns-repeated="994"/>
        </table:table-row>
        <table:table-row table:style-name="ro1">
          <table:table-cell office:value-type="string">
            <text:p>fliehen</text:p>
          </table:table-cell>
          <table:table-cell office:value-type="string">
            <text:p><text:s/>"</text:p>
          </table:table-cell>
          <table:table-cell office:value-type="string">
            <text:p>to flee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li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li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li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li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lo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lö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flohen sein</text:p>
          </table:table-cell>
          <table:table-cell table:style-name="ce32" table:formula="of:=CONCATENATE([.A44]; &quot;          (forms?)&quot;)" office:value-type="string" office:string-value="fliehen          (forms?)">
            <text:p>fliehen <text:s text:c="9"/>(forms?)</text:p>
          </table:table-cell>
          <table:table-cell table:style-name="ce9" table:formula="of:=CONCATENATE(&quot;(INF:) &quot;;[.A44];[.F44];[.G44];[.H44];[.I44];[.J44];[.K44];[.L44];[.M44];[.N44];[.O44];[.P44];[.Q44];[.R44];[.S44];[.T44];[.U44];[.V44];[.W44];[.X44];[.Y44];[.Z44];[.AB44])" office:value-type="string" office:string-value="(INF:) fliehen ※ PRS1: flieh — er flieht ※ PRS2: flieh — IMP: flieh! — PTT: er floh ※ PTS: flöh — geflohen sein">
            <text:p>(INF:) fliehen ※ PRS1: flieh — er flieht ※ PRS2: flieh — IMP: flieh! — PTT: er floh ※ PTS: flöh — geflohen sein</text:p>
          </table:table-cell>
          <table:table-cell table:number-columns-repeated="994"/>
        </table:table-row>
        <table:table-row table:style-name="ro1">
          <table:table-cell office:value-type="string">
            <text:p>fließen</text:p>
          </table:table-cell>
          <table:table-cell office:value-type="string">
            <text:p><text:s/>"</text:p>
          </table:table-cell>
          <table:table-cell office:value-type="string">
            <text:p>to flow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lie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lie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fließ =&gt; du fließt (instead of ‡flie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lie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lo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lö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flossen sein</text:p>
          </table:table-cell>
          <table:table-cell table:style-name="ce32" table:formula="of:=CONCATENATE([.A45]; &quot;          (forms?)&quot;)" office:value-type="string" office:string-value="fließen          (forms?)">
            <text:p>fließen <text:s text:c="9"/>(forms?)</text:p>
          </table:table-cell>
          <table:table-cell table:style-name="ce9" table:formula="of:=CONCATENATE(&quot;(INF:) &quot;;[.A45];[.F45];[.G45];[.H45];[.I45];[.J45];[.K45];[.L45];[.M45];[.N45];[.O45];[.P45];[.Q45];[.R45];[.S45];[.T45];[.U45];[.V45];[.W45];[.X45];[.Y45];[.Z45];[.AB45])" office:value-type="string" office:string-value="(INF:) fließen ※ PRS1: fließ — er fließt ※ PRS2: fließ =&gt; du fließt (instead of ‡fließst !) — IMP: fließ! — PTT: er floss ※ PTS: flöss — geflossen sein">
            <text:p>(INF:) fließen ※ PRS1: fließ — er fließt ※ PRS2: fließ =&gt; du fließt (instead of ‡fließst !) — IMP: fließ! — PTT: er floss ※ PTS: flöss — geflossen sein</text:p>
          </table:table-cell>
          <table:table-cell table:number-columns-repeated="994"/>
        </table:table-row>
        <table:table-row table:style-name="ro1">
          <table:table-cell office:value-type="string">
            <text:p>fressen</text:p>
          </table:table-cell>
          <table:table-cell office:value-type="string">
            <text:p><text:s/>"</text:p>
          </table:table-cell>
          <table:table-cell office:value-type="string">
            <text:p>(of animals:) to eat, (of humans:) to eat like a pig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res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ris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friss =&gt; du frisst (instead of ‡fri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ris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ra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rä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fressen haben</text:p>
          </table:table-cell>
          <table:table-cell table:style-name="ce32" table:formula="of:=CONCATENATE([.A46]; &quot;          (forms?)&quot;)" office:value-type="string" office:string-value="fressen          (forms?)">
            <text:p>fressen <text:s text:c="9"/>(forms?)</text:p>
          </table:table-cell>
          <table:table-cell table:style-name="ce9" table:formula="of:=CONCATENATE(&quot;(INF:) &quot;;[.A46];[.F46];[.G46];[.H46];[.I46];[.J46];[.K46];[.L46];[.M46];[.N46];[.O46];[.P46];[.Q46];[.R46];[.S46];[.T46];[.U46];[.V46];[.W46];[.X46];[.Y46];[.Z46];[.AB46])" office:value-type="string" office:string-value="(INF:) fressen ※ PRS1: fress — er frisst ※ PRS2: friss =&gt; du frisst (instead of ‡frissst !) — IMP: friss! — PTT: er fraß ※ PTS: fräß — gefressen haben">
            <text:p>(INF:) fressen ※ PRS1: fress — er frisst ※ PRS2: friss =&gt; du frisst (instead of ‡frissst !) — IMP: friss! — PTT: er fraß ※ PTS: fräß — gefressen haben</text:p>
          </table:table-cell>
          <table:table-cell table:number-columns-repeated="994"/>
        </table:table-row>
        <table:table-row table:style-name="ro1">
          <table:table-cell office:value-type="string">
            <text:p>frieren</text:p>
          </table:table-cell>
          <table:table-cell office:value-type="string">
            <text:p><text:s/>"</text:p>
          </table:table-cell>
          <table:table-cell office:value-type="string">
            <text:p>to feel cold</text:p>
          </table:table-cell>
          <table:table-cell office:value-type="string">
            <text:p>" </text:p>
          </table:table-cell>
          <table:table-cell office:value-type="string">
            <text:p>(related to freeze: compare freeze, froze, froz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frier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frier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frier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frier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fror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frör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froren haben</text:p>
          </table:table-cell>
          <table:table-cell table:style-name="ce32" table:formula="of:=CONCATENATE([.A47]; &quot;          (forms?)&quot;)" office:value-type="string" office:string-value="frieren          (forms?)">
            <text:p>frieren <text:s text:c="9"/>(forms?)</text:p>
          </table:table-cell>
          <table:table-cell table:style-name="ce9" table:formula="of:=CONCATENATE(&quot;(INF:) &quot;;[.A47];[.F47];[.G47];[.H47];[.I47];[.J47];[.K47];[.L47];[.M47];[.N47];[.O47];[.P47];[.Q47];[.R47];[.S47];[.T47];[.U47];[.V47];[.W47];[.X47];[.Y47];[.Z47];[.AB47])" office:value-type="string" office:string-value="(INF:) frieren ※ PRS1: frier — er friert ※ PRS2: frier — IMP: frier! — PTT: er fror ※ PTS: frör — gefroren haben">
            <text:p>(INF:) frieren ※ PRS1: frier — er friert ※ PRS2: frier — IMP: frier! — PTT: er fror ※ PTS: frör — gefroren haben</text:p>
          </table:table-cell>
          <table:table-cell table:number-columns-repeated="994"/>
        </table:table-row>
        <table:table-row table:style-name="ro1">
          <table:table-cell office:value-type="string">
            <text:p>geben</text:p>
          </table:table-cell>
          <table:table-cell office:value-type="string">
            <text:p><text:s/>"</text:p>
          </table:table-cell>
          <table:table-cell office:value-type="string">
            <text:p>to give; (impersonal:) to exist</text:p>
          </table:table-cell>
          <table:table-cell office:value-type="string">
            <text:p>" </text:p>
          </table:table-cell>
          <table:table-cell office:value-type="string">
            <text:p>(related to give: compare give, gave, giv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i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i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i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a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ä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eben haben</text:p>
          </table:table-cell>
          <table:table-cell table:style-name="ce32" table:formula="of:=CONCATENATE([.A48]; &quot;          (forms?)&quot;)" office:value-type="string" office:string-value="geben          (forms?)">
            <text:p>geben <text:s text:c="9"/>(forms?)</text:p>
          </table:table-cell>
          <table:table-cell table:style-name="ce9" table:formula="of:=CONCATENATE(&quot;(INF:) &quot;;[.A48];[.F48];[.G48];[.H48];[.I48];[.J48];[.K48];[.L48];[.M48];[.N48];[.O48];[.P48];[.Q48];[.R48];[.S48];[.T48];[.U48];[.V48];[.W48];[.X48];[.Y48];[.Z48];[.AB48])" office:value-type="string" office:string-value="(INF:) geben ※ PRS1: geb — er gibt ※ PRS2: gib — IMP: gib! — PTT: er gab ※ PTS: gäb — gegeben haben">
            <text:p>(INF:) geben ※ PRS1: geb — er gibt ※ PRS2: gib — IMP: gib! — PTT: er gab ※ PTS: gäb — gegeben haben</text:p>
          </table:table-cell>
          <table:table-cell table:number-columns-repeated="994"/>
        </table:table-row>
        <table:table-row table:style-name="ro1">
          <table:table-cell office:value-type="string">
            <text:p>gedeihen</text:p>
          </table:table-cell>
          <table:table-cell office:value-type="string">
            <text:p><text:s/>"</text:p>
          </table:table-cell>
          <table:table-cell office:value-type="string">
            <text:p>to thriv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dei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dei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edei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dei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die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die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diehen sein</text:p>
          </table:table-cell>
          <table:table-cell table:style-name="ce32" table:formula="of:=CONCATENATE([.A49]; &quot;          (forms?)&quot;)" office:value-type="string" office:string-value="gedeihen          (forms?)">
            <text:p>gedeihen <text:s text:c="9"/>(forms?)</text:p>
          </table:table-cell>
          <table:table-cell table:style-name="ce9" table:formula="of:=CONCATENATE(&quot;(INF:) &quot;;[.A49];[.F49];[.G49];[.H49];[.I49];[.J49];[.K49];[.L49];[.M49];[.N49];[.O49];[.P49];[.Q49];[.R49];[.S49];[.T49];[.U49];[.V49];[.W49];[.X49];[.Y49];[.Z49];[.AB49])" office:value-type="string" office:string-value="(INF:) gedeihen ※ PRS1: gedeih — er gedeiht ※ PRS2: gedeih — IMP: gedeih! — PTT: er gedieh ※ PTS: gedieh — gediehen sein">
            <text:p>(INF:) gedeihen ※ PRS1: gedeih — er gedeiht ※ PRS2: gedeih — IMP: gedeih! — PTT: er gedieh ※ PTS: gedieh — gediehen sein</text:p>
          </table:table-cell>
          <table:table-cell table:number-columns-repeated="994"/>
        </table:table-row>
        <table:table-row table:style-name="ro1">
          <table:table-cell office:value-type="string">
            <text:p>gehen</text:p>
          </table:table-cell>
          <table:table-cell office:value-type="string">
            <text:p><text:s/>"</text:p>
          </table:table-cell>
          <table:table-cell office:value-type="string">
            <text:p>to walk; to leave; to be possible; to work/function</text:p>
          </table:table-cell>
          <table:table-cell office:value-type="string">
            <text:p>" </text:p>
          </table:table-cell>
          <table:table-cell office:value-type="string">
            <text:p>(related to go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i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i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angen sein</text:p>
          </table:table-cell>
          <table:table-cell table:style-name="ce32" table:formula="of:=CONCATENATE([.A50]; &quot;          (forms?)&quot;)" office:value-type="string" office:string-value="gehen          (forms?)">
            <text:p>gehen <text:s text:c="9"/>(forms?)</text:p>
          </table:table-cell>
          <table:table-cell table:style-name="ce9" table:formula="of:=CONCATENATE(&quot;(INF:) &quot;;[.A50];[.F50];[.G50];[.H50];[.I50];[.J50];[.K50];[.L50];[.M50];[.N50];[.O50];[.P50];[.Q50];[.R50];[.S50];[.T50];[.U50];[.V50];[.W50];[.X50];[.Y50];[.Z50];[.AB50])" office:value-type="string" office:string-value="(INF:) gehen ※ PRS1: geh — er geht ※ PRS2: geh — IMP: geh! — PTT: er ging ※ PTS: ging — gegangen sein">
            <text:p>(INF:) gehen ※ PRS1: geh — er geht ※ PRS2: geh — IMP: geh! — PTT: er ging ※ PTS: ging — gegangen sein</text:p>
          </table:table-cell>
          <table:table-cell table:number-columns-repeated="994"/>
        </table:table-row>
        <table:table-row table:style-name="ro1">
          <table:table-cell office:value-type="string">
            <text:p>gelingen</text:p>
          </table:table-cell>
          <table:table-cell office:value-type="string">
            <text:p><text:s/>"</text:p>
          </table:table-cell>
          <table:table-cell office:value-type="string">
            <text:p>(impersonal:) to turn out well, to work ou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l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l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el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l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l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l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ungen sein</text:p>
          </table:table-cell>
          <table:table-cell table:style-name="ce32" table:formula="of:=CONCATENATE([.A51]; &quot;          (forms?)&quot;)" office:value-type="string" office:string-value="gelingen          (forms?)">
            <text:p>gelingen <text:s text:c="9"/>(forms?)</text:p>
          </table:table-cell>
          <table:table-cell table:style-name="ce9" table:formula="of:=CONCATENATE(&quot;(INF:) &quot;;[.A51];[.F51];[.G51];[.H51];[.I51];[.J51];[.K51];[.L51];[.M51];[.N51];[.O51];[.P51];[.Q51];[.R51];[.S51];[.T51];[.U51];[.V51];[.W51];[.X51];[.Y51];[.Z51];[.AB51])" office:value-type="string" office:string-value="(INF:) gelingen ※ PRS1: geling — er gelingt ※ PRS2: geling — IMP: geling! — PTT: er gelang ※ PTS: geläng — gelungen sein">
            <text:p>(INF:) gelingen ※ PRS1: geling — er gelingt ※ PRS2: geling — IMP: geling! — PTT: er gelang ※ PTS: geläng — gelungen sein</text:p>
          </table:table-cell>
          <table:table-cell table:number-columns-repeated="994"/>
        </table:table-row>
        <table:table-row table:style-name="ro1">
          <table:table-cell office:value-type="string">
            <text:p>gelten</text:p>
          </table:table-cell>
          <table:table-cell office:value-type="string">
            <text:p><text:s/>"</text:p>
          </table:table-cell>
          <table:table-cell office:value-type="string">
            <text:p>to be valid/effective/worth/necessary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l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i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gilt (instead of ‡gil !) 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il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al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äl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olten haben</text:p>
          </table:table-cell>
          <table:table-cell table:style-name="ce32" table:formula="of:=CONCATENATE([.A52]; &quot;          (forms?)&quot;)" office:value-type="string" office:string-value="gelten          (forms?)">
            <text:p>gelten <text:s text:c="9"/>(forms?)</text:p>
          </table:table-cell>
          <table:table-cell table:style-name="ce9" table:formula="of:=CONCATENATE(&quot;(INF:) &quot;;[.A52];[.F52];[.G52];[.H52];[.I52];[.J52];[.K52];[.L52];[.M52];[.N52];[.O52];[.P52];[.Q52];[.R52];[.S52];[.T52];[.U52];[.V52];[.W52];[.X52];[.Y52];[.Z52];[.AB52])" office:value-type="string" office:string-value="(INF:) gelten ※ PRS1: gelt — er gilt ※ PRS2: gilt (instead of ‡gil !)  — IMP: gilt! — PTT: er galt ※ PTS: gält — gegolten haben">
            <text:p>(INF:) gelten ※ PRS1: gelt — er gilt ※ PRS2: gilt (instead of ‡gil !) <text:s/>— IMP: gilt! — PTT: er galt ※ PTS: gält — gegolt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genießen</text:p>
          </table:table-cell>
          <table:table-cell office:value-type="string">
            <text:p><text:s/>"</text:p>
          </table:table-cell>
          <table:table-cell office:value-type="string">
            <text:p>to enjoy (consciously)</text:p>
          </table:table-cell>
          <table:table-cell office:value-type="string">
            <text:p>" 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nie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nie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genieß =&gt; du genießt (instead of ‡genie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nie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no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nö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nossen haben</text:p>
          </table:table-cell>
          <table:table-cell table:style-name="ce32" table:formula="of:=CONCATENATE([.A53]; &quot;          (forms?)&quot;)" office:value-type="string" office:string-value="genießen          (forms?)">
            <text:p>genießen <text:s text:c="9"/>(forms?)</text:p>
          </table:table-cell>
          <table:table-cell table:style-name="ce9" table:formula="of:=CONCATENATE(&quot;(INF:) &quot;;[.A53];[.F53];[.G53];[.H53];[.I53];[.J53];[.K53];[.L53];[.M53];[.N53];[.O53];[.P53];[.Q53];[.R53];[.S53];[.T53];[.U53];[.V53];[.W53];[.X53];[.Y53];[.Z53];[.AB53])" office:value-type="string" office:string-value="(INF:) genießen ※ PRS1: genieß — er genießt ※ PRS2: genieß =&gt; du genießt (instead of ‡genießst !) — IMP: genieß! — PTT: er genoss ※ PTS: genöss — genossen haben">
            <text:p>(INF:) genießen ※ PRS1: genieß — er genießt ※ PRS2: genieß =&gt; du genießt (instead of ‡genießst !) — IMP: genieß! — PTT: er genoss ※ PTS: genöss — genossen haben</text:p>
          </table:table-cell>
          <table:table-cell table:number-columns-repeated="994"/>
        </table:table-row>
        <table:table-row table:style-name="ro1">
          <table:table-cell office:value-type="string">
            <text:p>geraten</text:p>
          </table:table-cell>
          <table:table-cell office:value-type="string">
            <text:p><text:s/>"</text:p>
          </table:table-cell>
          <table:table-cell office:value-type="string">
            <text:p>to turn out, to come across, to get into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ra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rä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gerät (instead of ‡gerä !) 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ra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rie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rie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raten sein</text:p>
          </table:table-cell>
          <table:table-cell table:style-name="ce32" table:formula="of:=CONCATENATE([.A54]; &quot;          (forms?)&quot;)" office:value-type="string" office:string-value="geraten          (forms?)">
            <text:p>geraten <text:s text:c="9"/>(forms?)</text:p>
          </table:table-cell>
          <table:table-cell table:style-name="ce9" table:formula="of:=CONCATENATE(&quot;(INF:) &quot;;[.A54];[.F54];[.G54];[.H54];[.I54];[.J54];[.K54];[.L54];[.M54];[.N54];[.O54];[.P54];[.Q54];[.R54];[.S54];[.T54];[.U54];[.V54];[.W54];[.X54];[.Y54];[.Z54];[.AB54])" office:value-type="string" office:string-value="(INF:) geraten ※ PRS1: gerat — er gerät ※ PRS2: gerät (instead of ‡gerä !)  — IMP: gerat! — PTT: er geriet ※ PTS: geriet — geraten sein">
            <text:p>(INF:) geraten ※ PRS1: gerat — er gerät ※ PRS2: gerät (instead of ‡gerä !) <text:s/>— IMP: gerat! — PTT: er geriet ※ PTS: geriet — geraten sein</text:p>
          </table:table-cell>
          <table:table-cell table:number-columns-repeated="994"/>
        </table:table-row>
        <table:table-row table:style-name="ro1">
          <table:table-cell office:value-type="string">
            <text:p>geschehen</text:p>
          </table:table-cell>
          <table:table-cell office:value-type="string">
            <text:p><text:s/>"</text:p>
          </table:table-cell>
          <table:table-cell office:value-type="string">
            <text:p>to happen; to serve someone righ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sch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schi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eschi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schi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scha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schä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ehen sein</text:p>
          </table:table-cell>
          <table:table-cell table:style-name="ce32" table:formula="of:=CONCATENATE([.A55]; &quot;          (forms?)&quot;)" office:value-type="string" office:string-value="geschehen          (forms?)">
            <text:p>geschehen <text:s text:c="9"/>(forms?)</text:p>
          </table:table-cell>
          <table:table-cell table:style-name="ce9" table:formula="of:=CONCATENATE(&quot;(INF:) &quot;;[.A55];[.F55];[.G55];[.H55];[.I55];[.J55];[.K55];[.L55];[.M55];[.N55];[.O55];[.P55];[.Q55];[.R55];[.S55];[.T55];[.U55];[.V55];[.W55];[.X55];[.Y55];[.Z55];[.AB55])" office:value-type="string" office:string-value="(INF:) geschehen ※ PRS1: gescheh — er geschieht ※ PRS2: geschieh — IMP: geschieh! — PTT: er geschah ※ PTS: geschäh — geschehen sein">
            <text:p>(INF:) geschehen ※ PRS1: gescheh — er geschieht ※ PRS2: geschieh — IMP: geschieh! — PTT: er geschah ※ PTS: geschäh — geschehen sein</text:p>
          </table:table-cell>
          <table:table-cell table:number-columns-repeated="994"/>
        </table:table-row>
        <table:table-row table:style-name="ro1">
          <table:table-cell office:value-type="string">
            <text:p>gewinnen</text:p>
          </table:table-cell>
          <table:table-cell office:value-type="string">
            <text:p><text:s/>"</text:p>
          </table:table-cell>
          <table:table-cell office:value-type="string">
            <text:p>to win</text:p>
          </table:table-cell>
          <table:table-cell office:value-type="string">
            <text:p>" </text:p>
          </table:table-cell>
          <table:table-cell office:value-type="string">
            <text:p>(related: compare win, won, wo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ewi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ewi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ewi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ewi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ewann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ewänn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onnen haben</text:p>
          </table:table-cell>
          <table:table-cell table:style-name="ce32" table:formula="of:=CONCATENATE([.A56]; &quot;          (forms?)&quot;)" office:value-type="string" office:string-value="gewinnen          (forms?)">
            <text:p>gewinnen <text:s text:c="9"/>(forms?)</text:p>
          </table:table-cell>
          <table:table-cell table:style-name="ce9" table:formula="of:=CONCATENATE(&quot;(INF:) &quot;;[.A56];[.F56];[.G56];[.H56];[.I56];[.J56];[.K56];[.L56];[.M56];[.N56];[.O56];[.P56];[.Q56];[.R56];[.S56];[.T56];[.U56];[.V56];[.W56];[.X56];[.Y56];[.Z56];[.AB56])" office:value-type="string" office:string-value="(INF:) gewinnen ※ PRS1: gewinn — er gewinnt ※ PRS2: gewinn — IMP: gewinn! — PTT: er gewann ※ PTS: gewänn — gewonnen haben">
            <text:p>(INF:) gewinnen ※ PRS1: gewinn — er gewinnt ※ PRS2: gewinn — IMP: gewinn! — PTT: er gewann ※ PTS: gewänn — gewonn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gießen</text:p>
          </table:table-cell>
          <table:table-cell office:value-type="string">
            <text:p><text:s/>"</text:p>
          </table:table-cell>
          <table:table-cell office:value-type="string">
            <text:p>to pour; to water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ie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ie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gieß =&gt; du gießt (instead of ‡gie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ie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o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ö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ossen haben</text:p>
          </table:table-cell>
          <table:table-cell table:style-name="ce32" table:formula="of:=CONCATENATE([.A57]; &quot;          (forms?)&quot;)" office:value-type="string" office:string-value="gießen          (forms?)">
            <text:p>gießen <text:s text:c="9"/>(forms?)</text:p>
          </table:table-cell>
          <table:table-cell table:style-name="ce9" table:formula="of:=CONCATENATE(&quot;(INF:) &quot;;[.A57];[.F57];[.G57];[.H57];[.I57];[.J57];[.K57];[.L57];[.M57];[.N57];[.O57];[.P57];[.Q57];[.R57];[.S57];[.T57];[.U57];[.V57];[.W57];[.X57];[.Y57];[.Z57];[.AB57])" office:value-type="string" office:string-value="(INF:) gießen ※ PRS1: gieß — er gießt ※ PRS2: gieß =&gt; du gießt (instead of ‡gießst !) — IMP: gieß! — PTT: er goss ※ PTS: göss — gegossen haben">
            <text:p>(INF:) gießen ※ PRS1: gieß — er gießt ※ PRS2: gieß =&gt; du gießt (instead of ‡gießst !) — IMP: gieß! — PTT: er goss ※ PTS: göss — gegossen haben</text:p>
          </table:table-cell>
          <table:table-cell table:number-columns-repeated="994"/>
        </table:table-row>
        <table:table-row table:style-name="ro1">
          <table:table-cell office:value-type="string">
            <text:p>gleichen</text:p>
          </table:table-cell>
          <table:table-cell office:value-type="string">
            <text:p><text:s/>"</text:p>
          </table:table-cell>
          <table:table-cell office:value-type="string">
            <text:p>to be like/equal, to resemble</text:p>
          </table:table-cell>
          <table:table-cell office:value-type="string">
            <text:p>" </text:p>
          </table:table-cell>
          <table:table-cell office:value-type="string">
            <text:p>(related to lik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lei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lei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lei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lei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li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li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lichen haben</text:p>
          </table:table-cell>
          <table:table-cell table:style-name="ce32" table:formula="of:=CONCATENATE([.A58]; &quot;          (forms?)&quot;)" office:value-type="string" office:string-value="gleichen          (forms?)">
            <text:p>gleichen <text:s text:c="9"/>(forms?)</text:p>
          </table:table-cell>
          <table:table-cell table:style-name="ce9" table:formula="of:=CONCATENATE(&quot;(INF:) &quot;;[.A58];[.F58];[.G58];[.H58];[.I58];[.J58];[.K58];[.L58];[.M58];[.N58];[.O58];[.P58];[.Q58];[.R58];[.S58];[.T58];[.U58];[.V58];[.W58];[.X58];[.Y58];[.Z58];[.AB58])" office:value-type="string" office:string-value="(INF:) gleichen ※ PRS1: gleich — er gleicht ※ PRS2: gleich — IMP: gleich! — PTT: er glich ※ PTS: glich — geglichen haben">
            <text:p>(INF:) gleichen ※ PRS1: gleich — er gleicht ※ PRS2: gleich — IMP: gleich! — PTT: er glich ※ PTS: glich — geglichen haben</text:p>
          </table:table-cell>
          <table:table-cell table:number-columns-repeated="994"/>
        </table:table-row>
        <table:table-row table:style-name="ro1">
          <table:table-cell office:value-type="string">
            <text:p>gleiten</text:p>
          </table:table-cell>
          <table:table-cell office:value-type="string">
            <text:p><text:s/>"</text:p>
          </table:table-cell>
          <table:table-cell office:value-type="string">
            <text:p>to glide; to slide</text:p>
          </table:table-cell>
          <table:table-cell office:value-type="string">
            <text:p>" </text:p>
          </table:table-cell>
          <table:table-cell office:value-type="string">
            <text:p>(related to glide: compare glide, glid, glidd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lei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leit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leit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lei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lit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lit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litten sein</text:p>
          </table:table-cell>
          <table:table-cell table:style-name="ce32" table:formula="of:=CONCATENATE([.A59]; &quot;          (forms?)&quot;)" office:value-type="string" office:string-value="gleiten          (forms?)">
            <text:p>gleiten <text:s text:c="9"/>(forms?)</text:p>
          </table:table-cell>
          <table:table-cell table:style-name="ce9" table:formula="of:=CONCATENATE(&quot;(INF:) &quot;;[.A59];[.F59];[.G59];[.H59];[.I59];[.J59];[.K59];[.L59];[.M59];[.N59];[.O59];[.P59];[.Q59];[.R59];[.S59];[.T59];[.U59];[.V59];[.W59];[.X59];[.Y59];[.Z59];[.AB59])" office:value-type="string" office:string-value="(INF:) gleiten ※ PRS1: gleit — er gleitet ※ PRS2: gleite — IMP: gleit! — PTT: er glitt ※ PTS: glitt — geglitten sein">
            <text:p>(INF:) gleiten ※ PRS1: gleit — er gleitet ※ PRS2: gleite — IMP: gleit! — PTT: er glitt ※ PTS: glitt — geglitten sein</text:p>
          </table:table-cell>
          <table:table-cell table:number-columns-repeated="994"/>
        </table:table-row>
        <table:table-row table:style-name="ro1">
          <table:table-cell office:value-type="string">
            <text:p>graben</text:p>
          </table:table-cell>
          <table:table-cell office:value-type="string">
            <text:p><text:s/>"</text:p>
          </table:table-cell>
          <table:table-cell office:value-type="string">
            <text:p>to dig</text:p>
          </table:table-cell>
          <table:table-cell office:value-type="string">
            <text:p>" </text:p>
          </table:table-cell>
          <table:table-cell office:value-type="string">
            <text:p>(related to grave (noun)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ra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rä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rä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ra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ru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rü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raben haben</text:p>
          </table:table-cell>
          <table:table-cell table:style-name="ce32" table:formula="of:=CONCATENATE([.A60]; &quot;          (forms?)&quot;)" office:value-type="string" office:string-value="graben          (forms?)">
            <text:p>graben <text:s text:c="9"/>(forms?)</text:p>
          </table:table-cell>
          <table:table-cell table:style-name="ce9" table:formula="of:=CONCATENATE(&quot;(INF:) &quot;;[.A60];[.F60];[.G60];[.H60];[.I60];[.J60];[.K60];[.L60];[.M60];[.N60];[.O60];[.P60];[.Q60];[.R60];[.S60];[.T60];[.U60];[.V60];[.W60];[.X60];[.Y60];[.Z60];[.AB60])" office:value-type="string" office:string-value="(INF:) graben ※ PRS1: grab — er gräbt ※ PRS2: gräb — IMP: grab! — PTT: er grub ※ PTS: grüb — gegraben haben">
            <text:p>(INF:) graben ※ PRS1: grab — er gräbt ※ PRS2: gräb — IMP: grab! — PTT: er grub ※ PTS: grüb — gegraben haben</text:p>
          </table:table-cell>
          <table:table-cell table:number-columns-repeated="994"/>
        </table:table-row>
        <table:table-row table:style-name="ro1">
          <table:table-cell office:value-type="string">
            <text:p>greifen</text:p>
          </table:table-cell>
          <table:table-cell office:value-type="string">
            <text:p><text:s/>"</text:p>
          </table:table-cell>
          <table:table-cell office:value-type="string">
            <text:p>to grab; to grip</text:p>
          </table:table-cell>
          <table:table-cell office:value-type="string">
            <text:p>" </text:p>
          </table:table-cell>
          <table:table-cell office:value-type="string">
            <text:p>(related to grip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grei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grei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grei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grei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grif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grif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griffen haben</text:p>
          </table:table-cell>
          <table:table-cell table:style-name="ce32" table:formula="of:=CONCATENATE([.A61]; &quot;          (forms?)&quot;)" office:value-type="string" office:string-value="greifen          (forms?)">
            <text:p>greifen <text:s text:c="9"/>(forms?)</text:p>
          </table:table-cell>
          <table:table-cell table:style-name="ce9" table:formula="of:=CONCATENATE(&quot;(INF:) &quot;;[.A61];[.F61];[.G61];[.H61];[.I61];[.J61];[.K61];[.L61];[.M61];[.N61];[.O61];[.P61];[.Q61];[.R61];[.S61];[.T61];[.U61];[.V61];[.W61];[.X61];[.Y61];[.Z61];[.AB61])" office:value-type="string" office:string-value="(INF:) greifen ※ PRS1: greif — er greift ※ PRS2: greif — IMP: greif! — PTT: er griff ※ PTS: griff — gegriffen haben">
            <text:p>(INF:) greifen ※ PRS1: greif — er greift ※ PRS2: greif — IMP: greif! — PTT: er griff ※ PTS: griff — gegriffen haben</text:p>
          </table:table-cell>
          <table:table-cell table:number-columns-repeated="994"/>
        </table:table-row>
        <table:table-row table:style-name="ro1">
          <table:table-cell office:value-type="string">
            <text:p>haben</text:p>
          </table:table-cell>
          <table:table-cell office:value-type="string">
            <text:p><text:s/>"</text:p>
          </table:table-cell>
          <table:table-cell office:value-type="string">
            <text:p>to have; (with zu:) to have to</text:p>
          </table:table-cell>
          <table:table-cell office:value-type="string">
            <text:p>" </text:p>
          </table:table-cell>
          <table:table-cell office:value-type="string">
            <text:p>(related: compare have, had, ha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a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a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ha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a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hatte (conjugated like a regular verb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hätte (conjugated like a regular verb; instead of ‡hat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habt haben</text:p>
          </table:table-cell>
          <table:table-cell table:style-name="ce32" table:formula="of:=CONCATENATE([.A62]; &quot;          (forms?)&quot;)" office:value-type="string" office:string-value="haben          (forms?)">
            <text:p>haben <text:s text:c="9"/>(forms?)</text:p>
          </table:table-cell>
          <table:table-cell table:style-name="ce9" table:formula="of:=CONCATENATE(&quot;(INF:) &quot;;[.A62];[.F62];[.G62];[.H62];[.I62];[.J62];[.K62];[.L62];[.M62];[.N62];[.O62];[.P62];[.Q62];[.R62];[.S62];[.T62];[.U62];[.V62];[.W62];[.X62];[.Y62];[.Z62];[.AB62])" office:value-type="string" office:string-value="(INF:) haben ※ PRS1: hab — er hat ※ PRS2: ha — IMP: hab! — PTT: er hatte (conjugated like a regular verb) ※ PTS: hätte (conjugated like a regular verb; instead of ‡hatte !) — gehabt haben">
            <text:p>(INF:) haben ※ PRS1: hab — er hat ※ PRS2: ha — IMP: hab! — PTT: er hatte (conjugated like a regular verb) ※ PTS: hätte (conjugated like a regular verb; instead of ‡hatte !) — gehabt haben</text:p>
          </table:table-cell>
          <table:table-cell table:number-columns-repeated="994"/>
        </table:table-row>
        <table:table-row table:style-name="ro1">
          <table:table-cell office:value-type="string">
            <text:p>halten</text:p>
          </table:table-cell>
          <table:table-cell office:value-type="string">
            <text:p><text:s/>"</text:p>
          </table:table-cell>
          <table:table-cell office:value-type="string">
            <text:p>to hold; to stop; to keep; … (!)</text:p>
          </table:table-cell>
          <table:table-cell office:value-type="string">
            <text:p>" </text:p>
          </table:table-cell>
          <table:table-cell office:value-type="string">
            <text:p>(related to hold: compare hold, held, hel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al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ä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hält (instead of ‡häl !) 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al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hiel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hiel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halten haben</text:p>
          </table:table-cell>
          <table:table-cell table:style-name="ce32" table:formula="of:=CONCATENATE([.A63]; &quot;          (forms?)&quot;)" office:value-type="string" office:string-value="halten          (forms?)">
            <text:p>halten <text:s text:c="9"/>(forms?)</text:p>
          </table:table-cell>
          <table:table-cell table:style-name="ce9" table:formula="of:=CONCATENATE(&quot;(INF:) &quot;;[.A63];[.F63];[.G63];[.H63];[.I63];[.J63];[.K63];[.L63];[.M63];[.N63];[.O63];[.P63];[.Q63];[.R63];[.S63];[.T63];[.U63];[.V63];[.W63];[.X63];[.Y63];[.Z63];[.AB63])" office:value-type="string" office:string-value="(INF:) halten ※ PRS1: halt — er hält ※ PRS2: hält (instead of ‡häl !)  — IMP: halt! — PTT: er hielt ※ PTS: hielt — gehalten haben">
            <text:p>(INF:) halten ※ PRS1: halt — er hält ※ PRS2: hält (instead of ‡häl !) <text:s/>— IMP: halt! — PTT: er hielt ※ PTS: hielt — gehalten haben</text:p>
          </table:table-cell>
          <table:table-cell table:number-columns-repeated="994"/>
        </table:table-row>
        <table:table-row table:style-name="ro1">
          <table:table-cell office:value-type="string">
            <text:p>hängen</text:p>
          </table:table-cell>
          <table:table-cell office:value-type="string">
            <text:p><text:s/>"</text:p>
          </table:table-cell>
          <table:table-cell office:value-type="string">
            <text:p>(both intransitive:) to hang; to cling </text:p>
          </table:table-cell>
          <table:table-cell office:value-type="string">
            <text:p>" </text:p>
          </table:table-cell>
          <table:table-cell office:value-type="string">
            <text:p>(related to hang: compare hang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ä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ä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hä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ä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hi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hi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hangen haben</text:p>
          </table:table-cell>
          <table:table-cell table:style-name="ce32" table:formula="of:=CONCATENATE([.A64]; &quot;          (forms?)&quot;)" office:value-type="string" office:string-value="hängen          (forms?)">
            <text:p>hängen <text:s text:c="9"/>(forms?)</text:p>
          </table:table-cell>
          <table:table-cell table:style-name="ce9" table:formula="of:=CONCATENATE(&quot;(INF:) &quot;;[.A64];[.F64];[.G64];[.H64];[.I64];[.J64];[.K64];[.L64];[.M64];[.N64];[.O64];[.P64];[.Q64];[.R64];[.S64];[.T64];[.U64];[.V64];[.W64];[.X64];[.Y64];[.Z64];[.AB64])" office:value-type="string" office:string-value="(INF:) hängen ※ PRS1: häng — er hängt ※ PRS2: häng — IMP: häng! — PTT: er hing ※ PTS: hing — gehangen haben">
            <text:p>(INF:) hängen ※ PRS1: häng — er hängt ※ PRS2: häng — IMP: häng! — PTT: er hing ※ PTS: hing — gehangen haben</text:p>
          </table:table-cell>
          <table:table-cell table:number-columns-repeated="994"/>
        </table:table-row>
        <table:table-row table:style-name="ro1">
          <table:table-cell office:value-type="string">
            <text:p>heben</text:p>
          </table:table-cell>
          <table:table-cell office:value-type="string">
            <text:p><text:s/>"</text:p>
          </table:table-cell>
          <table:table-cell office:value-type="string">
            <text:p>to heave; to lift</text:p>
          </table:table-cell>
          <table:table-cell office:value-type="string">
            <text:p>" </text:p>
          </table:table-cell>
          <table:table-cell office:value-type="string">
            <text:p>(related to heave: heave, hove, hov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e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e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he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e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ho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höbe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hoben haben</text:p>
          </table:table-cell>
          <table:table-cell table:style-name="ce32" table:formula="of:=CONCATENATE([.A65]; &quot;          (forms?)&quot;)" office:value-type="string" office:string-value="heben          (forms?)">
            <text:p>heben <text:s text:c="9"/>(forms?)</text:p>
          </table:table-cell>
          <table:table-cell table:style-name="ce9" table:formula="of:=CONCATENATE(&quot;(INF:) &quot;;[.A65];[.F65];[.G65];[.H65];[.I65];[.J65];[.K65];[.L65];[.M65];[.N65];[.O65];[.P65];[.Q65];[.R65];[.S65];[.T65];[.U65];[.V65];[.W65];[.X65];[.Y65];[.Z65];[.AB65])" office:value-type="string" office:string-value="(INF:) heben ※ PRS1: heb — er hebt ※ PRS2: heb — IMP: heb! — PTT: er hob ※ PTS: höbe — gehoben haben">
            <text:p>(INF:) heben ※ PRS1: heb — er hebt ※ PRS2: heb — IMP: heb! — PTT: er hob ※ PTS: höbe — gehoben haben</text:p>
          </table:table-cell>
          <table:table-cell table:number-columns-repeated="994"/>
        </table:table-row>
        <table:table-row table:style-name="ro1">
          <table:table-cell office:value-type="string">
            <text:p>heißen</text:p>
          </table:table-cell>
          <table:table-cell office:value-type="string">
            <text:p><text:s/>"</text:p>
          </table:table-cell>
          <table:table-cell office:value-type="string">
            <text:p>to be called; to mean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ei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ei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heiß =&gt; du heißt (instead of ‡hei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ei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hie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hie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heißen haben</text:p>
          </table:table-cell>
          <table:table-cell table:style-name="ce32" table:formula="of:=CONCATENATE([.A66]; &quot;          (forms?)&quot;)" office:value-type="string" office:string-value="heißen          (forms?)">
            <text:p>heißen <text:s text:c="9"/>(forms?)</text:p>
          </table:table-cell>
          <table:table-cell table:style-name="ce9" table:formula="of:=CONCATENATE(&quot;(INF:) &quot;;[.A66];[.F66];[.G66];[.H66];[.I66];[.J66];[.K66];[.L66];[.M66];[.N66];[.O66];[.P66];[.Q66];[.R66];[.S66];[.T66];[.U66];[.V66];[.W66];[.X66];[.Y66];[.Z66];[.AB66])" office:value-type="string" office:string-value="(INF:) heißen ※ PRS1: heiß — er heißt ※ PRS2: heiß =&gt; du heißt (instead of ‡heißst !) — IMP: heiß! — PTT: er hieß ※ PTS: hieß — geheißen haben">
            <text:p>(INF:) heißen ※ PRS1: heiß — er heißt ※ PRS2: heiß =&gt; du heißt (instead of ‡heißst !) — IMP: heiß! — PTT: er hieß ※ PTS: hieß — geheißen haben</text:p>
          </table:table-cell>
          <table:table-cell table:number-columns-repeated="994"/>
        </table:table-row>
        <table:table-row table:style-name="ro1">
          <table:table-cell office:value-type="string">
            <text:p>helfen</text:p>
          </table:table-cell>
          <table:table-cell office:value-type="string">
            <text:p><text:s/>"</text:p>
          </table:table-cell>
          <table:table-cell office:value-type="string">
            <text:p>to help</text:p>
          </table:table-cell>
          <table:table-cell office:value-type="string">
            <text:p>" </text:p>
          </table:table-cell>
          <table:table-cell office:value-type="string">
            <text:p>(related to help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hel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hil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hil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hil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hal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häl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holfen haben</text:p>
          </table:table-cell>
          <table:table-cell table:style-name="ce32" table:formula="of:=CONCATENATE([.A67]; &quot;          (forms?)&quot;)" office:value-type="string" office:string-value="helfen          (forms?)">
            <text:p>helfen <text:s text:c="9"/>(forms?)</text:p>
          </table:table-cell>
          <table:table-cell table:style-name="ce9" table:formula="of:=CONCATENATE(&quot;(INF:) &quot;;[.A67];[.F67];[.G67];[.H67];[.I67];[.J67];[.K67];[.L67];[.M67];[.N67];[.O67];[.P67];[.Q67];[.R67];[.S67];[.T67];[.U67];[.V67];[.W67];[.X67];[.Y67];[.Z67];[.AB67])" office:value-type="string" office:string-value="(INF:) helfen ※ PRS1: helf — er hilft ※ PRS2: hilf — IMP: hilf! — PTT: er half ※ PTS: hälf — geholfen haben">
            <text:p>(INF:) helfen ※ PRS1: helf — er hilft ※ PRS2: hilf — IMP: hilf! — PTT: er half ※ PTS: hälf — geholfen haben</text:p>
          </table:table-cell>
          <table:table-cell table:number-columns-repeated="994"/>
        </table:table-row>
        <table:table-row table:style-name="ro1">
          <table:table-cell office:value-type="string">
            <text:p>kennen</text:p>
          </table:table-cell>
          <table:table-cell office:value-type="string">
            <text:p><text:s/>"</text:p>
          </table:table-cell>
          <table:table-cell office:value-type="string">
            <text:p>to know</text:p>
          </table:table-cell>
          <table:table-cell office:value-type="string">
            <text:p>" </text:p>
          </table:table-cell>
          <table:table-cell office:value-type="string">
            <text:p>(related to know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ke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ke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ke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ke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kannte (conjugated like a regular verb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kennte (conjugated like a regular verb; instead of ‡kann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kannt haben</text:p>
          </table:table-cell>
          <table:table-cell table:style-name="ce32" table:formula="of:=CONCATENATE([.A68]; &quot;          (forms?)&quot;)" office:value-type="string" office:string-value="kennen          (forms?)">
            <text:p>kennen <text:s text:c="9"/>(forms?)</text:p>
          </table:table-cell>
          <table:table-cell table:style-name="ce9" table:formula="of:=CONCATENATE(&quot;(INF:) &quot;;[.A68];[.F68];[.G68];[.H68];[.I68];[.J68];[.K68];[.L68];[.M68];[.N68];[.O68];[.P68];[.Q68];[.R68];[.S68];[.T68];[.U68];[.V68];[.W68];[.X68];[.Y68];[.Z68];[.AB68])" office:value-type="string" office:string-value="(INF:) kennen ※ PRS1: kenn — er kennt ※ PRS2: kenn — IMP: kenn! — PTT: er kannte (conjugated like a regular verb) ※ PTS: kennte (conjugated like a regular verb; instead of ‡kannte !) — gekannt haben">
            <text:p>(INF:) kennen ※ PRS1: kenn — er kennt ※ PRS2: kenn — IMP: kenn! — PTT: er kannte (conjugated like a regular verb) ※ PTS: kennte (conjugated like a regular verb; instead of ‡kannte !) — gekannt haben</text:p>
          </table:table-cell>
          <table:table-cell table:number-columns-repeated="994"/>
        </table:table-row>
        <table:table-row table:style-name="ro1">
          <table:table-cell office:value-type="string">
            <text:p>klingen</text:p>
          </table:table-cell>
          <table:table-cell office:value-type="string">
            <text:p><text:s/>"</text:p>
          </table:table-cell>
          <table:table-cell office:value-type="string">
            <text:p>to ring/clink; to sound</text:p>
          </table:table-cell>
          <table:table-cell office:value-type="string">
            <text:p>" </text:p>
          </table:table-cell>
          <table:table-cell office:value-type="string">
            <text:p>(related to clink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kl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kl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kl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kl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kl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kl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klungen haben</text:p>
          </table:table-cell>
          <table:table-cell table:style-name="ce32" table:formula="of:=CONCATENATE([.A69]; &quot;          (forms?)&quot;)" office:value-type="string" office:string-value="klingen          (forms?)">
            <text:p>klingen <text:s text:c="9"/>(forms?)</text:p>
          </table:table-cell>
          <table:table-cell table:style-name="ce9" table:formula="of:=CONCATENATE(&quot;(INF:) &quot;;[.A69];[.F69];[.G69];[.H69];[.I69];[.J69];[.K69];[.L69];[.M69];[.N69];[.O69];[.P69];[.Q69];[.R69];[.S69];[.T69];[.U69];[.V69];[.W69];[.X69];[.Y69];[.Z69];[.AB69])" office:value-type="string" office:string-value="(INF:) klingen ※ PRS1: kling — er klingt ※ PRS2: kling — IMP: kling! — PTT: er klang ※ PTS: kläng — geklungen haben">
            <text:p>(INF:) klingen ※ PRS1: kling — er klingt ※ PRS2: kling — IMP: kling! — PTT: er klang ※ PTS: kläng — geklungen haben</text:p>
          </table:table-cell>
          <table:table-cell table:number-columns-repeated="994"/>
        </table:table-row>
        <table:table-row table:style-name="ro1">
          <table:table-cell office:value-type="string">
            <text:p>kommen</text:p>
          </table:table-cell>
          <table:table-cell office:value-type="string">
            <text:p><text:s/>"</text:p>
          </table:table-cell>
          <table:table-cell office:value-type="string">
            <text:p>to come; to go to; … (!)</text:p>
          </table:table-cell>
          <table:table-cell office:value-type="string">
            <text:p>" </text:p>
          </table:table-cell>
          <table:table-cell office:value-type="string">
            <text:p>(related to come: compare come, came, com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komm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komm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komm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komm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kam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käm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kommen sein</text:p>
          </table:table-cell>
          <table:table-cell table:style-name="ce32" table:formula="of:=CONCATENATE([.A70]; &quot;          (forms?)&quot;)" office:value-type="string" office:string-value="kommen          (forms?)">
            <text:p>kommen <text:s text:c="9"/>(forms?)</text:p>
          </table:table-cell>
          <table:table-cell table:style-name="ce9" table:formula="of:=CONCATENATE(&quot;(INF:) &quot;;[.A70];[.F70];[.G70];[.H70];[.I70];[.J70];[.K70];[.L70];[.M70];[.N70];[.O70];[.P70];[.Q70];[.R70];[.S70];[.T70];[.U70];[.V70];[.W70];[.X70];[.Y70];[.Z70];[.AB70])" office:value-type="string" office:string-value="(INF:) kommen ※ PRS1: komm — er kommt ※ PRS2: komm — IMP: komm! — PTT: er kam ※ PTS: käm — gekommen sein">
            <text:p>(INF:) kommen ※ PRS1: komm — er kommt ※ PRS2: komm — IMP: komm! — PTT: er kam ※ PTS: käm — gekommen sein</text:p>
          </table:table-cell>
          <table:table-cell table:number-columns-repeated="994"/>
        </table:table-row>
        <table:table-row table:style-name="ro1">
          <table:table-cell office:value-type="string">
            <text:p>kriechen</text:p>
          </table:table-cell>
          <table:table-cell office:value-type="string">
            <text:p><text:s/>"</text:p>
          </table:table-cell>
          <table:table-cell office:value-type="string">
            <text:p>to creep, to crawl</text:p>
          </table:table-cell>
          <table:table-cell office:value-type="string">
            <text:p>" </text:p>
          </table:table-cell>
          <table:table-cell office:value-type="string">
            <text:p>(distantly related to creep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krie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krie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krie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krie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kro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krö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krochen sein</text:p>
          </table:table-cell>
          <table:table-cell table:style-name="ce32" table:formula="of:=CONCATENATE([.A71]; &quot;          (forms?)&quot;)" office:value-type="string" office:string-value="kriechen          (forms?)">
            <text:p>kriechen <text:s text:c="9"/>(forms?)</text:p>
          </table:table-cell>
          <table:table-cell table:style-name="ce9" table:formula="of:=CONCATENATE(&quot;(INF:) &quot;;[.A71];[.F71];[.G71];[.H71];[.I71];[.J71];[.K71];[.L71];[.M71];[.N71];[.O71];[.P71];[.Q71];[.R71];[.S71];[.T71];[.U71];[.V71];[.W71];[.X71];[.Y71];[.Z71];[.AB71])" office:value-type="string" office:string-value="(INF:) kriechen ※ PRS1: kriech — er kriecht ※ PRS2: kriech — IMP: kriech! — PTT: er kroch ※ PTS: kröch — gekrochen sein">
            <text:p>(INF:) kriechen ※ PRS1: kriech — er kriecht ※ PRS2: kriech — IMP: kriech! — PTT: er kroch ※ PTS: kröch — gekrochen sein</text:p>
          </table:table-cell>
          <table:table-cell table:number-columns-repeated="994"/>
        </table:table-row>
        <table:table-row table:style-name="ro1">
          <table:table-cell office:value-type="string">
            <text:p>laden</text:p>
          </table:table-cell>
          <table:table-cell office:value-type="string">
            <text:p><text:s/>"</text:p>
          </table:table-cell>
          <table:table-cell office:value-type="string">
            <text:p>to load; to charg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a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lädt (instead of ‡ladet !) 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äd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a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u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ü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aden haben</text:p>
          </table:table-cell>
          <table:table-cell table:style-name="ce32" table:formula="of:=CONCATENATE([.A72]; &quot;          (forms?)&quot;)" office:value-type="string" office:string-value="laden          (forms?)">
            <text:p>laden <text:s text:c="9"/>(forms?)</text:p>
          </table:table-cell>
          <table:table-cell table:style-name="ce9" table:formula="of:=CONCATENATE(&quot;(INF:) &quot;;[.A72];[.F72];[.G72];[.H72];[.I72];[.J72];[.K72];[.L72];[.M72];[.N72];[.O72];[.P72];[.Q72];[.R72];[.S72];[.T72];[.U72];[.V72];[.W72];[.X72];[.Y72];[.Z72];[.AB72])" office:value-type="string" office:string-value="(INF:) laden ※ PRS1: lad — er lädt (instead of ‡ladet !)  ※ PRS2: läd — IMP: lad! — PTT: er lud ※ PTS: lüd — geladen haben">
            <text:p>(INF:) laden ※ PRS1: lad — er lädt (instead of ‡ladet !) <text:s/>※ PRS2: läd — IMP: lad! — PTT: er lud ※ PTS: lüd — geladen haben</text:p>
          </table:table-cell>
          <table:table-cell table:number-columns-repeated="994"/>
        </table:table-row>
        <table:table-row table:style-name="ro1">
          <table:table-cell office:value-type="string">
            <text:p>lassen</text:p>
          </table:table-cell>
          <table:table-cell office:value-type="string">
            <text:p><text:s/>"</text:p>
          </table:table-cell>
          <table:table-cell office:value-type="string">
            <text:p>to let; to stop; to cease/desist</text:p>
          </table:table-cell>
          <table:table-cell office:value-type="string">
            <text:p>" </text:p>
          </table:table-cell>
          <table:table-cell office:value-type="string">
            <text:p>(related to le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as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äs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läss =&gt; du lässt (instead of ‡lä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as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ie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ie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assen haben</text:p>
          </table:table-cell>
          <table:table-cell table:style-name="ce32" table:formula="of:=CONCATENATE([.A73]; &quot;          (forms?)&quot;)" office:value-type="string" office:string-value="lassen          (forms?)">
            <text:p>lassen <text:s text:c="9"/>(forms?)</text:p>
          </table:table-cell>
          <table:table-cell table:style-name="ce9" table:formula="of:=CONCATENATE(&quot;(INF:) &quot;;[.A73];[.F73];[.G73];[.H73];[.I73];[.J73];[.K73];[.L73];[.M73];[.N73];[.O73];[.P73];[.Q73];[.R73];[.S73];[.T73];[.U73];[.V73];[.W73];[.X73];[.Y73];[.Z73];[.AB73])" office:value-type="string" office:string-value="(INF:) lassen ※ PRS1: lass — er lässt ※ PRS2: läss =&gt; du lässt (instead of ‡lässst !) — IMP: lass! — PTT: er ließ ※ PTS: ließ — gelassen haben">
            <text:p>(INF:) lassen ※ PRS1: lass — er lässt ※ PRS2: läss =&gt; du lässt (instead of ‡lässst !) — IMP: lass! — PTT: er ließ ※ PTS: ließ — gelassen haben</text:p>
          </table:table-cell>
          <table:table-cell table:number-columns-repeated="994"/>
        </table:table-row>
        <table:table-row table:style-name="ro1">
          <table:table-cell office:value-type="string">
            <text:p>laufen</text:p>
          </table:table-cell>
          <table:table-cell office:value-type="string">
            <text:p><text:s/>"</text:p>
          </table:table-cell>
          <table:table-cell office:value-type="string">
            <text:p>to walk (at medium speed); to be in progress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au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äu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äu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au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ie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ie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aufen sein</text:p>
          </table:table-cell>
          <table:table-cell table:style-name="ce32" table:formula="of:=CONCATENATE([.A74]; &quot;          (forms?)&quot;)" office:value-type="string" office:string-value="laufen          (forms?)">
            <text:p>laufen <text:s text:c="9"/>(forms?)</text:p>
          </table:table-cell>
          <table:table-cell table:style-name="ce9" table:formula="of:=CONCATENATE(&quot;(INF:) &quot;;[.A74];[.F74];[.G74];[.H74];[.I74];[.J74];[.K74];[.L74];[.M74];[.N74];[.O74];[.P74];[.Q74];[.R74];[.S74];[.T74];[.U74];[.V74];[.W74];[.X74];[.Y74];[.Z74];[.AB74])" office:value-type="string" office:string-value="(INF:) laufen ※ PRS1: lauf — er läuft ※ PRS2: läuf — IMP: lauf! — PTT: er lief ※ PTS: lief — gelaufen sein">
            <text:p>(INF:) laufen ※ PRS1: lauf — er läuft ※ PRS2: läuf — IMP: lauf! — PTT: er lief ※ PTS: lief — gelaufen sein</text:p>
          </table:table-cell>
          <table:table-cell table:number-columns-repeated="994"/>
        </table:table-row>
        <table:table-row table:style-name="ro1">
          <table:table-cell office:value-type="string">
            <text:p>leiden</text:p>
          </table:table-cell>
          <table:table-cell office:value-type="string">
            <text:p><text:s/>"</text:p>
          </table:table-cell>
          <table:table-cell office:value-type="string">
            <text:p>to suffer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ei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ei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ei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ei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it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it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itten haben</text:p>
          </table:table-cell>
          <table:table-cell table:style-name="ce32" table:formula="of:=CONCATENATE([.A75]; &quot;          (forms?)&quot;)" office:value-type="string" office:string-value="leiden          (forms?)">
            <text:p>leiden <text:s text:c="9"/>(forms?)</text:p>
          </table:table-cell>
          <table:table-cell table:style-name="ce9" table:formula="of:=CONCATENATE(&quot;(INF:) &quot;;[.A75];[.F75];[.G75];[.H75];[.I75];[.J75];[.K75];[.L75];[.M75];[.N75];[.O75];[.P75];[.Q75];[.R75];[.S75];[.T75];[.U75];[.V75];[.W75];[.X75];[.Y75];[.Z75];[.AB75])" office:value-type="string" office:string-value="(INF:) leiden ※ PRS1: leid — er leidet ※ PRS2: leide — IMP: leid! — PTT: er litt ※ PTS: litt — gelitten haben">
            <text:p>(INF:) leiden ※ PRS1: leid — er leidet ※ PRS2: leide — IMP: leid! — PTT: er litt ※ PTS: litt — gelitten haben</text:p>
          </table:table-cell>
          <table:table-cell table:number-columns-repeated="994"/>
        </table:table-row>
        <table:table-row table:style-name="ro1">
          <table:table-cell office:value-type="string">
            <text:p>leihen</text:p>
          </table:table-cell>
          <table:table-cell office:value-type="string">
            <text:p><text:s/>"</text:p>
          </table:table-cell>
          <table:table-cell office:value-type="string">
            <text:p>to borrow; to lend, to loan</text:p>
          </table:table-cell>
          <table:table-cell office:value-type="string">
            <text:p>" </text:p>
          </table:table-cell>
          <table:table-cell office:value-type="string">
            <text:p>(distantly related to loa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ei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ei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ei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ei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ie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ie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iehen haben</text:p>
          </table:table-cell>
          <table:table-cell table:style-name="ce32" table:formula="of:=CONCATENATE([.A76]; &quot;          (forms?)&quot;)" office:value-type="string" office:string-value="leihen          (forms?)">
            <text:p>leihen <text:s text:c="9"/>(forms?)</text:p>
          </table:table-cell>
          <table:table-cell table:style-name="ce9" table:formula="of:=CONCATENATE(&quot;(INF:) &quot;;[.A76];[.F76];[.G76];[.H76];[.I76];[.J76];[.K76];[.L76];[.M76];[.N76];[.O76];[.P76];[.Q76];[.R76];[.S76];[.T76];[.U76];[.V76];[.W76];[.X76];[.Y76];[.Z76];[.AB76])" office:value-type="string" office:string-value="(INF:) leihen ※ PRS1: leih — er leiht ※ PRS2: leih — IMP: leih! — PTT: er lieh ※ PTS: lieh — geliehen haben">
            <text:p>(INF:) leihen ※ PRS1: leih — er leiht ※ PRS2: leih — IMP: leih! — PTT: er lieh ※ PTS: lieh — geliehen haben</text:p>
          </table:table-cell>
          <table:table-cell table:number-columns-repeated="994"/>
        </table:table-row>
        <table:table-row table:style-name="ro1">
          <table:table-cell office:value-type="string">
            <text:p>lesen</text:p>
          </table:table-cell>
          <table:table-cell office:value-type="string">
            <text:p><text:s/>"</text:p>
          </table:table-cell>
          <table:table-cell office:value-type="string">
            <text:p>to read; to harves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e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ie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lies =&gt; du liest (instead of ‡lie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ie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a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ä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esen haben</text:p>
          </table:table-cell>
          <table:table-cell table:style-name="ce32" table:formula="of:=CONCATENATE([.A77]; &quot;          (forms?)&quot;)" office:value-type="string" office:string-value="lesen          (forms?)">
            <text:p>lesen <text:s text:c="9"/>(forms?)</text:p>
          </table:table-cell>
          <table:table-cell table:style-name="ce9" table:formula="of:=CONCATENATE(&quot;(INF:) &quot;;[.A77];[.F77];[.G77];[.H77];[.I77];[.J77];[.K77];[.L77];[.M77];[.N77];[.O77];[.P77];[.Q77];[.R77];[.S77];[.T77];[.U77];[.V77];[.W77];[.X77];[.Y77];[.Z77];[.AB77])" office:value-type="string" office:string-value="(INF:) lesen ※ PRS1: les — er liest ※ PRS2: lies =&gt; du liest (instead of ‡liesst !) — IMP: lies! — PTT: er las ※ PTS: läs — gelesen haben">
            <text:p>(INF:) lesen ※ PRS1: les — er liest ※ PRS2: lies =&gt; du liest (instead of ‡liesst !) — IMP: lies! — PTT: er las ※ PTS: läs — gelesen haben</text:p>
          </table:table-cell>
          <table:table-cell table:number-columns-repeated="994"/>
        </table:table-row>
        <table:table-row table:style-name="ro1">
          <table:table-cell office:value-type="string">
            <text:p>liegen</text:p>
          </table:table-cell>
          <table:table-cell office:value-type="string">
            <text:p><text:s/>"</text:p>
          </table:table-cell>
          <table:table-cell office:value-type="string">
            <text:p>to lie (to be laid), to be located</text:p>
          </table:table-cell>
          <table:table-cell office:value-type="string">
            <text:p>" </text:p>
          </table:table-cell>
          <table:table-cell office:value-type="string">
            <text:p>(related to lie, lay, lai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ie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ie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ie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ie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a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ä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egen haben</text:p>
          </table:table-cell>
          <table:table-cell table:style-name="ce32" table:formula="of:=CONCATENATE([.A78]; &quot;          (forms?)&quot;)" office:value-type="string" office:string-value="liegen          (forms?)">
            <text:p>liegen <text:s text:c="9"/>(forms?)</text:p>
          </table:table-cell>
          <table:table-cell table:style-name="ce9" table:formula="of:=CONCATENATE(&quot;(INF:) &quot;;[.A78];[.F78];[.G78];[.H78];[.I78];[.J78];[.K78];[.L78];[.M78];[.N78];[.O78];[.P78];[.Q78];[.R78];[.S78];[.T78];[.U78];[.V78];[.W78];[.X78];[.Y78];[.Z78];[.AB78])" office:value-type="string" office:string-value="(INF:) liegen ※ PRS1: lieg — er liegt ※ PRS2: lieg — IMP: lieg! — PTT: er lag ※ PTS: läg — gelegen haben">
            <text:p>(INF:) liegen ※ PRS1: lieg — er liegt ※ PRS2: lieg — IMP: lieg! — PTT: er lag ※ PTS: läg — gelegen haben</text:p>
          </table:table-cell>
          <table:table-cell table:number-columns-repeated="994"/>
        </table:table-row>
        <table:table-row table:style-name="ro1">
          <table:table-cell office:value-type="string">
            <text:p>lügen</text:p>
          </table:table-cell>
          <table:table-cell office:value-type="string">
            <text:p><text:s/>"</text:p>
          </table:table-cell>
          <table:table-cell office:value-type="string">
            <text:p>to lie, to tell a lie</text:p>
          </table:table-cell>
          <table:table-cell office:value-type="string">
            <text:p>" </text:p>
          </table:table-cell>
          <table:table-cell office:value-type="string">
            <text:p>(related to lie, lied, li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lü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lü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lü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lü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l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l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logen haben</text:p>
          </table:table-cell>
          <table:table-cell table:style-name="ce32" table:formula="of:=CONCATENATE([.A79]; &quot;          (forms?)&quot;)" office:value-type="string" office:string-value="lügen          (forms?)">
            <text:p>lügen <text:s text:c="9"/>(forms?)</text:p>
          </table:table-cell>
          <table:table-cell table:style-name="ce9" table:formula="of:=CONCATENATE(&quot;(INF:) &quot;;[.A79];[.F79];[.G79];[.H79];[.I79];[.J79];[.K79];[.L79];[.M79];[.N79];[.O79];[.P79];[.Q79];[.R79];[.S79];[.T79];[.U79];[.V79];[.W79];[.X79];[.Y79];[.Z79];[.AB79])" office:value-type="string" office:string-value="(INF:) lügen ※ PRS1: lüg — er lügt ※ PRS2: lüg — IMP: lüg! — PTT: er log ※ PTS: lög — gelogen haben">
            <text:p>(INF:) lügen ※ PRS1: lüg — er lügt ※ PRS2: lüg — IMP: lüg! — PTT: er log ※ PTS: lög — gelogen haben</text:p>
          </table:table-cell>
          <table:table-cell table:number-columns-repeated="994"/>
        </table:table-row>
        <table:table-row table:style-name="ro1">
          <table:table-cell office:value-type="string">
            <text:p>messen</text:p>
          </table:table-cell>
          <table:table-cell office:value-type="string">
            <text:p><text:s/>"</text:p>
          </table:table-cell>
          <table:table-cell office:value-type="string">
            <text:p>to measure; (reflexive with mit:) to compete with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mes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mis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miss =&gt; du misst (instead of ‡mi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mis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ma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mä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messen haben</text:p>
          </table:table-cell>
          <table:table-cell table:style-name="ce32" table:formula="of:=CONCATENATE([.A80]; &quot;          (forms?)&quot;)" office:value-type="string" office:string-value="messen          (forms?)">
            <text:p>messen <text:s text:c="9"/>(forms?)</text:p>
          </table:table-cell>
          <table:table-cell table:style-name="ce9" table:formula="of:=CONCATENATE(&quot;(INF:) &quot;;[.A80];[.F80];[.G80];[.H80];[.I80];[.J80];[.K80];[.L80];[.M80];[.N80];[.O80];[.P80];[.Q80];[.R80];[.S80];[.T80];[.U80];[.V80];[.W80];[.X80];[.Y80];[.Z80];[.AB80])" office:value-type="string" office:string-value="(INF:) messen ※ PRS1: mess — er misst ※ PRS2: miss =&gt; du misst (instead of ‡missst !) — IMP: miss! — PTT: er maß ※ PTS: mäß — gemessen haben">
            <text:p>(INF:) messen ※ PRS1: mess — er misst ※ PRS2: miss =&gt; du misst (instead of ‡missst !) — IMP: miss! — PTT: er maß ※ PTS: mäß — gemessen haben</text:p>
          </table:table-cell>
          <table:table-cell table:number-columns-repeated="994"/>
        </table:table-row>
        <table:table-row table:style-name="ro1">
          <table:table-cell office:value-type="string">
            <text:p>nehmen</text:p>
          </table:table-cell>
          <table:table-cell office:value-type="string">
            <text:p><text:s/>"</text:p>
          </table:table-cell>
          <table:table-cell office:value-type="string">
            <text:p>to tak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nehm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nimm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nimm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nimm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nahm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nähm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nommen haben</text:p>
          </table:table-cell>
          <table:table-cell table:style-name="ce32" table:formula="of:=CONCATENATE([.A81]; &quot;          (forms?)&quot;)" office:value-type="string" office:string-value="nehmen          (forms?)">
            <text:p>nehmen <text:s text:c="9"/>(forms?)</text:p>
          </table:table-cell>
          <table:table-cell table:style-name="ce9" table:formula="of:=CONCATENATE(&quot;(INF:) &quot;;[.A81];[.F81];[.G81];[.H81];[.I81];[.J81];[.K81];[.L81];[.M81];[.N81];[.O81];[.P81];[.Q81];[.R81];[.S81];[.T81];[.U81];[.V81];[.W81];[.X81];[.Y81];[.Z81];[.AB81])" office:value-type="string" office:string-value="(INF:) nehmen ※ PRS1: nehm — er nimmt ※ PRS2: nimm — IMP: nimm! — PTT: er nahm ※ PTS: nähm — genommen haben">
            <text:p>(INF:) nehmen ※ PRS1: nehm — er nimmt ※ PRS2: nimm — IMP: nimm! — PTT: er nahm ※ PTS: nähm — genomm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nennen</text:p>
          </table:table-cell>
          <table:table-cell office:value-type="string">
            <text:p><text:s/>"</text:p>
          </table:table-cell>
          <table:table-cell table:style-name="ce6" office:value-type="string">
            <text:p>to name, to call</text:p>
          </table:table-cell>
          <table:table-cell office:value-type="string">
            <text:p>" </text:p>
          </table:table-cell>
          <table:table-cell office:value-type="string">
            <text:p>(related to nam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ne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ne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ne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ne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nannte (conjugated like a regular verb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nennte (conjugated like a regular verb; instead of ‡nann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nannt haben</text:p>
          </table:table-cell>
          <table:table-cell table:style-name="ce32" table:formula="of:=CONCATENATE([.A82]; &quot;          (forms?)&quot;)" office:value-type="string" office:string-value="nennen          (forms?)">
            <text:p>nennen <text:s text:c="9"/>(forms?)</text:p>
          </table:table-cell>
          <table:table-cell table:style-name="ce9" table:formula="of:=CONCATENATE(&quot;(INF:) &quot;;[.A82];[.F82];[.G82];[.H82];[.I82];[.J82];[.K82];[.L82];[.M82];[.N82];[.O82];[.P82];[.Q82];[.R82];[.S82];[.T82];[.U82];[.V82];[.W82];[.X82];[.Y82];[.Z82];[.AB82])" office:value-type="string" office:string-value="(INF:) nennen ※ PRS1: nenn — er nennt ※ PRS2: nenn — IMP: nenn! — PTT: er nannte (conjugated like a regular verb) ※ PTS: nennte (conjugated like a regular verb; instead of ‡nannte !) — genannt haben">
            <text:p>(INF:) nennen ※ PRS1: nenn — er nennt ※ PRS2: nenn — IMP: nenn! — PTT: er nannte (conjugated like a regular verb) ※ PTS: nennte (conjugated like a regular verb; instead of ‡nannte !) — genannt haben</text:p>
          </table:table-cell>
          <table:table-cell table:number-columns-repeated="994"/>
        </table:table-row>
        <table:table-row table:style-name="ro1">
          <table:table-cell office:value-type="string">
            <text:p>pfeifen</text:p>
          </table:table-cell>
          <table:table-cell office:value-type="string">
            <text:p><text:s/>"</text:p>
          </table:table-cell>
          <table:table-cell office:value-type="string">
            <text:p>to whistle</text:p>
          </table:table-cell>
          <table:table-cell office:value-type="string">
            <text:p>" </text:p>
          </table:table-cell>
          <table:table-cell office:value-type="string">
            <text:p>(related to pip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pfei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pfei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pfei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pfei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pfif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pfif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pfiffen haben</text:p>
          </table:table-cell>
          <table:table-cell table:style-name="ce32" table:formula="of:=CONCATENATE([.A83]; &quot;          (forms?)&quot;)" office:value-type="string" office:string-value="pfeifen          (forms?)">
            <text:p>pfeifen <text:s text:c="9"/>(forms?)</text:p>
          </table:table-cell>
          <table:table-cell table:style-name="ce9" table:formula="of:=CONCATENATE(&quot;(INF:) &quot;;[.A83];[.F83];[.G83];[.H83];[.I83];[.J83];[.K83];[.L83];[.M83];[.N83];[.O83];[.P83];[.Q83];[.R83];[.S83];[.T83];[.U83];[.V83];[.W83];[.X83];[.Y83];[.Z83];[.AB83])" office:value-type="string" office:string-value="(INF:) pfeifen ※ PRS1: pfeif — er pfeift ※ PRS2: pfeif — IMP: pfeif! — PTT: er pfiff ※ PTS: pfiff — gepfiffen haben">
            <text:p>(INF:) pfeifen ※ PRS1: pfeif — er pfeift ※ PRS2: pfeif — IMP: pfeif! — PTT: er pfiff ※ PTS: pfiff — gepfiffen haben</text:p>
          </table:table-cell>
          <table:table-cell table:number-columns-repeated="994"/>
        </table:table-row>
        <table:table-row table:style-name="ro1">
          <table:table-cell office:value-type="string">
            <text:p>raten</text:p>
          </table:table-cell>
          <table:table-cell office:value-type="string">
            <text:p><text:s/>"</text:p>
          </table:table-cell>
          <table:table-cell office:value-type="string">
            <text:p>to advise; to guess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a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ä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rät (instead of ‡rä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a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ie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ie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raten haben</text:p>
          </table:table-cell>
          <table:table-cell table:style-name="ce32" table:formula="of:=CONCATENATE([.A84]; &quot;          (forms?)&quot;)" office:value-type="string" office:string-value="raten          (forms?)">
            <text:p>raten <text:s text:c="9"/>(forms?)</text:p>
          </table:table-cell>
          <table:table-cell table:style-name="ce9" table:formula="of:=CONCATENATE(&quot;(INF:) &quot;;[.A84];[.F84];[.G84];[.H84];[.I84];[.J84];[.K84];[.L84];[.M84];[.N84];[.O84];[.P84];[.Q84];[.R84];[.S84];[.T84];[.U84];[.V84];[.W84];[.X84];[.Y84];[.Z84];[.AB84])" office:value-type="string" office:string-value="(INF:) raten ※ PRS1: rat — er rät ※ PRS2: rät (instead of ‡rä !) — IMP: rat! — PTT: er riet ※ PTS: riet — geraten haben">
            <text:p>(INF:) raten ※ PRS1: rat — er rät ※ PRS2: rät (instead of ‡rä !) — IMP: rat! — PTT: er riet ※ PTS: riet — geraten haben</text:p>
          </table:table-cell>
          <table:table-cell table:number-columns-repeated="994"/>
        </table:table-row>
        <table:table-row table:style-name="ro1">
          <table:table-cell office:value-type="string">
            <text:p>reiben</text:p>
          </table:table-cell>
          <table:table-cell office:value-type="string">
            <text:p><text:s/>"</text:p>
          </table:table-cell>
          <table:table-cell office:value-type="string">
            <text:p>to rub; to grat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ei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ei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rei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ei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ie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ie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rieben haben</text:p>
          </table:table-cell>
          <table:table-cell table:style-name="ce32" table:formula="of:=CONCATENATE([.A85]; &quot;          (forms?)&quot;)" office:value-type="string" office:string-value="reiben          (forms?)">
            <text:p>reiben <text:s text:c="9"/>(forms?)</text:p>
          </table:table-cell>
          <table:table-cell table:style-name="ce9" table:formula="of:=CONCATENATE(&quot;(INF:) &quot;;[.A85];[.F85];[.G85];[.H85];[.I85];[.J85];[.K85];[.L85];[.M85];[.N85];[.O85];[.P85];[.Q85];[.R85];[.S85];[.T85];[.U85];[.V85];[.W85];[.X85];[.Y85];[.Z85];[.AB85])" office:value-type="string" office:string-value="(INF:) reiben ※ PRS1: reib — er reibt ※ PRS2: reib — IMP: reib! — PTT: er rieb ※ PTS: rieb — gerieben haben">
            <text:p>(INF:) reiben ※ PRS1: reib — er reibt ※ PRS2: reib — IMP: reib! — PTT: er rieb ※ PTS: rieb — gerieben haben</text:p>
          </table:table-cell>
          <table:table-cell table:number-columns-repeated="994"/>
        </table:table-row>
        <table:table-row table:style-name="ro1">
          <table:table-cell office:value-type="string">
            <text:p>reißen</text:p>
          </table:table-cell>
          <table:table-cell office:value-type="string">
            <text:p><text:s/>"</text:p>
          </table:table-cell>
          <table:table-cell office:value-type="string">
            <text:p>to rip; to snatch; (of animals:) to kill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ei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ei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reiß =&gt; du reißt (instead of ‡rei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ei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i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i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rissen haben</text:p>
          </table:table-cell>
          <table:table-cell table:style-name="ce32" table:formula="of:=CONCATENATE([.A86]; &quot;          (forms?)&quot;)" office:value-type="string" office:string-value="reißen          (forms?)">
            <text:p>reißen <text:s text:c="9"/>(forms?)</text:p>
          </table:table-cell>
          <table:table-cell table:style-name="ce9" table:formula="of:=CONCATENATE(&quot;(INF:) &quot;;[.A86];[.F86];[.G86];[.H86];[.I86];[.J86];[.K86];[.L86];[.M86];[.N86];[.O86];[.P86];[.Q86];[.R86];[.S86];[.T86];[.U86];[.V86];[.W86];[.X86];[.Y86];[.Z86];[.AB86])" office:value-type="string" office:string-value="(INF:) reißen ※ PRS1: reiß — er reißt ※ PRS2: reiß =&gt; du reißt (instead of ‡reißst !) — IMP: reiß! — PTT: er riss ※ PTS: riss — gerissen haben">
            <text:p>(INF:) reißen ※ PRS1: reiß — er reißt ※ PRS2: reiß =&gt; du reißt (instead of ‡reißst !) — IMP: reiß! — PTT: er riss ※ PTS: riss — gerissen haben</text:p>
          </table:table-cell>
          <table:table-cell table:number-columns-repeated="994"/>
        </table:table-row>
        <table:table-row table:style-name="ro1">
          <table:table-cell office:value-type="string">
            <text:p>reiten</text:p>
          </table:table-cell>
          <table:table-cell office:value-type="string">
            <text:p><text:s/>"</text:p>
          </table:table-cell>
          <table:table-cell office:value-type="string">
            <text:p>to ride</text:p>
          </table:table-cell>
          <table:table-cell office:value-type="string">
            <text:p>" </text:p>
          </table:table-cell>
          <table:table-cell office:value-type="string">
            <text:p>(related: compare ride, rode, ridd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ei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eit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reit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ei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it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it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geritten haben (transitive), geritten sein (intransitive)</text:p>
          </table:table-cell>
          <table:table-cell table:style-name="ce32" table:formula="of:=CONCATENATE([.A87]; &quot;          (forms?)&quot;)" office:value-type="string" office:string-value="reiten          (forms?)">
            <text:p>reiten <text:s text:c="9"/>(forms?)</text:p>
          </table:table-cell>
          <table:table-cell table:style-name="ce9" table:formula="of:=CONCATENATE(&quot;(INF:) &quot;;[.A87];[.F87];[.G87];[.H87];[.I87];[.J87];[.K87];[.L87];[.M87];[.N87];[.O87];[.P87];[.Q87];[.R87];[.S87];[.T87];[.U87];[.V87];[.W87];[.X87];[.Y87];[.Z87];[.AB87])" office:value-type="string" office:string-value="(INF:) reiten ※ PRS1: reit — er reitet ※ PRS2: reite — IMP: reit! — PTT: er ritt ※ PTS: ritt — geritten haben (transitive), geritten sein (intransitive)">
            <text:p>(INF:) reiten ※ PRS1: reit — er reitet ※ PRS2: reite — IMP: reit! — PTT: er ritt ※ PTS: ritt — geritten haben (transitive), geritten sein (intransitive)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rennen</text:p>
          </table:table-cell>
          <table:table-cell office:value-type="string">
            <text:p><text:s/>"</text:p>
          </table:table-cell>
          <table:table-cell table:style-name="ce6" office:value-type="string">
            <text:p>to run</text:p>
          </table:table-cell>
          <table:table-cell office:value-type="string">
            <text:p>" </text:p>
          </table:table-cell>
          <table:table-cell office:value-type="string">
            <text:p>(related: compare run, ran, ru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en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en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ren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en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table:style-name="ce18" office:value-type="string">
            <text:p>rannte (conjugated like a regular verb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rennte (conjugated like a regular verb; instead of ‡rannte !)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rannt sein</text:p>
          </table:table-cell>
          <table:table-cell table:style-name="ce32" table:formula="of:=CONCATENATE([.A88]; &quot;          (forms?)&quot;)" office:value-type="string" office:string-value="rennen          (forms?)">
            <text:p>rennen <text:s text:c="9"/>(forms?)</text:p>
          </table:table-cell>
          <table:table-cell table:style-name="ce9" table:formula="of:=CONCATENATE(&quot;(INF:) &quot;;[.A88];[.F88];[.G88];[.H88];[.I88];[.J88];[.K88];[.L88];[.M88];[.N88];[.O88];[.P88];[.Q88];[.R88];[.S88];[.T88];[.U88];[.V88];[.W88];[.X88];[.Y88];[.Z88];[.AB88])" office:value-type="string" office:string-value="(INF:) rennen ※ PRS1: renn — er rennt ※ PRS2: renn — IMP: renn! — PTT: er rannte (conjugated like a regular verb) ※ PTS: rennte (conjugated like a regular verb; instead of ‡rannte !) — gerannt sein">
            <text:p>(INF:) rennen ※ PRS1: renn — er rennt ※ PRS2: renn — IMP: renn! — PTT: er rannte (conjugated like a regular verb) ※ PTS: rennte (conjugated like a regular verb; instead of ‡rannte !) — gerannt sein</text:p>
          </table:table-cell>
          <table:table-cell table:number-columns-repeated="994"/>
        </table:table-row>
        <table:table-row table:style-name="ro1">
          <table:table-cell office:value-type="string">
            <text:p>riechen</text:p>
          </table:table-cell>
          <table:table-cell office:value-type="string">
            <text:p><text:s/>"</text:p>
          </table:table-cell>
          <table:table-cell office:value-type="string">
            <text:p>to smell; to reek, to stink</text:p>
          </table:table-cell>
          <table:table-cell office:value-type="string">
            <text:p>" </text:p>
          </table:table-cell>
          <table:table-cell office:value-type="string">
            <text:p>(related to reek 'to stink':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ie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ie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rie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ie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o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ö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rochen haben</text:p>
          </table:table-cell>
          <table:table-cell table:style-name="ce32" table:formula="of:=CONCATENATE([.A89]; &quot;          (forms?)&quot;)" office:value-type="string" office:string-value="riechen          (forms?)">
            <text:p>riechen <text:s text:c="9"/>(forms?)</text:p>
          </table:table-cell>
          <table:table-cell table:style-name="ce9" table:formula="of:=CONCATENATE(&quot;(INF:) &quot;;[.A89];[.F89];[.G89];[.H89];[.I89];[.J89];[.K89];[.L89];[.M89];[.N89];[.O89];[.P89];[.Q89];[.R89];[.S89];[.T89];[.U89];[.V89];[.W89];[.X89];[.Y89];[.Z89];[.AB89])" office:value-type="string" office:string-value="(INF:) riechen ※ PRS1: riech — er riecht ※ PRS2: riech — IMP: riech! — PTT: er roch ※ PTS: röch — gerochen haben">
            <text:p>(INF:) riechen ※ PRS1: riech — er riecht ※ PRS2: riech — IMP: riech! — PTT: er roch ※ PTS: röch — gerochen haben</text:p>
          </table:table-cell>
          <table:table-cell table:number-columns-repeated="994"/>
        </table:table-row>
        <table:table-row table:style-name="ro1">
          <table:table-cell office:value-type="string">
            <text:p>rufen</text:p>
          </table:table-cell>
          <table:table-cell office:value-type="string">
            <text:p><text:s/>"</text:p>
          </table:table-cell>
          <table:table-cell office:value-type="string">
            <text:p>to shou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ru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ru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ru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ru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rie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rie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rufen haben</text:p>
          </table:table-cell>
          <table:table-cell table:style-name="ce32" table:formula="of:=CONCATENATE([.A90]; &quot;          (forms?)&quot;)" office:value-type="string" office:string-value="rufen          (forms?)">
            <text:p>rufen <text:s text:c="9"/>(forms?)</text:p>
          </table:table-cell>
          <table:table-cell table:style-name="ce9" table:formula="of:=CONCATENATE(&quot;(INF:) &quot;;[.A90];[.F90];[.G90];[.H90];[.I90];[.J90];[.K90];[.L90];[.M90];[.N90];[.O90];[.P90];[.Q90];[.R90];[.S90];[.T90];[.U90];[.V90];[.W90];[.X90];[.Y90];[.Z90];[.AB90])" office:value-type="string" office:string-value="(INF:) rufen ※ PRS1: ruf — er ruft ※ PRS2: ruf — IMP: ruf! — PTT: er rief ※ PTS: rief — gerufen haben">
            <text:p>(INF:) rufen ※ PRS1: ruf — er ruft ※ PRS2: ruf — IMP: ruf! — PTT: er rief ※ PTS: rief — geruf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schaffen</text:p>
          </table:table-cell>
          <table:table-cell office:value-type="string">
            <text:p><text:s/>"</text:p>
          </table:table-cell>
          <table:table-cell table:style-name="ce6" office:value-type="string">
            <text:p>to create</text:p>
          </table:table-cell>
          <table:table-cell office:value-type="string">
            <text:p>" </text:p>
          </table:table-cell>
          <table:table-cell office:value-type="string">
            <text:p>(related to shape 'to form': compare shape, shaped, shaped/shap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af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af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af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af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u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ü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affen haben</text:p>
          </table:table-cell>
          <table:table-cell table:style-name="ce32" table:formula="of:=CONCATENATE([.A91]; &quot;          (forms?)&quot;)" office:value-type="string" office:string-value="schaffen          (forms?)">
            <text:p>schaffen <text:s text:c="9"/>(forms?)</text:p>
          </table:table-cell>
          <table:table-cell table:style-name="ce9" table:formula="of:=CONCATENATE(&quot;(INF:) &quot;;[.A91];[.F91];[.G91];[.H91];[.I91];[.J91];[.K91];[.L91];[.M91];[.N91];[.O91];[.P91];[.Q91];[.R91];[.S91];[.T91];[.U91];[.V91];[.W91];[.X91];[.Y91];[.Z91];[.AB91])" office:value-type="string" office:string-value="(INF:) schaffen ※ PRS1: schaff — er schafft ※ PRS2: schaff — IMP: schaff! — PTT: er schuf ※ PTS: schüf — geschaffen haben">
            <text:p>(INF:) schaffen ※ PRS1: schaff — er schafft ※ PRS2: schaff — IMP: schaff! — PTT: er schuf ※ PTS: schüf — geschaffen haben</text:p>
          </table:table-cell>
          <table:table-cell table:number-columns-repeated="994"/>
        </table:table-row>
        <table:table-row table:style-name="ro1">
          <table:table-cell office:value-type="string">
            <text:p>scheiden</text:p>
          </table:table-cell>
          <table:table-cell office:value-type="string">
            <text:p><text:s/>"</text:p>
          </table:table-cell>
          <table:table-cell office:value-type="string">
            <text:p>to dissolve, to divorc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ei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ei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ei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ei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ie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ie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chieden haben</text:p>
          </table:table-cell>
          <table:table-cell table:style-name="ce32" table:formula="of:=CONCATENATE([.A92]; &quot;          (forms?)&quot;)" office:value-type="string" office:string-value="scheiden          (forms?)">
            <text:p>scheiden <text:s text:c="9"/>(forms?)</text:p>
          </table:table-cell>
          <table:table-cell table:style-name="ce9" table:formula="of:=CONCATENATE(&quot;(INF:) &quot;;[.A92];[.F92];[.G92];[.H92];[.I92];[.J92];[.K92];[.L92];[.M92];[.N92];[.O92];[.P92];[.Q92];[.R92];[.S92];[.T92];[.U92];[.V92];[.W92];[.X92];[.Y92];[.Z92];[.AB92])" office:value-type="string" office:string-value="(INF:) scheiden ※ PRS1: scheid — er scheidet ※ PRS2: scheide — IMP: scheid! — PTT: er schied ※ PTS: schied — geschieden haben">
            <text:p>(INF:) scheiden ※ PRS1: scheid — er scheidet ※ PRS2: scheide — IMP: scheid! — PTT: er schied ※ PTS: schied — geschieden haben</text:p>
          </table:table-cell>
          <table:table-cell table:number-columns-repeated="994"/>
        </table:table-row>
        <table:table-row table:style-name="ro1">
          <table:table-cell office:value-type="string">
            <text:p>scheinen</text:p>
          </table:table-cell>
          <table:table-cell office:value-type="string">
            <text:p><text:s/>"</text:p>
          </table:table-cell>
          <table:table-cell office:value-type="string">
            <text:p>to shine, gleam; to seem, to appear</text:p>
          </table:table-cell>
          <table:table-cell office:value-type="string">
            <text:p>" </text:p>
          </table:table-cell>
          <table:table-cell office:value-type="string">
            <text:p>(related to shin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ein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ein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ein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ein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ien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ien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ienen haben</text:p>
          </table:table-cell>
          <table:table-cell table:style-name="ce32" table:formula="of:=CONCATENATE([.A93]; &quot;          (forms?)&quot;)" office:value-type="string" office:string-value="scheinen          (forms?)">
            <text:p>scheinen <text:s text:c="9"/>(forms?)</text:p>
          </table:table-cell>
          <table:table-cell table:style-name="ce9" table:formula="of:=CONCATENATE(&quot;(INF:) &quot;;[.A93];[.F93];[.G93];[.H93];[.I93];[.J93];[.K93];[.L93];[.M93];[.N93];[.O93];[.P93];[.Q93];[.R93];[.S93];[.T93];[.U93];[.V93];[.W93];[.X93];[.Y93];[.Z93];[.AB93])" office:value-type="string" office:string-value="(INF:) scheinen ※ PRS1: schein — er scheint ※ PRS2: schein — IMP: schein! — PTT: er schien ※ PTS: schien — geschienen haben">
            <text:p>(INF:) scheinen ※ PRS1: schein — er scheint ※ PRS2: schein — IMP: schein! — PTT: er schien ※ PTS: schien — geschienen haben</text:p>
          </table:table-cell>
          <table:table-cell table:number-columns-repeated="994"/>
        </table:table-row>
        <table:table-row table:style-name="ro1">
          <table:table-cell office:value-type="string">
            <text:p>schieben</text:p>
          </table:table-cell>
          <table:table-cell office:value-type="string">
            <text:p><text:s/>"</text:p>
          </table:table-cell>
          <table:table-cell office:value-type="string">
            <text:p>to push, to shove</text:p>
          </table:table-cell>
          <table:table-cell office:value-type="string">
            <text:p>" </text:p>
          </table:table-cell>
          <table:table-cell office:value-type="string">
            <text:p>(related to shove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ie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ie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ie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ie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o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ö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oben haben</text:p>
          </table:table-cell>
          <table:table-cell table:style-name="ce32" table:formula="of:=CONCATENATE([.A94]; &quot;          (forms?)&quot;)" office:value-type="string" office:string-value="schieben          (forms?)">
            <text:p>schieben <text:s text:c="9"/>(forms?)</text:p>
          </table:table-cell>
          <table:table-cell table:style-name="ce9" table:formula="of:=CONCATENATE(&quot;(INF:) &quot;;[.A94];[.F94];[.G94];[.H94];[.I94];[.J94];[.K94];[.L94];[.M94];[.N94];[.O94];[.P94];[.Q94];[.R94];[.S94];[.T94];[.U94];[.V94];[.W94];[.X94];[.Y94];[.Z94];[.AB94])" office:value-type="string" office:string-value="(INF:) schieben ※ PRS1: schieb — er schiebt ※ PRS2: schieb — IMP: schieb! — PTT: er schob ※ PTS: schöb — geschoben haben">
            <text:p>(INF:) schieben ※ PRS1: schieb — er schiebt ※ PRS2: schieb — IMP: schieb! — PTT: er schob ※ PTS: schöb — geschoben haben</text:p>
          </table:table-cell>
          <table:table-cell table:number-columns-repeated="994"/>
        </table:table-row>
        <table:table-row table:style-name="ro1">
          <table:table-cell office:value-type="string">
            <text:p>schießen</text:p>
          </table:table-cell>
          <table:table-cell office:value-type="string">
            <text:p><text:s/>"</text:p>
          </table:table-cell>
          <table:table-cell office:value-type="string">
            <text:p>to shoot</text:p>
          </table:table-cell>
          <table:table-cell office:value-type="string">
            <text:p>" </text:p>
          </table:table-cell>
          <table:table-cell office:value-type="string">
            <text:p>(related: compare shoot, shot, shot)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ie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ie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schieß =&gt; du schießt (instead of ‡schie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ie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o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ö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chossen haben</text:p>
          </table:table-cell>
          <table:table-cell table:style-name="ce32" table:formula="of:=CONCATENATE([.A95]; &quot;          (forms?)&quot;)" office:value-type="string" office:string-value="schießen          (forms?)">
            <text:p>schießen <text:s text:c="9"/>(forms?)</text:p>
          </table:table-cell>
          <table:table-cell table:style-name="ce9" table:formula="of:=CONCATENATE(&quot;(INF:) &quot;;[.A95];[.F95];[.G95];[.H95];[.I95];[.J95];[.K95];[.L95];[.M95];[.N95];[.O95];[.P95];[.Q95];[.R95];[.S95];[.T95];[.U95];[.V95];[.W95];[.X95];[.Y95];[.Z95];[.AB95])" office:value-type="string" office:string-value="(INF:) schießen ※ PRS1: schieß — er schießt ※ PRS2: schieß =&gt; du schießt (instead of ‡schießst !) — IMP: schieß! — PTT: er schoss ※ PTS: schöss — geschossen haben">
            <text:p>(INF:) schießen ※ PRS1: schieß — er schießt ※ PRS2: schieß =&gt; du schießt (instead of ‡schießst !) — IMP: schieß! — PTT: er schoss ※ PTS: schöss — geschossen haben</text:p>
          </table:table-cell>
          <table:table-cell table:number-columns-repeated="994"/>
        </table:table-row>
        <table:table-row table:style-name="ro1">
          <table:table-cell office:value-type="string">
            <text:p>schlafen</text:p>
          </table:table-cell>
          <table:table-cell office:value-type="string">
            <text:p><text:s/>"</text:p>
          </table:table-cell>
          <table:table-cell office:value-type="string">
            <text:p>to sleep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la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lä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lä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la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lie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lie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lafen haben</text:p>
          </table:table-cell>
          <table:table-cell table:style-name="ce32" table:formula="of:=CONCATENATE([.A96]; &quot;          (forms?)&quot;)" office:value-type="string" office:string-value="schlafen          (forms?)">
            <text:p>schlafen <text:s text:c="9"/>(forms?)</text:p>
          </table:table-cell>
          <table:table-cell table:style-name="ce9" table:formula="of:=CONCATENATE(&quot;(INF:) &quot;;[.A96];[.F96];[.G96];[.H96];[.I96];[.J96];[.K96];[.L96];[.M96];[.N96];[.O96];[.P96];[.Q96];[.R96];[.S96];[.T96];[.U96];[.V96];[.W96];[.X96];[.Y96];[.Z96];[.AB96])" office:value-type="string" office:string-value="(INF:) schlafen ※ PRS1: schlaf — er schläft ※ PRS2: schläf — IMP: schlaf! — PTT: er schlief ※ PTS: schlief — geschlafen haben">
            <text:p>(INF:) schlafen ※ PRS1: schlaf — er schläft ※ PRS2: schläf — IMP: schlaf! — PTT: er schlief ※ PTS: schlief — geschlafen haben</text:p>
          </table:table-cell>
          <table:table-cell table:number-columns-repeated="994"/>
        </table:table-row>
        <table:table-row table:style-name="ro1">
          <table:table-cell office:value-type="string">
            <text:p>schlagen</text:p>
          </table:table-cell>
          <table:table-cell office:value-type="string">
            <text:p><text:s/>"</text:p>
          </table:table-cell>
          <table:table-cell office:value-type="string">
            <text:p>to beat, to hit; to defeat</text:p>
          </table:table-cell>
          <table:table-cell office:value-type="string">
            <text:p>" </text:p>
          </table:table-cell>
          <table:table-cell office:value-type="string">
            <text:p>(related to slay: compare slay, slew, slai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la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lä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lä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la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lu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lü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lagen haben</text:p>
          </table:table-cell>
          <table:table-cell table:style-name="ce32" table:formula="of:=CONCATENATE([.A97]; &quot;          (forms?)&quot;)" office:value-type="string" office:string-value="schlagen          (forms?)">
            <text:p>schlagen <text:s text:c="9"/>(forms?)</text:p>
          </table:table-cell>
          <table:table-cell table:style-name="ce9" table:formula="of:=CONCATENATE(&quot;(INF:) &quot;;[.A97];[.F97];[.G97];[.H97];[.I97];[.J97];[.K97];[.L97];[.M97];[.N97];[.O97];[.P97];[.Q97];[.R97];[.S97];[.T97];[.U97];[.V97];[.W97];[.X97];[.Y97];[.Z97];[.AB97])" office:value-type="string" office:string-value="(INF:) schlagen ※ PRS1: schlag — er schlägt ※ PRS2: schläg — IMP: schlag! — PTT: er schlug ※ PTS: schlüg — geschlagen haben">
            <text:p>(INF:) schlagen ※ PRS1: schlag — er schlägt ※ PRS2: schläg — IMP: schlag! — PTT: er schlug ※ PTS: schlüg — geschlagen haben</text:p>
          </table:table-cell>
          <table:table-cell table:number-columns-repeated="994"/>
        </table:table-row>
        <table:table-row table:style-name="ro1">
          <table:table-cell office:value-type="string">
            <text:p>schließen</text:p>
          </table:table-cell>
          <table:table-cell office:value-type="string">
            <text:p><text:s/>"</text:p>
          </table:table-cell>
          <table:table-cell office:value-type="string">
            <text:p>to close; to lock; to conclud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lie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lie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schließ =&gt; du schließt (instead of ‡schlie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lie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los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lös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lossen haben</text:p>
          </table:table-cell>
          <table:table-cell table:style-name="ce32" table:formula="of:=CONCATENATE([.A98]; &quot;          (forms?)&quot;)" office:value-type="string" office:string-value="schließen          (forms?)">
            <text:p>schließen <text:s text:c="9"/>(forms?)</text:p>
          </table:table-cell>
          <table:table-cell table:style-name="ce9" table:formula="of:=CONCATENATE(&quot;(INF:) &quot;;[.A98];[.F98];[.G98];[.H98];[.I98];[.J98];[.K98];[.L98];[.M98];[.N98];[.O98];[.P98];[.Q98];[.R98];[.S98];[.T98];[.U98];[.V98];[.W98];[.X98];[.Y98];[.Z98];[.AB98])" office:value-type="string" office:string-value="(INF:) schließen ※ PRS1: schließ — er schließt ※ PRS2: schließ =&gt; du schließt (instead of ‡schließst !) — IMP: schließ! — PTT: er schloss ※ PTS: schlöss — geschlossen haben">
            <text:p>(INF:) schließen ※ PRS1: schließ — er schließt ※ PRS2: schließ =&gt; du schließt (instead of ‡schließst !) — IMP: schließ! — PTT: er schloss ※ PTS: schlöss — geschlossen haben</text:p>
          </table:table-cell>
          <table:table-cell table:number-columns-repeated="994"/>
        </table:table-row>
        <table:table-row table:style-name="ro1">
          <table:table-cell office:value-type="string">
            <text:p>schneiden</text:p>
          </table:table-cell>
          <table:table-cell office:value-type="string">
            <text:p><text:s/>"</text:p>
          </table:table-cell>
          <table:table-cell office:value-type="string">
            <text:p>to cut; to intersec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nei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nei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nei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nei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nit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nit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nitten haben</text:p>
          </table:table-cell>
          <table:table-cell table:style-name="ce32" table:formula="of:=CONCATENATE([.A99]; &quot;          (forms?)&quot;)" office:value-type="string" office:string-value="schneiden          (forms?)">
            <text:p>schneiden <text:s text:c="9"/>(forms?)</text:p>
          </table:table-cell>
          <table:table-cell table:style-name="ce9" table:formula="of:=CONCATENATE(&quot;(INF:) &quot;;[.A99];[.F99];[.G99];[.H99];[.I99];[.J99];[.K99];[.L99];[.M99];[.N99];[.O99];[.P99];[.Q99];[.R99];[.S99];[.T99];[.U99];[.V99];[.W99];[.X99];[.Y99];[.Z99];[.AB99])" office:value-type="string" office:string-value="(INF:) schneiden ※ PRS1: schneid — er schneidet ※ PRS2: schneide — IMP: schneid! — PTT: er schnitt ※ PTS: schnitt — geschnitten haben">
            <text:p>(INF:) schneiden ※ PRS1: schneid — er schneidet ※ PRS2: schneide — IMP: schneid! — PTT: er schnitt ※ PTS: schnitt — geschnitten haben</text:p>
          </table:table-cell>
          <table:table-cell table:number-columns-repeated="994"/>
        </table:table-row>
        <table:table-row table:style-name="ro1">
          <table:table-cell office:value-type="string">
            <text:p>schreiben</text:p>
          </table:table-cell>
          <table:table-cell office:value-type="string">
            <text:p><text:s/>"</text:p>
          </table:table-cell>
          <table:table-cell office:value-type="string">
            <text:p>to write; to spell</text:p>
          </table:table-cell>
          <table:table-cell office:value-type="string">
            <text:p>" </text:p>
          </table:table-cell>
          <table:table-cell office:value-type="string">
            <text:p>(distantly related to scribe, script etc.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rei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rei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rei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rei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rie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rie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rieben haben</text:p>
          </table:table-cell>
          <table:table-cell table:style-name="ce32" table:formula="of:=CONCATENATE([.A100]; &quot;          (forms?)&quot;)" office:value-type="string" office:string-value="schreiben          (forms?)">
            <text:p>schreiben <text:s text:c="9"/>(forms?)</text:p>
          </table:table-cell>
          <table:table-cell table:style-name="ce9" table:formula="of:=CONCATENATE(&quot;(INF:) &quot;;[.A100];[.F100];[.G100];[.H100];[.I100];[.J100];[.K100];[.L100];[.M100];[.N100];[.O100];[.P100];[.Q100];[.R100];[.S100];[.T100];[.U100];[.V100];[.W100];[.X100];[.Y100];[.Z100];[.AB100])" office:value-type="string" office:string-value="(INF:) schreiben ※ PRS1: schreib — er schreibt ※ PRS2: schreib — IMP: schreib! — PTT: er schrieb ※ PTS: schrieb — geschrieben haben">
            <text:p>(INF:) schreiben ※ PRS1: schreib — er schreibt ※ PRS2: schreib — IMP: schreib! — PTT: er schrieb ※ PTS: schrieb — geschrieben haben</text:p>
          </table:table-cell>
          <table:table-cell table:number-columns-repeated="994"/>
        </table:table-row>
        <table:table-row table:style-name="ro1">
          <table:table-cell office:value-type="string">
            <text:p>schreien</text:p>
          </table:table-cell>
          <table:table-cell office:value-type="string">
            <text:p><text:s/>"</text:p>
          </table:table-cell>
          <table:table-cell office:value-type="string">
            <text:p>to scream, to shout</text:p>
          </table:table-cell>
          <table:table-cell office:value-type="string">
            <text:p>" </text:p>
          </table:table-cell>
          <table:table-cell office:value-type="string">
            <text:p>(related to scream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rei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rei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rei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rei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rie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schri (instead of ‡schrie !) 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rien haben</text:p>
          </table:table-cell>
          <table:table-cell table:style-name="ce32" table:formula="of:=CONCATENATE([.A101]; &quot;          (forms?)&quot;)" office:value-type="string" office:string-value="schreien          (forms?)">
            <text:p>schreien <text:s text:c="9"/>(forms?)</text:p>
          </table:table-cell>
          <table:table-cell table:style-name="ce9" table:formula="of:=CONCATENATE(&quot;(INF:) &quot;;[.A101];[.F101];[.G101];[.H101];[.I101];[.J101];[.K101];[.L101];[.M101];[.N101];[.O101];[.P101];[.Q101];[.R101];[.S101];[.T101];[.U101];[.V101];[.W101];[.X101];[.Y101];[.Z101];[.AB101])" office:value-type="string" office:string-value="(INF:) schreien ※ PRS1: schrei — er schreit ※ PRS2: schrei — IMP: schrei! — PTT: er schrie ※ PTS: schri (instead of ‡schrie !)  — geschrien haben">
            <text:p>(INF:) schreien ※ PRS1: schrei — er schreit ※ PRS2: schrei — IMP: schrei! — PTT: er schrie ※ PTS: schri (instead of ‡schrie !) <text:s/>— geschrien haben</text:p>
          </table:table-cell>
          <table:table-cell table:number-columns-repeated="994"/>
        </table:table-row>
        <table:table-row table:style-name="ro1">
          <table:table-cell office:value-type="string">
            <text:p>schweigen</text:p>
          </table:table-cell>
          <table:table-cell office:value-type="string">
            <text:p><text:s/>"</text:p>
          </table:table-cell>
          <table:table-cell office:value-type="string">
            <text:p>to be silent, to keep quiet, to stop talking, to shut up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wei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wei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wei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wei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wie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wie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wiegen haben</text:p>
          </table:table-cell>
          <table:table-cell table:style-name="ce32" table:formula="of:=CONCATENATE([.A102]; &quot;          (forms?)&quot;)" office:value-type="string" office:string-value="schweigen          (forms?)">
            <text:p>schweigen <text:s text:c="9"/>(forms?)</text:p>
          </table:table-cell>
          <table:table-cell table:style-name="ce9" table:formula="of:=CONCATENATE(&quot;(INF:) &quot;;[.A102];[.F102];[.G102];[.H102];[.I102];[.J102];[.K102];[.L102];[.M102];[.N102];[.O102];[.P102];[.Q102];[.R102];[.S102];[.T102];[.U102];[.V102];[.W102];[.X102];[.Y102];[.Z102];[.AB102])" office:value-type="string" office:string-value="(INF:) schweigen ※ PRS1: schweig — er schweigt ※ PRS2: schweig — IMP: schweig! — PTT: er schwieg ※ PTS: schwieg — geschwiegen haben">
            <text:p>(INF:) schweigen ※ PRS1: schweig — er schweigt ※ PRS2: schweig — IMP: schweig! — PTT: er schwieg ※ PTS: schwieg — geschwiegen haben</text:p>
          </table:table-cell>
          <table:table-cell table:number-columns-repeated="994"/>
        </table:table-row>
        <table:table-row table:style-name="ro1">
          <table:table-cell office:value-type="string">
            <text:p>schwellen</text:p>
          </table:table-cell>
          <table:table-cell office:value-type="string">
            <text:p><text:s/>"</text:p>
          </table:table-cell>
          <table:table-cell office:value-type="string">
            <text:p>to swell</text:p>
          </table:table-cell>
          <table:table-cell office:value-type="string">
            <text:p>" </text:p>
          </table:table-cell>
          <table:table-cell office:value-type="string">
            <text:p>(related: compare swell, swole, swoll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well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wil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wil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will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woll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wöll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wollen sein</text:p>
          </table:table-cell>
          <table:table-cell table:style-name="ce32" table:formula="of:=CONCATENATE([.A103]; &quot;          (forms?)&quot;)" office:value-type="string" office:string-value="schwellen          (forms?)">
            <text:p>schwellen <text:s text:c="9"/>(forms?)</text:p>
          </table:table-cell>
          <table:table-cell table:style-name="ce9" table:formula="of:=CONCATENATE(&quot;(INF:) &quot;;[.A103];[.F103];[.G103];[.H103];[.I103];[.J103];[.K103];[.L103];[.M103];[.N103];[.O103];[.P103];[.Q103];[.R103];[.S103];[.T103];[.U103];[.V103];[.W103];[.X103];[.Y103];[.Z103];[.AB103])" office:value-type="string" office:string-value="(INF:) schwellen ※ PRS1: schwell — er schwillt ※ PRS2: schwill — IMP: schwill! — PTT: er schwoll ※ PTS: schwöll — geschwollen sein">
            <text:p>(INF:) schwellen ※ PRS1: schwell — er schwillt ※ PRS2: schwill — IMP: schwill! — PTT: er schwoll ※ PTS: schwöll — geschwollen sein</text:p>
          </table:table-cell>
          <table:table-cell table:number-columns-repeated="994"/>
        </table:table-row>
        <table:table-row table:style-name="ro1">
          <table:table-cell office:value-type="string">
            <text:p>schwimmen</text:p>
          </table:table-cell>
          <table:table-cell office:value-type="string">
            <text:p><text:s/>"</text:p>
          </table:table-cell>
          <table:table-cell office:value-type="string">
            <text:p>to swim; to float</text:p>
          </table:table-cell>
          <table:table-cell office:value-type="string">
            <text:p>" </text:p>
          </table:table-cell>
          <table:table-cell office:value-type="string">
            <text:p>(related to swim: compare swim, swam, swum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wimm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wimm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wimm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wimm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wamm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wämm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chwommen sein</text:p>
          </table:table-cell>
          <table:table-cell table:style-name="ce32" table:formula="of:=CONCATENATE([.A104]; &quot;          (forms?)&quot;)" office:value-type="string" office:string-value="schwimmen          (forms?)">
            <text:p>schwimmen <text:s text:c="9"/>(forms?)</text:p>
          </table:table-cell>
          <table:table-cell table:style-name="ce9" table:formula="of:=CONCATENATE(&quot;(INF:) &quot;;[.A104];[.F104];[.G104];[.H104];[.I104];[.J104];[.K104];[.L104];[.M104];[.N104];[.O104];[.P104];[.Q104];[.R104];[.S104];[.T104];[.U104];[.V104];[.W104];[.X104];[.Y104];[.Z104];[.AB104])" office:value-type="string" office:string-value="(INF:) schwimmen ※ PRS1: schwimm — er schwimmt ※ PRS2: schwimm — IMP: schwimm! — PTT: er schwamm ※ PTS: schwämm — geschwommen sein">
            <text:p>(INF:) schwimmen ※ PRS1: schwimm — er schwimmt ※ PRS2: schwimm — IMP: schwimm! — PTT: er schwamm ※ PTS: schwämm — geschwommen sein</text:p>
          </table:table-cell>
          <table:table-cell table:number-columns-repeated="994"/>
        </table:table-row>
        <table:table-row table:style-name="ro1">
          <table:table-cell office:value-type="string">
            <text:p>schwingen</text:p>
          </table:table-cell>
          <table:table-cell office:value-type="string">
            <text:p><text:s/>"</text:p>
          </table:table-cell>
          <table:table-cell office:value-type="string">
            <text:p>to swing; to wave</text:p>
          </table:table-cell>
          <table:table-cell office:value-type="string">
            <text:p>" </text:p>
          </table:table-cell>
          <table:table-cell office:value-type="string">
            <text:p>(related to swing: compare swing, swung, swung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w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w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w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w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w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w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chwungen haben</text:p>
          </table:table-cell>
          <table:table-cell table:style-name="ce32" table:formula="of:=CONCATENATE([.A105]; &quot;          (forms?)&quot;)" office:value-type="string" office:string-value="schwingen          (forms?)">
            <text:p>schwingen <text:s text:c="9"/>(forms?)</text:p>
          </table:table-cell>
          <table:table-cell table:style-name="ce9" table:formula="of:=CONCATENATE(&quot;(INF:) &quot;;[.A105];[.F105];[.G105];[.H105];[.I105];[.J105];[.K105];[.L105];[.M105];[.N105];[.O105];[.P105];[.Q105];[.R105];[.S105];[.T105];[.U105];[.V105];[.W105];[.X105];[.Y105];[.Z105];[.AB105])" office:value-type="string" office:string-value="(INF:) schwingen ※ PRS1: schwing — er schwingt ※ PRS2: schwing — IMP: schwing! — PTT: er schwang ※ PTS: schwäng — geschwungen haben">
            <text:p>(INF:) schwingen ※ PRS1: schwing — er schwingt ※ PRS2: schwing — IMP: schwing! — PTT: er schwang ※ PTS: schwäng — geschwungen haben</text:p>
          </table:table-cell>
          <table:table-cell table:number-columns-repeated="994"/>
        </table:table-row>
        <table:table-row table:style-name="ro1">
          <table:table-cell office:value-type="string">
            <text:p>schwören</text:p>
          </table:table-cell>
          <table:table-cell office:value-type="string">
            <text:p><text:s/>"</text:p>
          </table:table-cell>
          <table:table-cell office:value-type="string">
            <text:p>to swear, to take an oath</text:p>
          </table:table-cell>
          <table:table-cell office:value-type="string">
            <text:p>" </text:p>
          </table:table-cell>
          <table:table-cell office:value-type="string">
            <text:p>(related to swear: compare swear, swore, swor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chwör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chwör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chwör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chwör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chwor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chwör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chworen haben</text:p>
          </table:table-cell>
          <table:table-cell table:style-name="ce32" table:formula="of:=CONCATENATE([.A106]; &quot;          (forms?)&quot;)" office:value-type="string" office:string-value="schwören          (forms?)">
            <text:p>schwören <text:s text:c="9"/>(forms?)</text:p>
          </table:table-cell>
          <table:table-cell table:style-name="ce9" table:formula="of:=CONCATENATE(&quot;(INF:) &quot;;[.A106];[.F106];[.G106];[.H106];[.I106];[.J106];[.K106];[.L106];[.M106];[.N106];[.O106];[.P106];[.Q106];[.R106];[.S106];[.T106];[.U106];[.V106];[.W106];[.X106];[.Y106];[.Z106];[.AB106])" office:value-type="string" office:string-value="(INF:) schwören ※ PRS1: schwör — er schwört ※ PRS2: schwör — IMP: schwör! — PTT: er schwor ※ PTS: schwör — geschworen haben">
            <text:p>(INF:) schwören ※ PRS1: schwör — er schwört ※ PRS2: schwör — IMP: schwör! — PTT: er schwor ※ PTS: schwör — geschworen haben</text:p>
          </table:table-cell>
          <table:table-cell table:number-columns-repeated="994"/>
        </table:table-row>
        <table:table-row table:style-name="ro1">
          <table:table-cell office:value-type="string">
            <text:p>sehen</text:p>
          </table:table-cell>
          <table:table-cell office:value-type="string">
            <text:p><text:s/>"</text:p>
          </table:table-cell>
          <table:table-cell office:value-type="string">
            <text:p>to see</text:p>
          </table:table-cell>
          <table:table-cell office:value-type="string">
            <text:p>" </text:p>
          </table:table-cell>
          <table:table-cell office:value-type="string">
            <text:p>(related: compare see, saw, se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i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i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i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a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ä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ehen haben</text:p>
          </table:table-cell>
          <table:table-cell table:style-name="ce32" table:formula="of:=CONCATENATE([.A107]; &quot;          (forms?)&quot;)" office:value-type="string" office:string-value="sehen          (forms?)">
            <text:p>sehen <text:s text:c="9"/>(forms?)</text:p>
          </table:table-cell>
          <table:table-cell table:style-name="ce9" table:formula="of:=CONCATENATE(&quot;(INF:) &quot;;[.A107];[.F107];[.G107];[.H107];[.I107];[.J107];[.K107];[.L107];[.M107];[.N107];[.O107];[.P107];[.Q107];[.R107];[.S107];[.T107];[.U107];[.V107];[.W107];[.X107];[.Y107];[.Z107];[.AB107])" office:value-type="string" office:string-value="(INF:) sehen ※ PRS1: seh — er sieht ※ PRS2: sieh — IMP: sieh! — PTT: er sah ※ PTS: säh — gesehen haben">
            <text:p>(INF:) sehen ※ PRS1: seh — er sieht ※ PRS2: sieh — IMP: sieh! — PTT: er sah ※ PTS: säh — gesehen haben</text:p>
          </table:table-cell>
          <table:table-cell table:number-columns-repeated="994"/>
        </table:table-row>
        <table:table-row table:style-name="ro1">
          <table:table-cell office:value-type="string">
            <text:p>singen</text:p>
          </table:table-cell>
          <table:table-cell office:value-type="string">
            <text:p><text:s/>"</text:p>
          </table:table-cell>
          <table:table-cell office:value-type="string">
            <text:p>to sing</text:p>
          </table:table-cell>
          <table:table-cell office:value-type="string">
            <text:p>" </text:p>
          </table:table-cell>
          <table:table-cell office:value-type="string">
            <text:p>(related: compare sing, sang, sung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ungen haben</text:p>
          </table:table-cell>
          <table:table-cell table:style-name="ce32" table:formula="of:=CONCATENATE([.A108]; &quot;          (forms?)&quot;)" office:value-type="string" office:string-value="singen          (forms?)">
            <text:p>singen <text:s text:c="9"/>(forms?)</text:p>
          </table:table-cell>
          <table:table-cell table:style-name="ce9" table:formula="of:=CONCATENATE(&quot;(INF:) &quot;;[.A108];[.F108];[.G108];[.H108];[.I108];[.J108];[.K108];[.L108];[.M108];[.N108];[.O108];[.P108];[.Q108];[.R108];[.S108];[.T108];[.U108];[.V108];[.W108];[.X108];[.Y108];[.Z108];[.AB108])" office:value-type="string" office:string-value="(INF:) singen ※ PRS1: sing — er singt ※ PRS2: sing — IMP: sing! — PTT: er sang ※ PTS: säng — gesungen haben">
            <text:p>(INF:) singen ※ PRS1: sing — er singt ※ PRS2: sing — IMP: sing! — PTT: er sang ※ PTS: säng — gesungen haben</text:p>
          </table:table-cell>
          <table:table-cell table:number-columns-repeated="994"/>
        </table:table-row>
        <table:table-row table:style-name="ro1">
          <table:table-cell office:value-type="string">
            <text:p>sinken</text:p>
          </table:table-cell>
          <table:table-cell office:value-type="string">
            <text:p><text:s/>"</text:p>
          </table:table-cell>
          <table:table-cell office:value-type="string">
            <text:p>to sink; to fall, to drop</text:p>
          </table:table-cell>
          <table:table-cell office:value-type="string">
            <text:p>" </text:p>
          </table:table-cell>
          <table:table-cell office:value-type="string">
            <text:p>(related to sink: compare sink, sank, sunk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ink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ink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ink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ink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ank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änk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unken sein</text:p>
          </table:table-cell>
          <table:table-cell table:style-name="ce32" table:formula="of:=CONCATENATE([.A109]; &quot;          (forms?)&quot;)" office:value-type="string" office:string-value="sinken          (forms?)">
            <text:p>sinken <text:s text:c="9"/>(forms?)</text:p>
          </table:table-cell>
          <table:table-cell table:style-name="ce9" table:formula="of:=CONCATENATE(&quot;(INF:) &quot;;[.A109];[.F109];[.G109];[.H109];[.I109];[.J109];[.K109];[.L109];[.M109];[.N109];[.O109];[.P109];[.Q109];[.R109];[.S109];[.T109];[.U109];[.V109];[.W109];[.X109];[.Y109];[.Z109];[.AB109])" office:value-type="string" office:string-value="(INF:) sinken ※ PRS1: sink — er sinkt ※ PRS2: sink — IMP: sink! — PTT: er sank ※ PTS: sänk — gesunken sein">
            <text:p>(INF:) sinken ※ PRS1: sink — er sinkt ※ PRS2: sink — IMP: sink! — PTT: er sank ※ PTS: sänk — gesunken sei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sitzen</text:p>
          </table:table-cell>
          <table:table-cell office:value-type="string">
            <text:p><text:s/>"</text:p>
          </table:table-cell>
          <table:table-cell table:style-name="ce6" office:value-type="string">
            <text:p>to sit</text:p>
          </table:table-cell>
          <table:table-cell office:value-type="string">
            <text:p>" </text:p>
          </table:table-cell>
          <table:table-cell office:value-type="string">
            <text:p>(related: compare sit, sat, sat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itz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itz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sitz =&gt; du sitzt (instead of ‡sitz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itz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a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ä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essen haben</text:p>
          </table:table-cell>
          <table:table-cell table:style-name="ce32" table:formula="of:=CONCATENATE([.A110]; &quot;          (forms?)&quot;)" office:value-type="string" office:string-value="sitzen          (forms?)">
            <text:p>sitzen <text:s text:c="9"/>(forms?)</text:p>
          </table:table-cell>
          <table:table-cell table:style-name="ce9" table:formula="of:=CONCATENATE(&quot;(INF:) &quot;;[.A110];[.F110];[.G110];[.H110];[.I110];[.J110];[.K110];[.L110];[.M110];[.N110];[.O110];[.P110];[.Q110];[.R110];[.S110];[.T110];[.U110];[.V110];[.W110];[.X110];[.Y110];[.Z110];[.AB110])" office:value-type="string" office:string-value="(INF:) sitzen ※ PRS1: sitz — er sitzt ※ PRS2: sitz =&gt; du sitzt (instead of ‡sitzst !) — IMP: sitz! — PTT: er saß ※ PTS: säß — gesessen haben">
            <text:p>(INF:) sitzen ※ PRS1: sitz — er sitzt ※ PRS2: sitz =&gt; du sitzt (instead of ‡sitzst !) — IMP: sitz! — PTT: er saß ※ PTS: säß — gesessen haben</text:p>
          </table:table-cell>
          <table:table-cell table:number-columns-repeated="994"/>
        </table:table-row>
        <table:table-row table:style-name="ro1">
          <table:table-cell office:value-type="string">
            <text:p>sprechen</text:p>
          </table:table-cell>
          <table:table-cell office:value-type="string">
            <text:p><text:s/>"</text:p>
          </table:table-cell>
          <table:table-cell office:value-type="string">
            <text:p>to speak</text:p>
          </table:table-cell>
          <table:table-cell office:value-type="string">
            <text:p>" </text:p>
          </table:table-cell>
          <table:table-cell office:value-type="string">
            <text:p>(related: compare speak, spoke, spok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pre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pri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pri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pri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pra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prä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prochen haben</text:p>
          </table:table-cell>
          <table:table-cell table:style-name="ce32" table:formula="of:=CONCATENATE([.A111]; &quot;          (forms?)&quot;)" office:value-type="string" office:string-value="sprechen          (forms?)">
            <text:p>sprechen <text:s text:c="9"/>(forms?)</text:p>
          </table:table-cell>
          <table:table-cell table:style-name="ce9" table:formula="of:=CONCATENATE(&quot;(INF:) &quot;;[.A111];[.F111];[.G111];[.H111];[.I111];[.J111];[.K111];[.L111];[.M111];[.N111];[.O111];[.P111];[.Q111];[.R111];[.S111];[.T111];[.U111];[.V111];[.W111];[.X111];[.Y111];[.Z111];[.AB111])" office:value-type="string" office:string-value="(INF:) sprechen ※ PRS1: sprech — er spricht ※ PRS2: sprich — IMP: sprich! — PTT: er sprach ※ PTS: spräch — gesprochen haben">
            <text:p>(INF:) sprechen ※ PRS1: sprech — er spricht ※ PRS2: sprich — IMP: sprich! — PTT: er sprach ※ PTS: spräch — gesprochen haben</text:p>
          </table:table-cell>
          <table:table-cell table:number-columns-repeated="994"/>
        </table:table-row>
        <table:table-row table:style-name="ro1">
          <table:table-cell office:value-type="string">
            <text:p>springen</text:p>
          </table:table-cell>
          <table:table-cell office:value-type="string">
            <text:p><text:s/>"</text:p>
          </table:table-cell>
          <table:table-cell office:value-type="string">
            <text:p>to jump</text:p>
          </table:table-cell>
          <table:table-cell office:value-type="string">
            <text:p>" </text:p>
          </table:table-cell>
          <table:table-cell office:value-type="string">
            <text:p>(related to spring: compare spring, sprang, sprung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pr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pr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pr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pr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pr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pr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prungen sein</text:p>
          </table:table-cell>
          <table:table-cell table:style-name="ce32" table:formula="of:=CONCATENATE([.A112]; &quot;          (forms?)&quot;)" office:value-type="string" office:string-value="springen          (forms?)">
            <text:p>springen <text:s text:c="9"/>(forms?)</text:p>
          </table:table-cell>
          <table:table-cell table:style-name="ce9" table:formula="of:=CONCATENATE(&quot;(INF:) &quot;;[.A112];[.F112];[.G112];[.H112];[.I112];[.J112];[.K112];[.L112];[.M112];[.N112];[.O112];[.P112];[.Q112];[.R112];[.S112];[.T112];[.U112];[.V112];[.W112];[.X112];[.Y112];[.Z112];[.AB112])" office:value-type="string" office:string-value="(INF:) springen ※ PRS1: spring — er springt ※ PRS2: spring — IMP: spring! — PTT: er sprang ※ PTS: spräng — gesprungen sein">
            <text:p>(INF:) springen ※ PRS1: spring — er springt ※ PRS2: spring — IMP: spring! — PTT: er sprang ※ PTS: spräng — gesprungen sein</text:p>
          </table:table-cell>
          <table:table-cell table:number-columns-repeated="994"/>
        </table:table-row>
        <table:table-row table:style-name="ro1">
          <table:table-cell office:value-type="string">
            <text:p>stechen</text:p>
          </table:table-cell>
          <table:table-cell office:value-type="string">
            <text:p><text:s/>"</text:p>
          </table:table-cell>
          <table:table-cell office:value-type="string">
            <text:p>to poke; to sting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e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i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i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i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a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ä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ochen haben</text:p>
          </table:table-cell>
          <table:table-cell table:style-name="ce32" table:formula="of:=CONCATENATE([.A113]; &quot;          (forms?)&quot;)" office:value-type="string" office:string-value="stechen          (forms?)">
            <text:p>stechen <text:s text:c="9"/>(forms?)</text:p>
          </table:table-cell>
          <table:table-cell table:style-name="ce9" table:formula="of:=CONCATENATE(&quot;(INF:) &quot;;[.A113];[.F113];[.G113];[.H113];[.I113];[.J113];[.K113];[.L113];[.M113];[.N113];[.O113];[.P113];[.Q113];[.R113];[.S113];[.T113];[.U113];[.V113];[.W113];[.X113];[.Y113];[.Z113];[.AB113])" office:value-type="string" office:string-value="(INF:) stechen ※ PRS1: stech — er sticht ※ PRS2: stich — IMP: stich! — PTT: er stach ※ PTS: stäch — gestochen haben">
            <text:p>(INF:) stechen ※ PRS1: stech — er sticht ※ PRS2: stich — IMP: stich! — PTT: er stach ※ PTS: stäch — gestochen haben</text:p>
          </table:table-cell>
          <table:table-cell table:number-columns-repeated="994"/>
        </table:table-row>
        <table:table-row table:style-name="ro1">
          <table:table-cell office:value-type="string">
            <text:p>stehen</text:p>
          </table:table-cell>
          <table:table-cell office:value-type="string">
            <text:p><text:s/>"</text:p>
          </table:table-cell>
          <table:table-cell office:value-type="string">
            <text:p>to stand</text:p>
          </table:table-cell>
          <table:table-cell office:value-type="string">
            <text:p>" </text:p>
          </table:table-cell>
          <table:table-cell office:value-type="string">
            <text:p>(related: compare stand, stood, stoo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an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än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tanden haben</text:p>
          </table:table-cell>
          <table:table-cell table:style-name="ce32" table:formula="of:=CONCATENATE([.A114]; &quot;          (forms?)&quot;)" office:value-type="string" office:string-value="stehen          (forms?)">
            <text:p>stehen <text:s text:c="9"/>(forms?)</text:p>
          </table:table-cell>
          <table:table-cell table:style-name="ce9" table:formula="of:=CONCATENATE(&quot;(INF:) &quot;;[.A114];[.F114];[.G114];[.H114];[.I114];[.J114];[.K114];[.L114];[.M114];[.N114];[.O114];[.P114];[.Q114];[.R114];[.S114];[.T114];[.U114];[.V114];[.W114];[.X114];[.Y114];[.Z114];[.AB114])" office:value-type="string" office:string-value="(INF:) stehen ※ PRS1: steh — er steht ※ PRS2: steh — IMP: steh! — PTT: er stand ※ PTS: ständ — gestanden haben">
            <text:p>(INF:) stehen ※ PRS1: steh — er steht ※ PRS2: steh — IMP: steh! — PTT: er stand ※ PTS: ständ — gestanden haben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stehlen</text:p>
          </table:table-cell>
          <table:table-cell office:value-type="string">
            <text:p><text:s/>"</text:p>
          </table:table-cell>
          <table:table-cell table:style-name="ce6" office:value-type="string">
            <text:p>to steal</text:p>
          </table:table-cell>
          <table:table-cell office:value-type="string">
            <text:p>" </text:p>
          </table:table-cell>
          <table:table-cell office:value-type="string">
            <text:p>(related: compare steal, stole, stol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ehl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iehl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iehl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iehl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ahl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ähle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ohlen haben</text:p>
          </table:table-cell>
          <table:table-cell table:style-name="ce32" table:formula="of:=CONCATENATE([.A115]; &quot;          (forms?)&quot;)" office:value-type="string" office:string-value="stehlen          (forms?)">
            <text:p>stehlen <text:s text:c="9"/>(forms?)</text:p>
          </table:table-cell>
          <table:table-cell table:style-name="ce9" table:formula="of:=CONCATENATE(&quot;(INF:) &quot;;[.A115];[.F115];[.G115];[.H115];[.I115];[.J115];[.K115];[.L115];[.M115];[.N115];[.O115];[.P115];[.Q115];[.R115];[.S115];[.T115];[.U115];[.V115];[.W115];[.X115];[.Y115];[.Z115];[.AB115])" office:value-type="string" office:string-value="(INF:) stehlen ※ PRS1: stehl — er stiehlt ※ PRS2: stiehl — IMP: stiehl! — PTT: er stahl ※ PTS: stähle — gestohlen haben">
            <text:p>(INF:) stehlen ※ PRS1: stehl — er stiehlt ※ PRS2: stiehl — IMP: stiehl! — PTT: er stahl ※ PTS: stähle — gestohlen haben</text:p>
          </table:table-cell>
          <table:table-cell table:number-columns-repeated="994"/>
        </table:table-row>
        <table:table-row table:style-name="ro1">
          <table:table-cell office:value-type="string">
            <text:p>steigen</text:p>
          </table:table-cell>
          <table:table-cell office:value-type="string">
            <text:p><text:s/>"</text:p>
          </table:table-cell>
          <table:table-cell office:value-type="string">
            <text:p>to ascend</text:p>
          </table:table-cell>
          <table:table-cell office:value-type="string">
            <text:p>" </text:p>
          </table:table-cell>
          <table:table-cell table:style-name="Default"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ei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ei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ei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ei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ie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ie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iegen sein</text:p>
          </table:table-cell>
          <table:table-cell table:style-name="ce32" table:formula="of:=CONCATENATE([.A116]; &quot;          (forms?)&quot;)" office:value-type="string" office:string-value="steigen          (forms?)">
            <text:p>steigen <text:s text:c="9"/>(forms?)</text:p>
          </table:table-cell>
          <table:table-cell table:style-name="ce9" table:formula="of:=CONCATENATE(&quot;(INF:) &quot;;[.A116];[.F116];[.G116];[.H116];[.I116];[.J116];[.K116];[.L116];[.M116];[.N116];[.O116];[.P116];[.Q116];[.R116];[.S116];[.T116];[.U116];[.V116];[.W116];[.X116];[.Y116];[.Z116];[.AB116])" office:value-type="string" office:string-value="(INF:) steigen ※ PRS1: steig — er steigt ※ PRS2: steig — IMP: steig! — PTT: er stieg ※ PTS: stieg — gestiegen sein">
            <text:p>(INF:) steigen ※ PRS1: steig — er steigt ※ PRS2: steig — IMP: steig! — PTT: er stieg ※ PTS: stieg — gestiegen sein</text:p>
          </table:table-cell>
          <table:table-cell table:number-columns-repeated="994"/>
        </table:table-row>
        <table:table-row table:style-name="ro1">
          <table:table-cell office:value-type="string">
            <text:p>sterben</text:p>
          </table:table-cell>
          <table:table-cell office:value-type="string">
            <text:p><text:s/>"</text:p>
          </table:table-cell>
          <table:table-cell office:value-type="string">
            <text:p>to die</text:p>
          </table:table-cell>
          <table:table-cell office:value-type="string">
            <text:p>" </text:p>
          </table:table-cell>
          <table:table-cell office:value-type="string">
            <text:p>(related to starve 'to die from lack of food'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er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ir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ir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ir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ar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stürb (instead of ‡stärb !) 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orben sein</text:p>
          </table:table-cell>
          <table:table-cell table:style-name="ce32" table:formula="of:=CONCATENATE([.A117]; &quot;          (forms?)&quot;)" office:value-type="string" office:string-value="sterben          (forms?)">
            <text:p>sterben <text:s text:c="9"/>(forms?)</text:p>
          </table:table-cell>
          <table:table-cell table:style-name="ce9" table:formula="of:=CONCATENATE(&quot;(INF:) &quot;;[.A117];[.F117];[.G117];[.H117];[.I117];[.J117];[.K117];[.L117];[.M117];[.N117];[.O117];[.P117];[.Q117];[.R117];[.S117];[.T117];[.U117];[.V117];[.W117];[.X117];[.Y117];[.Z117];[.AB117])" office:value-type="string" office:string-value="(INF:) sterben ※ PRS1: sterb — er stirbt ※ PRS2: stirb — IMP: stirb! — PTT: er starb ※ PTS: stürb (instead of ‡stärb !)  — gestorben sein">
            <text:p>(INF:) sterben ※ PRS1: sterb — er stirbt ※ PRS2: stirb — IMP: stirb! — PTT: er starb ※ PTS: stürb (instead of ‡stärb !) <text:s/>— gestorben sein</text:p>
          </table:table-cell>
          <table:table-cell table:number-columns-repeated="994"/>
        </table:table-row>
        <table:table-row table:style-name="ro1">
          <table:table-cell office:value-type="string">
            <text:p>stinken</text:p>
          </table:table-cell>
          <table:table-cell office:value-type="string">
            <text:p><text:s/>"</text:p>
          </table:table-cell>
          <table:table-cell office:value-type="string">
            <text:p>to stink, to reek</text:p>
          </table:table-cell>
          <table:table-cell office:value-type="string">
            <text:p>" </text:p>
          </table:table-cell>
          <table:table-cell office:value-type="string">
            <text:p>(related to stink: compare stink, stank, stunk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ink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ink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ink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ink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ank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änk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unken haben</text:p>
          </table:table-cell>
          <table:table-cell table:style-name="ce32" table:formula="of:=CONCATENATE([.A118]; &quot;          (forms?)&quot;)" office:value-type="string" office:string-value="stinken          (forms?)">
            <text:p>stinken <text:s text:c="9"/>(forms?)</text:p>
          </table:table-cell>
          <table:table-cell table:style-name="ce9" table:formula="of:=CONCATENATE(&quot;(INF:) &quot;;[.A118];[.F118];[.G118];[.H118];[.I118];[.J118];[.K118];[.L118];[.M118];[.N118];[.O118];[.P118];[.Q118];[.R118];[.S118];[.T118];[.U118];[.V118];[.W118];[.X118];[.Y118];[.Z118];[.AB118])" office:value-type="string" office:string-value="(INF:) stinken ※ PRS1: stink — er stinkt ※ PRS2: stink — IMP: stink! — PTT: er stank ※ PTS: stänk — gestunken haben">
            <text:p>(INF:) stinken ※ PRS1: stink — er stinkt ※ PRS2: stink — IMP: stink! — PTT: er stank ※ PTS: stänk — gestunken haben</text:p>
          </table:table-cell>
          <table:table-cell table:number-columns-repeated="994"/>
        </table:table-row>
        <table:table-row table:style-name="ro1">
          <table:table-cell office:value-type="string">
            <text:p>stoßen</text:p>
          </table:table-cell>
          <table:table-cell office:value-type="string">
            <text:p><text:s/>"</text:p>
          </table:table-cell>
          <table:table-cell office:value-type="string">
            <text:p>to thrust; to bump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oß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öß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stöß =&gt; du stößt (instead of ‡stöß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oß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ie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ie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stoßen haben</text:p>
          </table:table-cell>
          <table:table-cell table:style-name="ce32" table:formula="of:=CONCATENATE([.A119]; &quot;          (forms?)&quot;)" office:value-type="string" office:string-value="stoßen          (forms?)">
            <text:p>stoßen <text:s text:c="9"/>(forms?)</text:p>
          </table:table-cell>
          <table:table-cell table:style-name="ce9" table:formula="of:=CONCATENATE(&quot;(INF:) &quot;;[.A119];[.F119];[.G119];[.H119];[.I119];[.J119];[.K119];[.L119];[.M119];[.N119];[.O119];[.P119];[.Q119];[.R119];[.S119];[.T119];[.U119];[.V119];[.W119];[.X119];[.Y119];[.Z119];[.AB119])" office:value-type="string" office:string-value="(INF:) stoßen ※ PRS1: stoß — er stößt ※ PRS2: stöß =&gt; du stößt (instead of ‡stößst !) — IMP: stoß! — PTT: er stieß ※ PTS: stieß — gestoßen haben">
            <text:p>(INF:) stoßen ※ PRS1: stoß — er stößt ※ PRS2: stöß =&gt; du stößt (instead of ‡stößst !) — IMP: stoß! — PTT: er stieß ※ PTS: stieß — gestoßen haben</text:p>
          </table:table-cell>
          <table:table-cell table:number-columns-repeated="994"/>
        </table:table-row>
        <table:table-row table:style-name="ro1">
          <table:table-cell office:value-type="string">
            <text:p>streichen</text:p>
          </table:table-cell>
          <table:table-cell office:value-type="string">
            <text:p><text:s/>"</text:p>
          </table:table-cell>
          <table:table-cell office:value-type="string">
            <text:p>to stroke; to cancel; to rub; to pain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rei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rei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rei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rei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ri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ri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richen haben</text:p>
          </table:table-cell>
          <table:table-cell table:style-name="ce32" table:formula="of:=CONCATENATE([.A120]; &quot;          (forms?)&quot;)" office:value-type="string" office:string-value="streichen          (forms?)">
            <text:p>streichen <text:s text:c="9"/>(forms?)</text:p>
          </table:table-cell>
          <table:table-cell table:style-name="ce9" table:formula="of:=CONCATENATE(&quot;(INF:) &quot;;[.A120];[.F120];[.G120];[.H120];[.I120];[.J120];[.K120];[.L120];[.M120];[.N120];[.O120];[.P120];[.Q120];[.R120];[.S120];[.T120];[.U120];[.V120];[.W120];[.X120];[.Y120];[.Z120];[.AB120])" office:value-type="string" office:string-value="(INF:) streichen ※ PRS1: streich — er streicht ※ PRS2: streich — IMP: streich! — PTT: er strich ※ PTS: strich — gestrichen haben">
            <text:p>(INF:) streichen ※ PRS1: streich — er streicht ※ PRS2: streich — IMP: streich! — PTT: er strich ※ PTS: strich — gestrichen haben</text:p>
          </table:table-cell>
          <table:table-cell table:number-columns-repeated="994"/>
        </table:table-row>
        <table:table-row table:style-name="ro1">
          <table:table-cell office:value-type="string">
            <text:p>streiten</text:p>
          </table:table-cell>
          <table:table-cell office:value-type="string">
            <text:p><text:s/>"</text:p>
          </table:table-cell>
          <table:table-cell office:value-type="string">
            <text:p>to argue, to fight, to quarrel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strei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streit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streit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strei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strit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strit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stritten haben</text:p>
          </table:table-cell>
          <table:table-cell table:style-name="ce32" table:formula="of:=CONCATENATE([.A121]; &quot;          (forms?)&quot;)" office:value-type="string" office:string-value="streiten          (forms?)">
            <text:p>streiten <text:s text:c="9"/>(forms?)</text:p>
          </table:table-cell>
          <table:table-cell table:style-name="ce9" table:formula="of:=CONCATENATE(&quot;(INF:) &quot;;[.A121];[.F121];[.G121];[.H121];[.I121];[.J121];[.K121];[.L121];[.M121];[.N121];[.O121];[.P121];[.Q121];[.R121];[.S121];[.T121];[.U121];[.V121];[.W121];[.X121];[.Y121];[.Z121];[.AB121])" office:value-type="string" office:string-value="(INF:) streiten ※ PRS1: streit — er streitet ※ PRS2: streite — IMP: streit! — PTT: er stritt ※ PTS: stritt — gestritten haben">
            <text:p>(INF:) streiten ※ PRS1: streit — er streitet ※ PRS2: streite — IMP: streit! — PTT: er stritt ※ PTS: stritt — gestritten haben</text:p>
          </table:table-cell>
          <table:table-cell table:number-columns-repeated="994"/>
        </table:table-row>
        <table:table-row table:style-name="ro1">
          <table:table-cell office:value-type="string">
            <text:p>tragen</text:p>
          </table:table-cell>
          <table:table-cell office:value-type="string">
            <text:p><text:s/>"</text:p>
          </table:table-cell>
          <table:table-cell office:value-type="string">
            <text:p>to carry, to bear; to wear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a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ä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rä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a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u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ü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tragen haben</text:p>
          </table:table-cell>
          <table:table-cell table:style-name="ce32" table:formula="of:=CONCATENATE([.A122]; &quot;          (forms?)&quot;)" office:value-type="string" office:string-value="tragen          (forms?)">
            <text:p>tragen <text:s text:c="9"/>(forms?)</text:p>
          </table:table-cell>
          <table:table-cell table:style-name="ce9" table:formula="of:=CONCATENATE(&quot;(INF:) &quot;;[.A122];[.F122];[.G122];[.H122];[.I122];[.J122];[.K122];[.L122];[.M122];[.N122];[.O122];[.P122];[.Q122];[.R122];[.S122];[.T122];[.U122];[.V122];[.W122];[.X122];[.Y122];[.Z122];[.AB122])" office:value-type="string" office:string-value="(INF:) tragen ※ PRS1: trag — er trägt ※ PRS2: träg — IMP: trag! — PTT: er trug ※ PTS: trüg — getragen haben">
            <text:p>(INF:) tragen ※ PRS1: trag — er trägt ※ PRS2: träg — IMP: trag! — PTT: er trug ※ PTS: trüg — getragen haben</text:p>
          </table:table-cell>
          <table:table-cell table:number-columns-repeated="994"/>
        </table:table-row>
        <table:table-row table:style-name="ro1">
          <table:table-cell office:value-type="string">
            <text:p>treffen</text:p>
          </table:table-cell>
          <table:table-cell office:value-type="string">
            <text:p><text:s/>"</text:p>
          </table:table-cell>
          <table:table-cell office:value-type="string">
            <text:p>to meet; to hit; to affec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ef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if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rif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if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a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äf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troffen haben</text:p>
          </table:table-cell>
          <table:table-cell table:style-name="ce32" table:formula="of:=CONCATENATE([.A123]; &quot;          (forms?)&quot;)" office:value-type="string" office:string-value="treffen          (forms?)">
            <text:p>treffen <text:s text:c="9"/>(forms?)</text:p>
          </table:table-cell>
          <table:table-cell table:style-name="ce9" table:formula="of:=CONCATENATE(&quot;(INF:) &quot;;[.A123];[.F123];[.G123];[.H123];[.I123];[.J123];[.K123];[.L123];[.M123];[.N123];[.O123];[.P123];[.Q123];[.R123];[.S123];[.T123];[.U123];[.V123];[.W123];[.X123];[.Y123];[.Z123];[.AB123])" office:value-type="string" office:string-value="(INF:) treffen ※ PRS1: treff — er trifft ※ PRS2: triff — IMP: triff! — PTT: er traf ※ PTS: träf — getroffen haben">
            <text:p>(INF:) treffen ※ PRS1: treff — er trifft ※ PRS2: triff — IMP: triff! — PTT: er traf ※ PTS: träf — getroffen haben</text:p>
          </table:table-cell>
          <table:table-cell table:number-columns-repeated="994"/>
        </table:table-row>
        <table:table-row table:style-name="ro1">
          <table:table-cell office:value-type="string">
            <text:p>treiben</text:p>
          </table:table-cell>
          <table:table-cell office:value-type="string">
            <text:p><text:s/>"</text:p>
          </table:table-cell>
          <table:table-cell office:value-type="string">
            <text:p>to drive (e.g. livestock); to sprout; to urge; to drift</text:p>
          </table:table-cell>
          <table:table-cell office:value-type="string">
            <text:p>" </text:p>
          </table:table-cell>
          <table:table-cell office:value-type="string">
            <text:p>(related to drive 'to compel to move': compare drive, drove driv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ei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ei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rei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ei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ie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ieb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0" office:value-type="string">
            <text:p>getrieben haben</text:p>
          </table:table-cell>
          <table:table-cell table:style-name="ce32" table:formula="of:=CONCATENATE([.A124]; &quot;          (forms?)&quot;)" office:value-type="string" office:string-value="treiben          (forms?)">
            <text:p>treiben <text:s text:c="9"/>(forms?)</text:p>
          </table:table-cell>
          <table:table-cell table:style-name="ce9" table:formula="of:=CONCATENATE(&quot;(INF:) &quot;;[.A124];[.F124];[.G124];[.H124];[.I124];[.J124];[.K124];[.L124];[.M124];[.N124];[.O124];[.P124];[.Q124];[.R124];[.S124];[.T124];[.U124];[.V124];[.W124];[.X124];[.Y124];[.Z124];[.AB124])" office:value-type="string" office:string-value="(INF:) treiben ※ PRS1: treib — er treibt ※ PRS2: treib — IMP: treib! — PTT: er trieb ※ PTS: trieb — getrieben haben">
            <text:p>(INF:) treiben ※ PRS1: treib — er treibt ※ PRS2: treib — IMP: treib! — PTT: er trieb ※ PTS: trieb — getrieben haben</text:p>
          </table:table-cell>
          <table:table-cell table:number-columns-repeated="994"/>
        </table:table-row>
        <table:table-row table:style-name="ro1">
          <table:table-cell office:value-type="string">
            <text:p>treten</text:p>
          </table:table-cell>
          <table:table-cell office:value-type="string">
            <text:p><text:s/>"</text:p>
          </table:table-cell>
          <table:table-cell office:value-type="string">
            <text:p>to step, (transitive:) to tread, to trample; to kick</text:p>
          </table:table-cell>
          <table:table-cell office:value-type="string">
            <text:p>" </text:p>
          </table:table-cell>
          <table:table-cell office:value-type="string">
            <text:p>(related to tread 'to walk on something': compare tread, trod, trodd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et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it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18" office:value-type="string">
            <text:p>tritt (instead of ‡trit !) 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itt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at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ät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getreten haben (transitive), getreten sein (intransitive)</text:p>
          </table:table-cell>
          <table:table-cell table:style-name="ce32" table:formula="of:=CONCATENATE([.A125]; &quot;          (forms?)&quot;)" office:value-type="string" office:string-value="treten          (forms?)">
            <text:p>treten <text:s text:c="9"/>(forms?)</text:p>
          </table:table-cell>
          <table:table-cell table:style-name="ce9" table:formula="of:=CONCATENATE(&quot;(INF:) &quot;;[.A125];[.F125];[.G125];[.H125];[.I125];[.J125];[.K125];[.L125];[.M125];[.N125];[.O125];[.P125];[.Q125];[.R125];[.S125];[.T125];[.U125];[.V125];[.W125];[.X125];[.Y125];[.Z125];[.AB125])" office:value-type="string" office:string-value="(INF:) treten ※ PRS1: tret — er tritt ※ PRS2: tritt (instead of ‡trit !)  — IMP: tritt! — PTT: er trat ※ PTS: trät — getreten haben (transitive), getreten sein (intransitive)">
            <text:p>(INF:) treten ※ PRS1: tret — er tritt ※ PRS2: tritt (instead of ‡trit !) <text:s/>— IMP: tritt! — PTT: er trat ※ PTS: trät — getreten haben (transitive), getreten sein (intransitive)</text:p>
          </table:table-cell>
          <table:table-cell table:number-columns-repeated="994"/>
        </table:table-row>
        <table:table-row table:style-name="ro1">
          <table:table-cell office:value-type="string">
            <text:p>trinken</text:p>
          </table:table-cell>
          <table:table-cell office:value-type="string">
            <text:p><text:s/>"</text:p>
          </table:table-cell>
          <table:table-cell office:value-type="string">
            <text:p>to drink</text:p>
          </table:table-cell>
          <table:table-cell office:value-type="string">
            <text:p>" </text:p>
          </table:table-cell>
          <table:table-cell office:value-type="string">
            <text:p>(related: compare drink, drank, drunk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ink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ink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rink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ink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ank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änk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trunken haben</text:p>
          </table:table-cell>
          <table:table-cell table:style-name="ce32" table:formula="of:=CONCATENATE([.A126]; &quot;          (forms?)&quot;)" office:value-type="string" office:string-value="trinken          (forms?)">
            <text:p>trinken <text:s text:c="9"/>(forms?)</text:p>
          </table:table-cell>
          <table:table-cell table:style-name="ce9" table:formula="of:=CONCATENATE(&quot;(INF:) &quot;;[.A126];[.F126];[.G126];[.H126];[.I126];[.J126];[.K126];[.L126];[.M126];[.N126];[.O126];[.P126];[.Q126];[.R126];[.S126];[.T126];[.U126];[.V126];[.W126];[.X126];[.Y126];[.Z126];[.AB126])" office:value-type="string" office:string-value="(INF:) trinken ※ PRS1: trink — er trinkt ※ PRS2: trink — IMP: trink! — PTT: er trank ※ PTS: tränk — getrunken haben">
            <text:p>(INF:) trinken ※ PRS1: trink — er trinkt ※ PRS2: trink — IMP: trink! — PTT: er trank ※ PTS: tränk — getrunken haben</text:p>
          </table:table-cell>
          <table:table-cell table:number-columns-repeated="994"/>
        </table:table-row>
        <table:table-row table:style-name="ro1">
          <table:table-cell office:value-type="string">
            <text:p>trügen</text:p>
          </table:table-cell>
          <table:table-cell office:value-type="string">
            <text:p><text:s/>"</text:p>
          </table:table-cell>
          <table:table-cell office:value-type="string">
            <text:p>to deceive, to be deceptiv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trü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trü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trü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trü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tr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tr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trogen haben</text:p>
          </table:table-cell>
          <table:table-cell table:style-name="ce32" table:formula="of:=CONCATENATE([.A127]; &quot;          (forms?)&quot;)" office:value-type="string" office:string-value="trügen          (forms?)">
            <text:p>trügen <text:s text:c="9"/>(forms?)</text:p>
          </table:table-cell>
          <table:table-cell table:style-name="ce9" table:formula="of:=CONCATENATE(&quot;(INF:) &quot;;[.A127];[.F127];[.G127];[.H127];[.I127];[.J127];[.K127];[.L127];[.M127];[.N127];[.O127];[.P127];[.Q127];[.R127];[.S127];[.T127];[.U127];[.V127];[.W127];[.X127];[.Y127];[.Z127];[.AB127])" office:value-type="string" office:string-value="(INF:) trügen ※ PRS1: trüg — er trügt ※ PRS2: trüg — IMP: trüg! — PTT: er trog ※ PTS: trög — getrogen haben">
            <text:p>(INF:) trügen ※ PRS1: trüg — er trügt ※ PRS2: trüg — IMP: trüg! — PTT: er trog ※ PTS: trög — getrogen haben</text:p>
          </table:table-cell>
          <table:table-cell table:number-columns-repeated="994"/>
        </table:table-row>
        <table:table-row table:style-name="ro1">
          <table:table-cell office:value-type="string">
            <text:p>verbergen</text:p>
          </table:table-cell>
          <table:table-cell office:value-type="string">
            <text:p><text:s/>"</text:p>
          </table:table-cell>
          <table:table-cell office:value-type="string">
            <text:p>to hide (something), to conceal, to keep secret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ber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bir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bir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bir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bar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bär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borgen haben</text:p>
          </table:table-cell>
          <table:table-cell table:style-name="ce32" table:formula="of:=CONCATENATE([.A128]; &quot;          (forms?)&quot;)" office:value-type="string" office:string-value="verbergen          (forms?)">
            <text:p>verbergen <text:s text:c="9"/>(forms?)</text:p>
          </table:table-cell>
          <table:table-cell table:style-name="ce9" table:formula="of:=CONCATENATE(&quot;(INF:) &quot;;[.A128];[.F128];[.G128];[.H128];[.I128];[.J128];[.K128];[.L128];[.M128];[.N128];[.O128];[.P128];[.Q128];[.R128];[.S128];[.T128];[.U128];[.V128];[.W128];[.X128];[.Y128];[.Z128];[.AB128])" office:value-type="string" office:string-value="(INF:) verbergen ※ PRS1: verberg — er verbirgt ※ PRS2: verbirg — IMP: verbirg! — PTT: er verbarg ※ PTS: verbärg — verborgen haben">
            <text:p>(INF:) verbergen ※ PRS1: verberg — er verbirgt ※ PRS2: verbirg — IMP: verbirg! — PTT: er verbarg ※ PTS: verbärg — verborgen haben</text:p>
          </table:table-cell>
          <table:table-cell table:number-columns-repeated="994"/>
        </table:table-row>
        <table:table-row table:style-name="ro1">
          <table:table-cell office:value-type="string">
            <text:p>verderben</text:p>
          </table:table-cell>
          <table:table-cell office:value-type="string">
            <text:p><text:s/>"</text:p>
          </table:table-cell>
          <table:table-cell office:value-type="string">
            <text:p>to ruin; (intransitive:) to spoil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der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dir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dir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dir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dar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verdürb (instead of ‡verdärb !) 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verdorben haben (transitive), verdorben sein (intransitive)</text:p>
          </table:table-cell>
          <table:table-cell table:style-name="ce32" table:formula="of:=CONCATENATE([.A129]; &quot;          (forms?)&quot;)" office:value-type="string" office:string-value="verderben          (forms?)">
            <text:p>verderben <text:s text:c="9"/>(forms?)</text:p>
          </table:table-cell>
          <table:table-cell table:style-name="ce9" table:formula="of:=CONCATENATE(&quot;(INF:) &quot;;[.A129];[.F129];[.G129];[.H129];[.I129];[.J129];[.K129];[.L129];[.M129];[.N129];[.O129];[.P129];[.Q129];[.R129];[.S129];[.T129];[.U129];[.V129];[.W129];[.X129];[.Y129];[.Z129];[.AB129])" office:value-type="string" office:string-value="(INF:) verderben ※ PRS1: verderb — er verdirbt ※ PRS2: verdirb — IMP: verdirb! — PTT: er verdarb ※ PTS: verdürb (instead of ‡verdärb !)  — verdorben haben (transitive), verdorben sein (intransitive)">
            <text:p>(INF:) verderben ※ PRS1: verderb — er verdirbt ※ PRS2: verdirb — IMP: verdirb! — PTT: er verdarb ※ PTS: verdürb (instead of ‡verdärb !) <text:s/>— verdorben haben (transitive), verdorben sein (intransitive)</text:p>
          </table:table-cell>
          <table:table-cell table:number-columns-repeated="994"/>
        </table:table-row>
        <table:table-row table:style-name="ro1">
          <table:table-cell office:value-type="string">
            <text:p>vergessen</text:p>
          </table:table-cell>
          <table:table-cell office:value-type="string">
            <text:p><text:s/>"</text:p>
          </table:table-cell>
          <table:table-cell office:value-type="string">
            <text:p>to forget; to leave (i.e. to forget to take)</text:p>
          </table:table-cell>
          <table:table-cell office:value-type="string">
            <text:p>" </text:p>
          </table:table-cell>
          <table:table-cell office:value-type="string">
            <text:p>(related to forget: compare forget, forgot, forgotten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ges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gis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vergiss =&gt; du vergisst (instead of ‡vergis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gis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gaß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gäß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gessen haben</text:p>
          </table:table-cell>
          <table:table-cell table:style-name="ce32" table:formula="of:=CONCATENATE([.A130]; &quot;          (forms?)&quot;)" office:value-type="string" office:string-value="vergessen          (forms?)">
            <text:p>vergessen <text:s text:c="9"/>(forms?)</text:p>
          </table:table-cell>
          <table:table-cell table:style-name="ce9" table:formula="of:=CONCATENATE(&quot;(INF:) &quot;;[.A130];[.F130];[.G130];[.H130];[.I130];[.J130];[.K130];[.L130];[.M130];[.N130];[.O130];[.P130];[.Q130];[.R130];[.S130];[.T130];[.U130];[.V130];[.W130];[.X130];[.Y130];[.Z130];[.AB130])" office:value-type="string" office:string-value="(INF:) vergessen ※ PRS1: vergess — er vergisst ※ PRS2: vergiss =&gt; du vergisst (instead of ‡vergissst !) — IMP: vergiss! — PTT: er vergaß ※ PTS: vergäß — vergessen haben">
            <text:p>(INF:) vergessen ※ PRS1: vergess — er vergisst ※ PRS2: vergiss =&gt; du vergisst (instead of ‡vergissst !) — IMP: vergiss! — PTT: er vergaß ※ PTS: vergäß — vergessen haben</text:p>
          </table:table-cell>
          <table:table-cell table:number-columns-repeated="994"/>
        </table:table-row>
        <table:table-row table:style-name="ro1">
          <table:table-cell office:value-type="string">
            <text:p>verlieren</text:p>
          </table:table-cell>
          <table:table-cell office:value-type="string">
            <text:p><text:s/>"</text:p>
          </table:table-cell>
          <table:table-cell office:value-type="string">
            <text:p>to lose; to shed</text:p>
          </table:table-cell>
          <table:table-cell office:value-type="string">
            <text:p>" </text:p>
          </table:table-cell>
          <table:table-cell office:value-type="string">
            <text:p>(related to forlorn „abandoned, deserted; miserable, lonely; hopeless“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lier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lier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lier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lier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lor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lör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loren haben</text:p>
          </table:table-cell>
          <table:table-cell table:style-name="ce32" table:formula="of:=CONCATENATE([.A131]; &quot;          (forms?)&quot;)" office:value-type="string" office:string-value="verlieren          (forms?)">
            <text:p>verlieren <text:s text:c="9"/>(forms?)</text:p>
          </table:table-cell>
          <table:table-cell table:style-name="ce9" table:formula="of:=CONCATENATE(&quot;(INF:) &quot;;[.A131];[.F131];[.G131];[.H131];[.I131];[.J131];[.K131];[.L131];[.M131];[.N131];[.O131];[.P131];[.Q131];[.R131];[.S131];[.T131];[.U131];[.V131];[.W131];[.X131];[.Y131];[.Z131];[.AB131])" office:value-type="string" office:string-value="(INF:) verlieren ※ PRS1: verlier — er verliert ※ PRS2: verlier — IMP: verlier! — PTT: er verlor ※ PTS: verlör — verloren haben">
            <text:p>(INF:) verlieren ※ PRS1: verlier — er verliert ※ PRS2: verlier — IMP: verlier! — PTT: er verlor ※ PTS: verlör — verloren haben</text:p>
          </table:table-cell>
          <table:table-cell table:number-columns-repeated="994"/>
        </table:table-row>
        <table:table-row table:style-name="ro1">
          <table:table-cell office:value-type="string">
            <text:p>vermeiden</text:p>
          </table:table-cell>
          <table:table-cell office:value-type="string">
            <text:p><text:s/>"</text:p>
          </table:table-cell>
          <table:table-cell office:value-type="string">
            <text:p>to avoid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mei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mei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mei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mei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mie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mie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mieden haben</text:p>
          </table:table-cell>
          <table:table-cell table:style-name="ce32" table:formula="of:=CONCATENATE([.A132]; &quot;          (forms?)&quot;)" office:value-type="string" office:string-value="vermeiden          (forms?)">
            <text:p>vermeiden <text:s text:c="9"/>(forms?)</text:p>
          </table:table-cell>
          <table:table-cell table:style-name="ce9" table:formula="of:=CONCATENATE(&quot;(INF:) &quot;;[.A132];[.F132];[.G132];[.H132];[.I132];[.J132];[.K132];[.L132];[.M132];[.N132];[.O132];[.P132];[.Q132];[.R132];[.S132];[.T132];[.U132];[.V132];[.W132];[.X132];[.Y132];[.Z132];[.AB132])" office:value-type="string" office:string-value="(INF:) vermeiden ※ PRS1: vermeid — er vermeidet ※ PRS2: vermeide — IMP: vermeid! — PTT: er vermied ※ PTS: vermied — vermieden haben">
            <text:p>(INF:) vermeiden ※ PRS1: vermeid — er vermeidet ※ PRS2: vermeide — IMP: vermeid! — PTT: er vermied ※ PTS: vermied — vermieden haben</text:p>
          </table:table-cell>
          <table:table-cell table:number-columns-repeated="994"/>
        </table:table-row>
        <table:table-row table:style-name="ro1">
          <table:table-cell office:value-type="string">
            <text:p>verschwinden</text:p>
          </table:table-cell>
          <table:table-cell office:value-type="string">
            <text:p><text:s/>"</text:p>
          </table:table-cell>
          <table:table-cell office:value-type="string">
            <text:p>to disappear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schwind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schwinde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schwinde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schwind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schwand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schwänd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schwunden sein</text:p>
          </table:table-cell>
          <table:table-cell table:style-name="ce32" table:formula="of:=CONCATENATE([.A133]; &quot;          (forms?)&quot;)" office:value-type="string" office:string-value="verschwinden          (forms?)">
            <text:p>verschwinden <text:s text:c="9"/>(forms?)</text:p>
          </table:table-cell>
          <table:table-cell table:style-name="ce9" table:formula="of:=CONCATENATE(&quot;(INF:) &quot;;[.A133];[.F133];[.G133];[.H133];[.I133];[.J133];[.K133];[.L133];[.M133];[.N133];[.O133];[.P133];[.Q133];[.R133];[.S133];[.T133];[.U133];[.V133];[.W133];[.X133];[.Y133];[.Z133];[.AB133])" office:value-type="string" office:string-value="(INF:) verschwinden ※ PRS1: verschwind — er verschwindet ※ PRS2: verschwinde — IMP: verschwind! — PTT: er verschwand ※ PTS: verschwänd — verschwunden sein">
            <text:p>(INF:) verschwinden ※ PRS1: verschwind — er verschwindet ※ PRS2: verschwinde — IMP: verschwind! — PTT: er verschwand ※ PTS: verschwänd — verschwunden sein</text:p>
          </table:table-cell>
          <table:table-cell table:number-columns-repeated="994"/>
        </table:table-row>
        <table:table-row table:style-name="ro1">
          <table:table-cell office:value-type="string">
            <text:p>verzeihen</text:p>
          </table:table-cell>
          <table:table-cell office:value-type="string">
            <text:p><text:s/>"</text:p>
          </table:table-cell>
          <table:table-cell office:value-type="string">
            <text:p>to forgiv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verzei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verzei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verzei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verzei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verzie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verzie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verziehen haben</text:p>
          </table:table-cell>
          <table:table-cell table:style-name="ce32" table:formula="of:=CONCATENATE([.A134]; &quot;          (forms?)&quot;)" office:value-type="string" office:string-value="verzeihen          (forms?)">
            <text:p>verzeihen <text:s text:c="9"/>(forms?)</text:p>
          </table:table-cell>
          <table:table-cell table:style-name="ce9" table:formula="of:=CONCATENATE(&quot;(INF:) &quot;;[.A134];[.F134];[.G134];[.H134];[.I134];[.J134];[.K134];[.L134];[.M134];[.N134];[.O134];[.P134];[.Q134];[.R134];[.S134];[.T134];[.U134];[.V134];[.W134];[.X134];[.Y134];[.Z134];[.AB134])" office:value-type="string" office:string-value="(INF:) verzeihen ※ PRS1: verzeih — er verzeiht ※ PRS2: verzeih — IMP: verzeih! — PTT: er verzieh ※ PTS: verzieh — verziehen haben">
            <text:p>(INF:) verzeihen ※ PRS1: verzeih — er verzeiht ※ PRS2: verzeih — IMP: verzeih! — PTT: er verzieh ※ PTS: verzieh — verziehen haben</text:p>
          </table:table-cell>
          <table:table-cell table:number-columns-repeated="994"/>
        </table:table-row>
        <table:table-row table:style-name="ro1">
          <table:table-cell office:value-type="string">
            <text:p>wachsen</text:p>
          </table:table-cell>
          <table:table-cell office:value-type="string">
            <text:p><text:s/>"</text:p>
          </table:table-cell>
          <table:table-cell office:value-type="string">
            <text:p>to grow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achs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wächs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table:style-name="ce26" office:value-type="string">
            <text:p>wächs =&gt; du wächst (instead of ‡wächsst !)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achs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wuchs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wüchs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achsen sein</text:p>
          </table:table-cell>
          <table:table-cell table:style-name="ce32" table:formula="of:=CONCATENATE([.A135]; &quot;          (forms?)&quot;)" office:value-type="string" office:string-value="wachsen          (forms?)">
            <text:p>wachsen <text:s text:c="9"/>(forms?)</text:p>
          </table:table-cell>
          <table:table-cell table:style-name="ce9" table:formula="of:=CONCATENATE(&quot;(INF:) &quot;;[.A135];[.F135];[.G135];[.H135];[.I135];[.J135];[.K135];[.L135];[.M135];[.N135];[.O135];[.P135];[.Q135];[.R135];[.S135];[.T135];[.U135];[.V135];[.W135];[.X135];[.Y135];[.Z135];[.AB135])" office:value-type="string" office:string-value="(INF:) wachsen ※ PRS1: wachs — er wächst ※ PRS2: wächs =&gt; du wächst (instead of ‡wächsst !) — IMP: wachs! — PTT: er wuchs ※ PTS: wüchs — gewachsen sein">
            <text:p>(INF:) wachsen ※ PRS1: wachs — er wächst ※ PRS2: wächs =&gt; du wächst (instead of ‡wächsst !) — IMP: wachs! — PTT: er wuchs ※ PTS: wüchs — gewachsen sein</text:p>
          </table:table-cell>
          <table:table-cell table:number-columns-repeated="994"/>
        </table:table-row>
        <table:table-row table:style-name="ro1">
          <table:table-cell office:value-type="string">
            <text:p>waschen</text:p>
          </table:table-cell>
          <table:table-cell office:value-type="string">
            <text:p><text:s/>"</text:p>
          </table:table-cell>
          <table:table-cell office:value-type="string">
            <text:p>to wash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asc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wäsc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wäsc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asc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wusch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wüsch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aschen haben</text:p>
          </table:table-cell>
          <table:table-cell table:style-name="ce32" table:formula="of:=CONCATENATE([.A136]; &quot;          (forms?)&quot;)" office:value-type="string" office:string-value="waschen          (forms?)">
            <text:p>waschen <text:s text:c="9"/>(forms?)</text:p>
          </table:table-cell>
          <table:table-cell table:style-name="ce9" table:formula="of:=CONCATENATE(&quot;(INF:) &quot;;[.A136];[.F136];[.G136];[.H136];[.I136];[.J136];[.K136];[.L136];[.M136];[.N136];[.O136];[.P136];[.Q136];[.R136];[.S136];[.T136];[.U136];[.V136];[.W136];[.X136];[.Y136];[.Z136];[.AB136])" office:value-type="string" office:string-value="(INF:) waschen ※ PRS1: wasch — er wäscht ※ PRS2: wäsch — IMP: wasch! — PTT: er wusch ※ PTS: wüsch — gewaschen haben">
            <text:p>(INF:) waschen ※ PRS1: wasch — er wäscht ※ PRS2: wäsch — IMP: wasch! — PTT: er wusch ※ PTS: wüsch — gewaschen haben</text:p>
          </table:table-cell>
          <table:table-cell table:number-columns-repeated="994"/>
        </table:table-row>
        <table:table-row table:style-name="ro1">
          <table:table-cell office:value-type="string">
            <text:p>werben</text:p>
          </table:table-cell>
          <table:table-cell office:value-type="string">
            <text:p><text:s/>"</text:p>
          </table:table-cell>
          <table:table-cell office:value-type="string">
            <text:p>to promote, (with für:) to advertis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erb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wirb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wirb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irb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warb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würb (instead of ‡wärb !) 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orben haben</text:p>
          </table:table-cell>
          <table:table-cell table:style-name="ce32" table:formula="of:=CONCATENATE([.A137]; &quot;          (forms?)&quot;)" office:value-type="string" office:string-value="werben          (forms?)">
            <text:p>werben <text:s text:c="9"/>(forms?)</text:p>
          </table:table-cell>
          <table:table-cell table:style-name="ce9" table:formula="of:=CONCATENATE(&quot;(INF:) &quot;;[.A137];[.F137];[.G137];[.H137];[.I137];[.J137];[.K137];[.L137];[.M137];[.N137];[.O137];[.P137];[.Q137];[.R137];[.S137];[.T137];[.U137];[.V137];[.W137];[.X137];[.Y137];[.Z137];[.AB137])" office:value-type="string" office:string-value="(INF:) werben ※ PRS1: werb — er wirbt ※ PRS2: wirb — IMP: wirb! — PTT: er warb ※ PTS: würb (instead of ‡wärb !)  — geworben haben">
            <text:p>(INF:) werben ※ PRS1: werb — er wirbt ※ PRS2: wirb — IMP: wirb! — PTT: er warb ※ PTS: würb (instead of ‡wärb !) <text:s/>— geworben haben</text:p>
          </table:table-cell>
          <table:table-cell table:number-columns-repeated="994"/>
        </table:table-row>
        <table:table-row table:style-name="ro1">
          <table:table-cell office:value-type="string">
            <text:p>werfen</text:p>
          </table:table-cell>
          <table:table-cell office:value-type="string">
            <text:p><text:s/>"</text:p>
          </table:table-cell>
          <table:table-cell office:value-type="string">
            <text:p>to throw; to cast, to project; (of animals:) to give birth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erf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wirf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wirf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irf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warf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table:style-name="ce18" office:value-type="string">
            <text:p>würf (instead of ‡wärf !) 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orfen haben</text:p>
          </table:table-cell>
          <table:table-cell table:style-name="ce32" table:formula="of:=CONCATENATE([.A138]; &quot;          (forms?)&quot;)" office:value-type="string" office:string-value="werfen          (forms?)">
            <text:p>werfen <text:s text:c="9"/>(forms?)</text:p>
          </table:table-cell>
          <table:table-cell table:style-name="ce9" table:formula="of:=CONCATENATE(&quot;(INF:) &quot;;[.A138];[.F138];[.G138];[.H138];[.I138];[.J138];[.K138];[.L138];[.M138];[.N138];[.O138];[.P138];[.Q138];[.R138];[.S138];[.T138];[.U138];[.V138];[.W138];[.X138];[.Y138];[.Z138];[.AB138])" office:value-type="string" office:string-value="(INF:) werfen ※ PRS1: werf — er wirft ※ PRS2: wirf — IMP: wirf! — PTT: er warf ※ PTS: würf (instead of ‡wärf !)  — geworfen haben">
            <text:p>(INF:) werfen ※ PRS1: werf — er wirft ※ PRS2: wirf — IMP: wirf! — PTT: er warf ※ PTS: würf (instead of ‡wärf !) <text:s/>— geworfen haben</text:p>
          </table:table-cell>
          <table:table-cell table:number-columns-repeated="994"/>
        </table:table-row>
        <table:table-row table:style-name="ro1">
          <table:table-cell office:value-type="string">
            <text:p>wiegen</text:p>
          </table:table-cell>
          <table:table-cell office:value-type="string">
            <text:p><text:s/>"</text:p>
          </table:table-cell>
          <table:table-cell office:value-type="string">
            <text:p>to weigh</text:p>
          </table:table-cell>
          <table:table-cell office:value-type="string">
            <text:p>" </text:p>
          </table:table-cell>
          <table:table-cell office:value-type="string">
            <text:p>(related)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wie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wie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wie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wie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w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w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wogen haben</text:p>
          </table:table-cell>
          <table:table-cell table:style-name="ce32" table:formula="of:=CONCATENATE([.A139]; &quot;          (forms?)&quot;)" office:value-type="string" office:string-value="wiegen          (forms?)">
            <text:p>wiegen <text:s text:c="9"/>(forms?)</text:p>
          </table:table-cell>
          <table:table-cell table:style-name="ce9" table:formula="of:=CONCATENATE(&quot;(INF:) &quot;;[.A139];[.F139];[.G139];[.H139];[.I139];[.J139];[.K139];[.L139];[.M139];[.N139];[.O139];[.P139];[.Q139];[.R139];[.S139];[.T139];[.U139];[.V139];[.W139];[.X139];[.Y139];[.Z139];[.AB139])" office:value-type="string" office:string-value="(INF:) wiegen ※ PRS1: wieg — er wiegt ※ PRS2: wieg — IMP: wieg! — PTT: er wog ※ PTS: wög — gewogen haben">
            <text:p>(INF:) wiegen ※ PRS1: wieg — er wiegt ※ PRS2: wieg — IMP: wieg! — PTT: er wog ※ PTS: wög — gewogen haben</text:p>
          </table:table-cell>
          <table:table-cell table:number-columns-repeated="994"/>
        </table:table-row>
        <table:table-row table:style-name="ro1">
          <table:table-cell office:value-type="string">
            <text:p>ziehen</text:p>
          </table:table-cell>
          <table:table-cell office:value-type="string">
            <text:p><text:s/>"</text:p>
          </table:table-cell>
          <table:table-cell office:value-type="string">
            <text:p>to pull; to drag; to draw; (intransitive:) to migrat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zieh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zieh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zieh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zieh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zo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zö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table:style-name="ce31" office:value-type="string">
            <text:p>gezogen haben (transitive), gezogen sein (intransitive)</text:p>
          </table:table-cell>
          <table:table-cell table:style-name="ce32" table:formula="of:=CONCATENATE([.A140]; &quot;          (forms?)&quot;)" office:value-type="string" office:string-value="ziehen          (forms?)">
            <text:p>ziehen <text:s text:c="9"/>(forms?)</text:p>
          </table:table-cell>
          <table:table-cell table:style-name="ce9" table:formula="of:=CONCATENATE(&quot;(INF:) &quot;;[.A140];[.F140];[.G140];[.H140];[.I140];[.J140];[.K140];[.L140];[.M140];[.N140];[.O140];[.P140];[.Q140];[.R140];[.S140];[.T140];[.U140];[.V140];[.W140];[.X140];[.Y140];[.Z140];[.AB140])" office:value-type="string" office:string-value="(INF:) ziehen ※ PRS1: zieh — er zieht ※ PRS2: zieh — IMP: zieh! — PTT: er zog ※ PTS: zög — gezogen haben (transitive), gezogen sein (intransitive)">
            <text:p>(INF:) ziehen ※ PRS1: zieh — er zieht ※ PRS2: zieh — IMP: zieh! — PTT: er zog ※ PTS: zög — gezogen haben (transitive), gezogen sein (intransitive)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zwingen</text:p>
          </table:table-cell>
          <table:table-cell office:value-type="string">
            <text:p><text:s/>"</text:p>
          </table:table-cell>
          <table:table-cell table:style-name="ce6" office:value-type="string">
            <text:p>to force</text:p>
          </table:table-cell>
          <table:table-cell office:value-type="string">
            <text:p>" </text:p>
          </table:table-cell>
          <table:table-cell/>
          <table:table-cell table:style-name="ce11" office:value-type="string">
            <text:p><text:s/>※ </text:p>
          </table:table-cell>
          <table:table-cell table:style-name="ce11" office:value-type="string">
            <text:p>PRS1: </text:p>
          </table:table-cell>
          <table:table-cell office:value-type="string">
            <text:p>zwing</text:p>
          </table:table-cell>
          <table:table-cell table:style-name="ce11" office:value-type="string">
            <text:p><text:s/>— </text:p>
          </table:table-cell>
          <table:table-cell table:style-name="ce14" office:value-type="string">
            <text:p>er </text:p>
          </table:table-cell>
          <table:table-cell office:value-type="string">
            <text:p>zwingt</text:p>
          </table:table-cell>
          <table:table-cell table:style-name="ce11" office:value-type="string">
            <text:p><text:s/>※ </text:p>
          </table:table-cell>
          <table:table-cell table:style-name="ce20" office:value-type="string">
            <text:p>PRS2: </text:p>
          </table:table-cell>
          <table:table-cell office:value-type="string">
            <text:p>zwing</text:p>
          </table:table-cell>
          <table:table-cell table:style-name="ce11" office:value-type="string">
            <text:p><text:s/>— </text:p>
          </table:table-cell>
          <table:table-cell office:value-type="string">
            <text:p>IMP: </text:p>
          </table:table-cell>
          <table:table-cell office:value-type="string">
            <text:p>zwing</text:p>
          </table:table-cell>
          <table:table-cell table:style-name="ce11" office:value-type="string">
            <text:p>!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TT: </text:p>
          </table:table-cell>
          <table:table-cell table:style-name="ce14" office:value-type="string">
            <text:p>er </text:p>
          </table:table-cell>
          <table:table-cell office:value-type="string">
            <text:p>zwang</text:p>
          </table:table-cell>
          <table:table-cell table:style-name="ce11" office:value-type="string">
            <text:p><text:s/>※ </text:p>
          </table:table-cell>
          <table:table-cell table:style-name="ce11" office:value-type="string">
            <text:p>PTS: </text:p>
          </table:table-cell>
          <table:table-cell office:value-type="string">
            <text:p>zwäng</text:p>
          </table:table-cell>
          <table:table-cell table:style-name="ce11" office:value-type="string">
            <text:p><text:s/>— </text:p>
          </table:table-cell>
          <table:table-cell table:style-name="ce11" office:value-type="string">
            <text:p>PPC ++ AUX: </text:p>
          </table:table-cell>
          <table:table-cell office:value-type="string">
            <text:p>gezwungen haben</text:p>
          </table:table-cell>
          <table:table-cell table:style-name="ce32" table:formula="of:=CONCATENATE([.A141]; &quot;          (forms?)&quot;)" office:value-type="string" office:string-value="zwingen          (forms?)">
            <text:p>zwingen <text:s text:c="9"/>(forms?)</text:p>
          </table:table-cell>
          <table:table-cell table:style-name="ce9" table:formula="of:=CONCATENATE(&quot;(INF:) &quot;;[.A141];[.F141];[.G141];[.H141];[.I141];[.J141];[.K141];[.L141];[.M141];[.N141];[.O141];[.P141];[.Q141];[.R141];[.S141];[.T141];[.U141];[.V141];[.W141];[.X141];[.Y141];[.Z141];[.AB141])" office:value-type="string" office:string-value="(INF:) zwingen ※ PRS1: zwing — er zwingt ※ PRS2: zwing — IMP: zwing! — PTT: er zwang ※ PTS: zwäng — gezwungen haben">
            <text:p>(INF:) zwingen ※ PRS1: zwing — er zwingt ※ PRS2: zwing — IMP: zwing! — PTT: er zwang ※ PTS: zwäng — gezwungen haben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/>
          <table:table-cell table:number-columns-repeated="7"/>
          <table:table-cell office:value-type="string">
            <text:p>er bäckt</text:p>
          </table:table-cell>
          <table:table-cell table:style-name="ce3" office:value-type="string">
            <text:p><text:s text:c="12"/></text:p>
          </table:table-cell>
          <table:table-cell table:style-name="ce3"/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backt</text:p>
          </table:table-cell>
          <table:table-cell table:style-name="ce10" table:formula="of:= CONCATENATE([.W142]; [.X142]; [.Y142]; [.Z142]; [.AA142])" office:value-type="string" office:string-value="er bäckt                         is just an unusual/specific alternative to … ">
            <text:p>er bäckt <text:s text:c="24"/>is just an unusual/specific alternative to … </text:p>
          </table:table-cell>
          <table:table-cell table:style-name="ce10" table:formula="of:= [.AB142]" office:value-type="string" office:string-value="er backt">
            <text:p>er backt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table:style-name="Default"/>
          <table:table-cell table:number-columns-repeated="21"/>
          <table:table-cell office:value-type="string">
            <text:p>bäck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RS2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back</text:p>
          </table:table-cell>
          <table:table-cell table:style-name="ce10" table:formula="of:= CONCATENATE([.W143]; [.X143]; [.Y143]; [.Z143]; [.AA143])" office:value-type="string" office:string-value="bäck             (PRS2)             is just an unusual/specific alternative to … ">
            <text:p>bäck <text:s text:c="12"/>(PRS2) <text:s text:c="12"/>is just an unusual/specific alternative to … </text:p>
          </table:table-cell>
          <table:table-cell table:style-name="ce10" table:formula="of:= [.AB143]" office:value-type="string" office:string-value="back">
            <text:p>back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table:number-columns-repeated="22"/>
          <table:table-cell office:value-type="string">
            <text:p>er buk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T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backte (conjugated like a regular verb!)</text:p>
          </table:table-cell>
          <table:table-cell table:style-name="ce10" table:formula="of:= CONCATENATE([.W144]; [.X144]; [.Y144]; [.Z144]; [.AA144])" office:value-type="string" office:string-value="er buk             (PTT)             is just an unusual/specific alternative to … ">
            <text:p>er buk <text:s text:c="12"/>(PTT) <text:s text:c="12"/>is just an unusual/specific alternative to … </text:p>
          </table:table-cell>
          <table:table-cell table:style-name="ce10" table:formula="of:= [.AB144]" office:value-type="string" office:string-value="er backte (conjugated like a regular verb!)">
            <text:p>er backte (conjugated like a regular verb!)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table:style-name="ce7" office:value-type="string">
            <text:p>BONUS:</text:p>
          </table:table-cell>
          <table:table-cell table:number-columns-repeated="21"/>
          <table:table-cell office:value-type="string">
            <text:p>bük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backte (conjugated like a regular verb!)</text:p>
          </table:table-cell>
          <table:table-cell table:style-name="ce10" table:formula="of:= CONCATENATE([.W145]; [.X145]; [.Y145]; [.Z145]; [.AA145])" office:value-type="string" office:string-value="bük             (PTS)             is just an unusual/specific alternative to … ">
            <text:p>bük <text:s text:c="12"/>(PTS) <text:s text:c="12"/>is just an unusual/specific alternative to … </text:p>
          </table:table-cell>
          <table:table-cell table:style-name="ce10" table:formula="of:= [.AB145]" office:value-type="string" office:string-value="backte (conjugated like a regular verb!)">
            <text:p>backte (conjugated like a regular verb!)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bäckt</text:p>
          </table:table-cell>
          <table:table-cell/>
          <table:table-cell office:value-type="string">
            <text:p><text:s/>is just an unusual/specific alternative to … </text:p>
          </table:table-cell>
          <table:table-cell table:style-name="ce1" office:value-type="string">
            <text:p>er backt</text:p>
          </table:table-cell>
          <table:table-cell/>
          <table:table-cell table:style-name="Default"/>
          <table:table-cell table:number-columns-repeated="16"/>
          <table:table-cell office:value-type="string">
            <text:p>begönn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begänn</text:p>
          </table:table-cell>
          <table:table-cell table:style-name="ce10" table:formula="of:= CONCATENATE([.W146]; [.X146]; [.Y146]; [.Z146]; [.AA146])" office:value-type="string" office:string-value="begönn             (PTS)             is just an unusual/specific alternative to … ">
            <text:p>begönn <text:s text:c="12"/>(PTS) <text:s text:c="12"/>is just an unusual/specific alternative to … </text:p>
          </table:table-cell>
          <table:table-cell table:style-name="ce10" table:formula="of:= [.AB146]" office:value-type="string" office:string-value="begänn">
            <text:p>begänn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bäck</text:p>
          </table:table-cell>
          <table:table-cell office:value-type="string">
            <text:p><text:s/>(PRS2) </text:p>
          </table:table-cell>
          <table:table-cell office:value-type="string">
            <text:p><text:s/>is just an unusual/specific alternative to … </text:p>
          </table:table-cell>
          <table:table-cell table:style-name="ce1" office:value-type="string">
            <text:p>back</text:p>
          </table:table-cell>
          <table:table-cell/>
          <table:table-cell table:style-name="Default"/>
          <table:table-cell table:number-columns-repeated="16"/>
          <table:table-cell office:value-type="string">
            <text:p>empföhl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empfähl</text:p>
          </table:table-cell>
          <table:table-cell table:style-name="ce10" table:formula="of:= CONCATENATE([.W147]; [.X147]; [.Y147]; [.Z147]; [.AA147])" office:value-type="string" office:string-value="empföhl             (PTS)             is just an unusual/specific alternative to … ">
            <text:p>empföhl <text:s text:c="12"/>(PTS) <text:s text:c="12"/>is just an unusual/specific alternative to … </text:p>
          </table:table-cell>
          <table:table-cell table:style-name="ce10" table:formula="of:= [.AB147]" office:value-type="string" office:string-value="empfähl">
            <text:p>empfähl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buk</text:p>
          </table:table-cell>
          <table:table-cell office:value-type="string">
            <text:p><text:s/>(PTT)</text:p>
          </table:table-cell>
          <table:table-cell office:value-type="string">
            <text:p><text:s/>is just an unusual/specific alternative to … </text:p>
          </table:table-cell>
          <table:table-cell table:style-name="ce1" office:value-type="string">
            <text:p>er backte (conjugated like a regular verb!)</text:p>
          </table:table-cell>
          <table:table-cell/>
          <table:table-cell table:style-name="Default"/>
          <table:table-cell table:number-columns-repeated="16"/>
          <table:table-cell office:value-type="string">
            <text:p>gölt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gält</text:p>
          </table:table-cell>
          <table:table-cell table:style-name="ce10" table:formula="of:= CONCATENATE([.W148]; [.X148]; [.Y148]; [.Z148]; [.AA148])" office:value-type="string" office:string-value="gölt             (PTS)             is just an unusual/specific alternative to … ">
            <text:p>gölt <text:s text:c="12"/>(PTS) <text:s text:c="12"/>is just an unusual/specific alternative to … </text:p>
          </table:table-cell>
          <table:table-cell table:style-name="ce10" table:formula="of:= [.AB148]" office:value-type="string" office:string-value="gält">
            <text:p>gält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bük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table:style-name="ce1" office:value-type="string">
            <text:p>backte (conjugated like a regular verb!)</text:p>
          </table:table-cell>
          <table:table-cell/>
          <table:table-cell table:style-name="Default"/>
          <table:table-cell table:number-columns-repeated="16"/>
          <table:table-cell office:value-type="string">
            <text:p>gewönn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gewänn</text:p>
          </table:table-cell>
          <table:table-cell table:style-name="ce10" table:formula="of:= CONCATENATE([.W149]; [.X149]; [.Y149]; [.Z149]; [.AA149])" office:value-type="string" office:string-value="gewönn             (PTS)             is just an unusual/specific alternative to … ">
            <text:p>gewönn <text:s text:c="12"/>(PTS) <text:s text:c="12"/>is just an unusual/specific alternative to … </text:p>
          </table:table-cell>
          <table:table-cell table:style-name="ce10" table:formula="of:= [.AB149]" office:value-type="string" office:string-value="gewänn">
            <text:p>gewänn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begönn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table:style-name="ce1" office:value-type="string">
            <text:p>begänn</text:p>
          </table:table-cell>
          <table:table-cell/>
          <table:table-cell table:style-name="Default"/>
          <table:table-cell table:number-columns-repeated="16"/>
          <table:table-cell office:value-type="string">
            <text:p>er hang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T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er hing</text:p>
          </table:table-cell>
          <table:table-cell table:style-name="ce10" table:formula="of:= CONCATENATE([.W150]; [.X150]; [.Y150]; [.Z150]; [.AA150])" office:value-type="string" office:string-value="er hang             (PTT)             is just an unusual/specific alternative to … ">
            <text:p>er hang <text:s text:c="12"/>(PTT) <text:s text:c="12"/>is just an unusual/specific alternative to … </text:p>
          </table:table-cell>
          <table:table-cell table:style-name="ce10" table:formula="of:= [.AB150]" office:value-type="string" office:string-value="er hing">
            <text:p>er hing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mpföhl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mpfähl</text:p>
          </table:table-cell>
          <table:table-cell table:number-columns-repeated="18"/>
          <table:table-cell office:value-type="string">
            <text:p>hang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hing</text:p>
          </table:table-cell>
          <table:table-cell table:style-name="ce10" table:formula="of:= CONCATENATE([.W151]; [.X151]; [.Y151]; [.Z151]; [.AA151])" office:value-type="string" office:string-value="hang             (PTS)             is just an unusual/specific alternative to … ">
            <text:p>hang <text:s text:c="12"/>(PTS) <text:s text:c="12"/>is just an unusual/specific alternative to … </text:p>
          </table:table-cell>
          <table:table-cell table:style-name="ce10" table:formula="of:= [.AB151]" office:value-type="string" office:string-value="hing">
            <text:p>hing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gölt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gält</text:p>
          </table:table-cell>
          <table:table-cell table:number-columns-repeated="18"/>
          <table:table-cell office:value-type="string">
            <text:p>er hub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T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er hob</text:p>
          </table:table-cell>
          <table:table-cell table:style-name="ce10" table:formula="of:= CONCATENATE([.W152]; [.X152]; [.Y152]; [.Z152]; [.AA152])" office:value-type="string" office:string-value="er hub             (PTT)             is just an unusual/specific alternative to … ">
            <text:p>er hub <text:s text:c="12"/>(PTT) <text:s text:c="12"/>is just an unusual/specific alternative to … </text:p>
          </table:table-cell>
          <table:table-cell table:style-name="ce10" table:formula="of:= [.AB152]" office:value-type="string" office:string-value="er hob">
            <text:p>er hob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gewönn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gewänn</text:p>
          </table:table-cell>
          <table:table-cell table:number-columns-repeated="18"/>
          <table:table-cell office:value-type="string">
            <text:p>hüb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höb</text:p>
          </table:table-cell>
          <table:table-cell table:style-name="ce10" table:formula="of:= CONCATENATE([.W153]; [.X153]; [.Y153]; [.Z153]; [.AA153])" office:value-type="string" office:string-value="hüb             (PTS)             is just an unusual/specific alternative to … ">
            <text:p>hüb <text:s text:c="12"/>(PTS) <text:s text:c="12"/>is just an unusual/specific alternative to … </text:p>
          </table:table-cell>
          <table:table-cell table:style-name="ce10" table:formula="of:= [.AB153]" office:value-type="string" office:string-value="höb">
            <text:p>höb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hang</text:p>
          </table:table-cell>
          <table:table-cell office:value-type="string">
            <text:p><text:s/>(PTT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hing</text:p>
          </table:table-cell>
          <table:table-cell table:number-columns-repeated="18"/>
          <table:table-cell office:value-type="string">
            <text:p>gehießen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PC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geheißen</text:p>
          </table:table-cell>
          <table:table-cell table:style-name="ce10" table:formula="of:= CONCATENATE([.W154]; [.X154]; [.Y154]; [.Z154]; [.AA154])" office:value-type="string" office:string-value="gehießen             (PPC)             is just an unusual/specific alternative to … ">
            <text:p>gehießen <text:s text:c="12"/>(PPC) <text:s text:c="12"/>is just an unusual/specific alternative to … </text:p>
          </table:table-cell>
          <table:table-cell table:style-name="ce10" table:formula="of:= [.AB154]" office:value-type="string" office:string-value="geheißen">
            <text:p>geheißen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hang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hing</text:p>
          </table:table-cell>
          <table:table-cell table:number-columns-repeated="18"/>
          <table:table-cell office:value-type="string">
            <text:p>er schwomm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T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er schwamm</text:p>
          </table:table-cell>
          <table:table-cell table:style-name="ce10" table:formula="of:= CONCATENATE([.W155]; [.X155]; [.Y155]; [.Z155]; [.AA155])" office:value-type="string" office:string-value="er schwomm             (PTT)             is just an unusual/specific alternative to … ">
            <text:p>er schwomm <text:s text:c="12"/>(PTT) <text:s text:c="12"/>is just an unusual/specific alternative to … </text:p>
          </table:table-cell>
          <table:table-cell table:style-name="ce10" table:formula="of:= [.AB155]" office:value-type="string" office:string-value="er schwamm">
            <text:p>er schwamm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hub</text:p>
          </table:table-cell>
          <table:table-cell office:value-type="string">
            <text:p><text:s/>(PTT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hob</text:p>
          </table:table-cell>
          <table:table-cell table:number-columns-repeated="18"/>
          <table:table-cell office:value-type="string">
            <text:p>schwömm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schwämm</text:p>
          </table:table-cell>
          <table:table-cell table:style-name="ce10" table:formula="of:= CONCATENATE([.W156]; [.X156]; [.Y156]; [.Z156]; [.AA156])" office:value-type="string" office:string-value="schwömm             (PTS)             is just an unusual/specific alternative to … ">
            <text:p>schwömm <text:s text:c="12"/>(PTS) <text:s text:c="12"/>is just an unusual/specific alternative to … </text:p>
          </table:table-cell>
          <table:table-cell table:style-name="ce10" table:formula="of:= [.AB156]" office:value-type="string" office:string-value="schwämm">
            <text:p>schwämm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hüb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höb</text:p>
          </table:table-cell>
          <table:table-cell table:number-columns-repeated="18"/>
          <table:table-cell office:value-type="string">
            <text:p>er schwur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T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er schwor</text:p>
          </table:table-cell>
          <table:table-cell table:style-name="ce10" table:formula="of:= CONCATENATE([.W157]; [.X157]; [.Y157]; [.Z157]; [.AA157])" office:value-type="string" office:string-value="er schwur             (PTT)             is just an unusual/specific alternative to … ">
            <text:p>er schwur <text:s text:c="12"/>(PTT) <text:s text:c="12"/>is just an unusual/specific alternative to … </text:p>
          </table:table-cell>
          <table:table-cell table:style-name="ce10" table:formula="of:= [.AB157]" office:value-type="string" office:string-value="er schwor">
            <text:p>er schwor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gehießen</text:p>
          </table:table-cell>
          <table:table-cell office:value-type="string">
            <text:p><text:s/>(PPC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geheißen</text:p>
          </table:table-cell>
          <table:table-cell table:number-columns-repeated="18"/>
          <table:table-cell office:value-type="string">
            <text:p>schwür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schwör</text:p>
          </table:table-cell>
          <table:table-cell table:style-name="ce10" table:formula="of:= CONCATENATE([.W158]; [.X158]; [.Y158]; [.Z158]; [.AA158])" office:value-type="string" office:string-value="schwür             (PTS)             is just an unusual/specific alternative to … ">
            <text:p>schwür <text:s text:c="12"/>(PTS) <text:s text:c="12"/>is just an unusual/specific alternative to … </text:p>
          </table:table-cell>
          <table:table-cell table:style-name="ce10" table:formula="of:= [.AB158]" office:value-type="string" office:string-value="schwör">
            <text:p>schwör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schwomm</text:p>
          </table:table-cell>
          <table:table-cell office:value-type="string">
            <text:p><text:s/>(PTT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schwamm</text:p>
          </table:table-cell>
          <table:table-cell table:number-columns-repeated="18"/>
          <table:table-cell office:value-type="string">
            <text:p>stünd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ständ</text:p>
          </table:table-cell>
          <table:table-cell table:style-name="ce10" table:formula="of:= CONCATENATE([.W159]; [.X159]; [.Y159]; [.Z159]; [.AA159])" office:value-type="string" office:string-value="stünd             (PTS)             is just an unusual/specific alternative to … ">
            <text:p>stünd <text:s text:c="12"/>(PTS) <text:s text:c="12"/>is just an unusual/specific alternative to … </text:p>
          </table:table-cell>
          <table:table-cell table:style-name="ce10" table:formula="of:= [.AB159]" office:value-type="string" office:string-value="ständ">
            <text:p>ständ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schwömm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schwämm</text:p>
          </table:table-cell>
          <table:table-cell table:number-columns-repeated="18"/>
          <table:table-cell office:value-type="string">
            <text:p>stöhl</text:p>
          </table:table-cell>
          <table:table-cell table:style-name="ce3" office:value-type="string">
            <text:p><text:s text:c="12"/></text:p>
          </table:table-cell>
          <table:table-cell table:style-name="ce3" office:value-type="string">
            <text:p><text:s/>(PTS)</text:p>
          </table:table-cell>
          <table:table-cell table:style-name="ce3" office:value-type="string">
            <text:p><text:s text:c="12"/></text:p>
          </table:table-cell>
          <table:table-cell office:value-type="string">
            <text:p><text:s/>is just an unusual/specific alternative to … </text:p>
          </table:table-cell>
          <table:table-cell table:style-name="ce3" office:value-type="string">
            <text:p>stähl</text:p>
          </table:table-cell>
          <table:table-cell table:style-name="ce10" table:formula="of:= CONCATENATE([.W160]; [.X160]; [.Y160]; [.Z160]; [.AA160])" office:value-type="string" office:string-value="stöhl             (PTS)             is just an unusual/specific alternative to … ">
            <text:p>stöhl <text:s text:c="12"/>(PTS) <text:s text:c="12"/>is just an unusual/specific alternative to … </text:p>
          </table:table-cell>
          <table:table-cell table:style-name="ce10" table:formula="of:= [.AB160]" office:value-type="string" office:string-value="stähl">
            <text:p>stähl</text:p>
          </table:table-cell>
          <table:table-cell table:style-name="Default" table:number-columns-repeated="3"/>
          <table:table-cell table:style-name="ce3"/>
          <table:table-cell table:number-columns-repeated="990"/>
        </table:table-row>
        <table:table-row table:style-name="ro1">
          <table:table-cell office:value-type="string">
            <text:p>er schwur</text:p>
          </table:table-cell>
          <table:table-cell office:value-type="string">
            <text:p><text:s/>(PTT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er schwor</text:p>
          </table:table-cell>
          <table:table-cell table:number-columns-repeated="24"/>
          <table:table-cell table:style-name="ce9" table:formula="of:= CONCATENATE([.A18]; &quot;          (meaning?)&quot;)" office:value-type="string" office:string-value="backen          (meaning?)">
            <text:p>backen <text:s text:c="9"/>(meaning?)</text:p>
          </table:table-cell>
          <table:table-cell table:style-name="ce9" table:formula="of:=CONCATENATE([.B18];[.C18];[.D18];&quot;          &quot;;[.E18])" office:value-type="string" office:string-value=" &quot;to bake&quot;           (related)">
            <text:p><text:s/>"to bake" <text:s text:c="10"/>(related)</text:p>
          </table:table-cell>
          <table:table-cell table:number-columns-repeated="994"/>
        </table:table-row>
        <table:table-row table:style-name="ro1">
          <table:table-cell office:value-type="string">
            <text:p>schwür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schwör</text:p>
          </table:table-cell>
          <table:table-cell table:number-columns-repeated="24"/>
          <table:table-cell table:style-name="ce9" table:formula="of:= CONCATENATE([.A19]; &quot;          (meaning?)&quot;)" office:value-type="string" office:string-value="befehlen          (meaning?)">
            <text:p>befehlen <text:s text:c="9"/>(meaning?)</text:p>
          </table:table-cell>
          <table:table-cell table:style-name="ce9" table:formula="of:=CONCATENATE([.B19];[.C19];[.D19];&quot;          &quot;;[.E19])" office:value-type="string" office:string-value=" &quot;to command&quot;           (related to empfehlen, but not to fehlen)">
            <text:p><text:s/>"to command" <text:s text:c="10"/>(related to empfehlen, but not to fehlen)</text:p>
          </table:table-cell>
          <table:table-cell table:number-columns-repeated="994"/>
        </table:table-row>
        <table:table-row table:style-name="ro1">
          <table:table-cell office:value-type="string">
            <text:p>stünd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ständ</text:p>
          </table:table-cell>
          <table:table-cell table:number-columns-repeated="24"/>
          <table:table-cell table:style-name="ce9" table:formula="of:= CONCATENATE([.A20]; &quot;          (meaning?)&quot;)" office:value-type="string" office:string-value="beginnen          (meaning?)">
            <text:p>beginnen <text:s text:c="9"/>(meaning?)</text:p>
          </table:table-cell>
          <table:table-cell table:style-name="ce9" table:formula="of:=CONCATENATE([.B20];[.C20];[.D20];&quot;          &quot;;[.E20])" office:value-type="string" office:string-value=" &quot;to begin&quot;           (related: compare begin, began, begun)">
            <text:p><text:s/>"to begin" <text:s text:c="10"/>(related: compare begin, began, begun)</text:p>
          </table:table-cell>
          <table:table-cell table:number-columns-repeated="994"/>
        </table:table-row>
        <table:table-row table:style-name="ro1">
          <table:table-cell office:value-type="string">
            <text:p>stöhl</text:p>
          </table:table-cell>
          <table:table-cell office:value-type="string">
            <text:p><text:s/>(PTS)</text:p>
          </table:table-cell>
          <table:table-cell office:value-type="string">
            <text:p><text:s/>is just an unusual/specific alternative to … </text:p>
          </table:table-cell>
          <table:table-cell office:value-type="string">
            <text:p>stähl</text:p>
          </table:table-cell>
          <table:table-cell table:number-columns-repeated="24"/>
          <table:table-cell table:style-name="ce9" table:formula="of:= CONCATENATE([.A21]; &quot;          (meaning?)&quot;)" office:value-type="string" office:string-value="beißen          (meaning?)">
            <text:p>beißen <text:s text:c="9"/>(meaning?)</text:p>
          </table:table-cell>
          <table:table-cell table:style-name="ce9" table:formula="of:=CONCATENATE([.B21];[.C21];[.D21];&quot;          &quot;;[.E21])" office:value-type="string" office:string-value=" &quot;to bite&quot;           (related: compare bite, bit, bitten)">
            <text:p><text:s/>"to bite" <text:s text:c="10"/>(related: compare bite, bit, bitt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2]; &quot;          (meaning?)&quot;)" office:value-type="string" office:string-value="bekommen          (meaning?)">
            <text:p>bekommen <text:s text:c="9"/>(meaning?)</text:p>
          </table:table-cell>
          <table:table-cell table:style-name="ce9" table:formula="of:=CONCATENATE([.B22];[.C22];[.D22];&quot;          &quot;;[.E22])" office:value-type="string" office:string-value=" &quot;to get, to receive (!)&quot;           (related to become, but means something entirely different; compare become, became, become">
            <text:p><text:s/>"to get, to receive (!)" <text:s text:c="10"/>(related to become, but means something entirely different; compare become, became, become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3]; &quot;          (meaning?)&quot;)" office:value-type="string" office:string-value="beweisen          (meaning?)">
            <text:p>beweisen <text:s text:c="9"/>(meaning?)</text:p>
          </table:table-cell>
          <table:table-cell table:style-name="ce9" table:formula="of:=CONCATENATE([.B23];[.C23];[.D23];&quot;          &quot;;[.E23])" office:value-type="string" office:string-value=" &quot;to prove, to show&quot;           ">
            <text:p><text:s/>"to prove, to show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4]; &quot;          (meaning?)&quot;)" office:value-type="string" office:string-value="bewegen          (meaning?)">
            <text:p>bewegen <text:s text:c="9"/>(meaning?)</text:p>
          </table:table-cell>
          <table:table-cell table:style-name="ce9" table:formula="of:=CONCATENATE([.B24];[.C24];[.D24];&quot;          &quot;;[.E24])" office:value-type="string" office:string-value=" &quot;to persuade&quot;           ">
            <text:p><text:s/>"to persuad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5]; &quot;          (meaning?)&quot;)" office:value-type="string" office:string-value="betrügen          (meaning?)">
            <text:p>betrügen <text:s text:c="9"/>(meaning?)</text:p>
          </table:table-cell>
          <table:table-cell table:style-name="ce9" table:formula="of:=CONCATENATE([.B25];[.C25];[.D25];&quot;          &quot;;[.E25])" office:value-type="string" office:string-value=" &quot;to deceive, to defraud, to cheat&quot;           ">
            <text:p><text:s/>"to deceive, to defraud, to chea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6]; &quot;          (meaning?)&quot;)" office:value-type="string" office:string-value="biegen          (meaning?)">
            <text:p>biegen <text:s text:c="9"/>(meaning?)</text:p>
          </table:table-cell>
          <table:table-cell table:style-name="ce9" table:formula="of:=CONCATENATE([.B26];[.C26];[.D26];&quot;          &quot;;[.E26])" office:value-type="string" office:string-value=" &quot;to bend&quot;           ">
            <text:p><text:s/>"to bend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7]; &quot;          (meaning?)&quot;)" office:value-type="string" office:string-value="bieten          (meaning?)">
            <text:p>bieten <text:s text:c="9"/>(meaning?)</text:p>
          </table:table-cell>
          <table:table-cell table:style-name="ce9" table:formula="of:=CONCATENATE([.B27];[.C27];[.D27];&quot;          &quot;;[.E27])" office:value-type="string" office:string-value=" &quot;to offer; to bid&quot;           (related to bid)">
            <text:p><text:s/>"to offer; to bid" <text:s text:c="10"/>(related to bi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8]; &quot;          (meaning?)&quot;)" office:value-type="string" office:string-value="binden          (meaning?)">
            <text:p>binden <text:s text:c="9"/>(meaning?)</text:p>
          </table:table-cell>
          <table:table-cell table:style-name="ce9" table:formula="of:=CONCATENATE([.B28];[.C28];[.D28];&quot;          &quot;;[.E28])" office:value-type="string" office:string-value=" &quot;to bind&quot;           (related: compare bind, bound, bound)">
            <text:p><text:s/>"to bind" <text:s text:c="10"/>(related: compare bind, bound, boun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9]; &quot;          (meaning?)&quot;)" office:value-type="string" office:string-value="bitten          (meaning?)">
            <text:p>bitten <text:s text:c="9"/>(meaning?)</text:p>
          </table:table-cell>
          <table:table-cell table:style-name="ce9" table:formula="of:=CONCATENATE([.B29];[.C29];[.D29];&quot;          &quot;;[.E29])" office:value-type="string" office:string-value=" &quot;to beg, to request&quot;           ">
            <text:p><text:s/>"to beg, to reques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0]; &quot;          (meaning?)&quot;)" office:value-type="string" office:string-value="blasen          (meaning?)">
            <text:p>blasen <text:s text:c="9"/>(meaning?)</text:p>
          </table:table-cell>
          <table:table-cell table:style-name="ce9" table:formula="of:=CONCATENATE([.B30];[.C30];[.D30];&quot;          &quot;;[.E30])" office:value-type="string" office:string-value=" &quot;to blow&quot;           ">
            <text:p><text:s/>"to blow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1]; &quot;          (meaning?)&quot;)" office:value-type="string" office:string-value="bleiben          (meaning?)">
            <text:p>bleiben <text:s text:c="9"/>(meaning?)</text:p>
          </table:table-cell>
          <table:table-cell table:style-name="ce9" table:formula="of:=CONCATENATE([.B31];[.C31];[.D31];&quot;          &quot;;[.E31])" office:value-type="string" office:string-value=" &quot;to remain, to stay&quot;           ">
            <text:p><text:s/>"to remain, to stay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2]; &quot;          (meaning?)&quot;)" office:value-type="string" office:string-value="braten          (meaning?)">
            <text:p>braten <text:s text:c="9"/>(meaning?)</text:p>
          </table:table-cell>
          <table:table-cell table:style-name="ce9" table:formula="of:=CONCATENATE([.B32];[.C32];[.D32];&quot;          &quot;;[.E32])" office:value-type="string" office:string-value=" &quot;to roast, to grill, to broil, to pan-fry&quot;           ">
            <text:p><text:s/>"to roast, to grill, to broil, to pan-fry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3]; &quot;          (meaning?)&quot;)" office:value-type="string" office:string-value="brechen          (meaning?)">
            <text:p>brechen <text:s text:c="9"/>(meaning?)</text:p>
          </table:table-cell>
          <table:table-cell table:style-name="ce9" table:formula="of:=CONCATENATE([.B33];[.C33];[.D33];&quot;          &quot;;[.E33])" office:value-type="string" office:string-value=" &quot;to break; to vomit&quot;           (related to break: compare break, broke, broken)">
            <text:p><text:s/>"to break; to vomit" <text:s text:c="10"/>(related to break: compare break, broke, brok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4]; &quot;          (meaning?)&quot;)" office:value-type="string" office:string-value="brennen          (meaning?)">
            <text:p>brennen <text:s text:c="9"/>(meaning?)</text:p>
          </table:table-cell>
          <table:table-cell table:style-name="ce9" table:formula="of:=CONCATENATE([.B34];[.C34];[.D34];&quot;          &quot;;[.E34])" office:value-type="string" office:string-value=" &quot;to burn&quot;           (related)">
            <text:p><text:s/>"to burn" <text:s text:c="10"/>(relat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5]; &quot;          (meaning?)&quot;)" office:value-type="string" office:string-value="bringen          (meaning?)">
            <text:p>bringen <text:s text:c="9"/>(meaning?)</text:p>
          </table:table-cell>
          <table:table-cell table:style-name="ce9" table:formula="of:=CONCATENATE([.B35];[.C35];[.D35];&quot;          &quot;;[.E35])" office:value-type="string" office:string-value=" &quot;to bring&quot;           (related: compare bring, brought, brought)">
            <text:p><text:s/>"to bring" <text:s text:c="10"/>(related: compare bring, brought, brough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6]; &quot;          (meaning?)&quot;)" office:value-type="string" office:string-value="denken          (meaning?)">
            <text:p>denken <text:s text:c="9"/>(meaning?)</text:p>
          </table:table-cell>
          <table:table-cell table:style-name="ce9" table:formula="of:=CONCATENATE([.B36];[.C36];[.D36];&quot;          &quot;;[.E36])" office:value-type="string" office:string-value=" &quot;to think&quot;           (related: compare think, thought, thought)">
            <text:p><text:s/>"to think" <text:s text:c="10"/>(related: compare think, thought, though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7]; &quot;          (meaning?)&quot;)" office:value-type="string" office:string-value="empfehlen          (meaning?)">
            <text:p>empfehlen <text:s text:c="9"/>(meaning?)</text:p>
          </table:table-cell>
          <table:table-cell table:style-name="ce9" table:formula="of:=CONCATENATE([.B37];[.C37];[.D37];&quot;          &quot;;[.E37])" office:value-type="string" office:string-value=" &quot;to recommend&quot;           (related to befehlen, but not to fehlen)">
            <text:p><text:s/>"to recommend" <text:s text:c="10"/>(related to befehlen, but not to fehl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8]; &quot;          (meaning?)&quot;)" office:value-type="string" office:string-value="essen          (meaning?)">
            <text:p>essen <text:s text:c="9"/>(meaning?)</text:p>
          </table:table-cell>
          <table:table-cell table:style-name="ce9" table:formula="of:=CONCATENATE([.B38];[.C38];[.D38];&quot;          &quot;;[.E38])" office:value-type="string" office:string-value=" &quot;to eat&quot;           (related: compare eat, ate, eaten)">
            <text:p><text:s/>"to eat" <text:s text:c="10"/>(related: compare eat, ate, eat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9]; &quot;          (meaning?)&quot;)" office:value-type="string" office:string-value="fahren          (meaning?)">
            <text:p>fahren <text:s text:c="9"/>(meaning?)</text:p>
          </table:table-cell>
          <table:table-cell table:style-name="ce9" table:formula="of:=CONCATENATE([.B39];[.C39];[.D39];&quot;          &quot;;[.E39])" office:value-type="string" office:string-value=" &quot;to drive&quot;           (related to fare in farewell „travel well!“)">
            <text:p><text:s/>"to drive" <text:s text:c="10"/>(related to fare in farewell „travel well!“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0]; &quot;          (meaning?)&quot;)" office:value-type="string" office:string-value="fallen          (meaning?)">
            <text:p>fallen <text:s text:c="9"/>(meaning?)</text:p>
          </table:table-cell>
          <table:table-cell table:style-name="ce9" table:formula="of:=CONCATENATE([.B40];[.C40];[.D40];&quot;          &quot;;[.E40])" office:value-type="string" office:string-value=" &quot;to fall&quot;           (related: compare fall, fell, fallen)">
            <text:p><text:s/>"to fall" <text:s text:c="10"/>(related: compare fall, fell, fall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1]; &quot;          (meaning?)&quot;)" office:value-type="string" office:string-value="fangen          (meaning?)">
            <text:p>fangen <text:s text:c="9"/>(meaning?)</text:p>
          </table:table-cell>
          <table:table-cell table:style-name="ce9" table:formula="of:=CONCATENATE([.B41];[.C41];[.D41];&quot;          &quot;;[.E41])" office:value-type="string" office:string-value=" &quot;to catch&quot;           ">
            <text:p><text:s/>"to catch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2]; &quot;          (meaning?)&quot;)" office:value-type="string" office:string-value="finden          (meaning?)">
            <text:p>finden <text:s text:c="9"/>(meaning?)</text:p>
          </table:table-cell>
          <table:table-cell table:style-name="ce9" table:formula="of:=CONCATENATE([.B42];[.C42];[.D42];&quot;          &quot;;[.E42])" office:value-type="string" office:string-value=" &quot;to find&quot;           (related: compare find, found, found)">
            <text:p><text:s/>"to find" <text:s text:c="10"/>(related: compare find, found, foun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3]; &quot;          (meaning?)&quot;)" office:value-type="string" office:string-value="fliegen          (meaning?)">
            <text:p>fliegen <text:s text:c="9"/>(meaning?)</text:p>
          </table:table-cell>
          <table:table-cell table:style-name="ce9" table:formula="of:=CONCATENATE([.B43];[.C43];[.D43];&quot;          &quot;;[.E43])" office:value-type="string" office:string-value=" &quot;to fly&quot;           (related: compare fly, flew, flown)">
            <text:p><text:s/>"to fly" <text:s text:c="10"/>(related: compare fly, flew, flow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4]; &quot;          (meaning?)&quot;)" office:value-type="string" office:string-value="fliehen          (meaning?)">
            <text:p>fliehen <text:s text:c="9"/>(meaning?)</text:p>
          </table:table-cell>
          <table:table-cell table:style-name="ce9" table:formula="of:=CONCATENATE([.B44];[.C44];[.D44];&quot;          &quot;;[.E44])" office:value-type="string" office:string-value=" &quot;to flee&quot;           (related)">
            <text:p><text:s/>"to flee" <text:s text:c="10"/>(relat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5]; &quot;          (meaning?)&quot;)" office:value-type="string" office:string-value="fließen          (meaning?)">
            <text:p>fließen <text:s text:c="9"/>(meaning?)</text:p>
          </table:table-cell>
          <table:table-cell table:style-name="ce9" table:formula="of:=CONCATENATE([.B45];[.C45];[.D45];&quot;          &quot;;[.E45])" office:value-type="string" office:string-value=" &quot;to flow&quot;           ">
            <text:p><text:s/>"to flow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6]; &quot;          (meaning?)&quot;)" office:value-type="string" office:string-value="fressen          (meaning?)">
            <text:p>fressen <text:s text:c="9"/>(meaning?)</text:p>
          </table:table-cell>
          <table:table-cell table:style-name="ce9" table:formula="of:=CONCATENATE([.B46];[.C46];[.D46];&quot;          &quot;;[.E46])" office:value-type="string" office:string-value=" &quot;(of animals:) to eat, (of humans:) to eat like a pig&quot;           ">
            <text:p><text:s/>"(of animals:) to eat, (of humans:) to eat like a pig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7]; &quot;          (meaning?)&quot;)" office:value-type="string" office:string-value="frieren          (meaning?)">
            <text:p>frieren <text:s text:c="9"/>(meaning?)</text:p>
          </table:table-cell>
          <table:table-cell table:style-name="ce9" table:formula="of:=CONCATENATE([.B47];[.C47];[.D47];&quot;          &quot;;[.E47])" office:value-type="string" office:string-value=" &quot;to feel cold&quot;           (related to freeze: compare freeze, froze, frozen)">
            <text:p><text:s/>"to feel cold" <text:s text:c="10"/>(related to freeze: compare freeze, froze, froz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8]; &quot;          (meaning?)&quot;)" office:value-type="string" office:string-value="geben          (meaning?)">
            <text:p>geben <text:s text:c="9"/>(meaning?)</text:p>
          </table:table-cell>
          <table:table-cell table:style-name="ce9" table:formula="of:=CONCATENATE([.B48];[.C48];[.D48];&quot;          &quot;;[.E48])" office:value-type="string" office:string-value=" &quot;to give; (impersonal:) to exist&quot;           (related to give: compare give, gave, given)">
            <text:p><text:s/>"to give; (impersonal:) to exist" <text:s text:c="10"/>(related to give: compare give, gave, giv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9]; &quot;          (meaning?)&quot;)" office:value-type="string" office:string-value="gedeihen          (meaning?)">
            <text:p>gedeihen <text:s text:c="9"/>(meaning?)</text:p>
          </table:table-cell>
          <table:table-cell table:style-name="ce9" table:formula="of:=CONCATENATE([.B49];[.C49];[.D49];&quot;          &quot;;[.E49])" office:value-type="string" office:string-value=" &quot;to thrive&quot;           ">
            <text:p><text:s/>"to thriv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0]; &quot;          (meaning?)&quot;)" office:value-type="string" office:string-value="gehen          (meaning?)">
            <text:p>gehen <text:s text:c="9"/>(meaning?)</text:p>
          </table:table-cell>
          <table:table-cell table:style-name="ce9" table:formula="of:=CONCATENATE([.B50];[.C50];[.D50];&quot;          &quot;;[.E50])" office:value-type="string" office:string-value=" &quot;to walk; to leave; to be possible; to work/function&quot;           (related to go)">
            <text:p><text:s/>"to walk; to leave; to be possible; to work/function" <text:s text:c="10"/>(related to go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1]; &quot;          (meaning?)&quot;)" office:value-type="string" office:string-value="gelingen          (meaning?)">
            <text:p>gelingen <text:s text:c="9"/>(meaning?)</text:p>
          </table:table-cell>
          <table:table-cell table:style-name="ce9" table:formula="of:=CONCATENATE([.B51];[.C51];[.D51];&quot;          &quot;;[.E51])" office:value-type="string" office:string-value=" &quot;(impersonal:) to turn out well, to work out&quot;           ">
            <text:p><text:s/>"(impersonal:) to turn out well, to work ou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2]; &quot;          (meaning?)&quot;)" office:value-type="string" office:string-value="gelten          (meaning?)">
            <text:p>gelten <text:s text:c="9"/>(meaning?)</text:p>
          </table:table-cell>
          <table:table-cell table:style-name="ce9" table:formula="of:=CONCATENATE([.B52];[.C52];[.D52];&quot;          &quot;;[.E52])" office:value-type="string" office:string-value=" &quot;to be valid/effective/worth/necessary&quot;           ">
            <text:p><text:s/>"to be valid/effective/worth/necessary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3]; &quot;          (meaning?)&quot;)" office:value-type="string" office:string-value="genießen          (meaning?)">
            <text:p>genießen <text:s text:c="9"/>(meaning?)</text:p>
          </table:table-cell>
          <table:table-cell table:style-name="ce9" table:formula="of:=CONCATENATE([.B53];[.C53];[.D53];&quot;          &quot;;[.E53])" office:value-type="string" office:string-value=" &quot;to enjoy (consciously)&quot;           -">
            <text:p><text:s/>"to enjoy (consciously)" <text:s text:c="10"/>-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4]; &quot;          (meaning?)&quot;)" office:value-type="string" office:string-value="geraten          (meaning?)">
            <text:p>geraten <text:s text:c="9"/>(meaning?)</text:p>
          </table:table-cell>
          <table:table-cell table:style-name="ce9" table:formula="of:=CONCATENATE([.B54];[.C54];[.D54];&quot;          &quot;;[.E54])" office:value-type="string" office:string-value=" &quot;to turn out, to come across, to get into&quot;           ">
            <text:p><text:s/>"to turn out, to come across, to get into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5]; &quot;          (meaning?)&quot;)" office:value-type="string" office:string-value="geschehen          (meaning?)">
            <text:p>geschehen <text:s text:c="9"/>(meaning?)</text:p>
          </table:table-cell>
          <table:table-cell table:style-name="ce9" table:formula="of:=CONCATENATE([.B55];[.C55];[.D55];&quot;          &quot;;[.E55])" office:value-type="string" office:string-value=" &quot;to happen; to serve someone right&quot;           ">
            <text:p><text:s/>"to happen; to serve someone righ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6]; &quot;          (meaning?)&quot;)" office:value-type="string" office:string-value="gewinnen          (meaning?)">
            <text:p>gewinnen <text:s text:c="9"/>(meaning?)</text:p>
          </table:table-cell>
          <table:table-cell table:style-name="ce9" table:formula="of:=CONCATENATE([.B56];[.C56];[.D56];&quot;          &quot;;[.E56])" office:value-type="string" office:string-value=" &quot;to win&quot;           (related: compare win, won, won)">
            <text:p><text:s/>"to win" <text:s text:c="10"/>(related: compare win, won, wo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7]; &quot;          (meaning?)&quot;)" office:value-type="string" office:string-value="gießen          (meaning?)">
            <text:p>gießen <text:s text:c="9"/>(meaning?)</text:p>
          </table:table-cell>
          <table:table-cell table:style-name="ce9" table:formula="of:=CONCATENATE([.B57];[.C57];[.D57];&quot;          &quot;;[.E57])" office:value-type="string" office:string-value=" &quot;to pour; to water&quot;           ">
            <text:p><text:s/>"to pour; to water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8]; &quot;          (meaning?)&quot;)" office:value-type="string" office:string-value="gleichen          (meaning?)">
            <text:p>gleichen <text:s text:c="9"/>(meaning?)</text:p>
          </table:table-cell>
          <table:table-cell table:style-name="ce9" table:formula="of:=CONCATENATE([.B58];[.C58];[.D58];&quot;          &quot;;[.E58])" office:value-type="string" office:string-value=" &quot;to be like/equal, to resemble&quot;           (related to like)">
            <text:p><text:s/>"to be like/equal, to resemble" <text:s text:c="10"/>(related to lik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9]; &quot;          (meaning?)&quot;)" office:value-type="string" office:string-value="gleiten          (meaning?)">
            <text:p>gleiten <text:s text:c="9"/>(meaning?)</text:p>
          </table:table-cell>
          <table:table-cell table:style-name="ce9" table:formula="of:=CONCATENATE([.B59];[.C59];[.D59];&quot;          &quot;;[.E59])" office:value-type="string" office:string-value=" &quot;to glide; to slide&quot;           (related to glide: compare glide, glid, glidden)">
            <text:p><text:s/>"to glide; to slide" <text:s text:c="10"/>(related to glide: compare glide, glid, glidd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0]; &quot;          (meaning?)&quot;)" office:value-type="string" office:string-value="graben          (meaning?)">
            <text:p>graben <text:s text:c="9"/>(meaning?)</text:p>
          </table:table-cell>
          <table:table-cell table:style-name="ce9" table:formula="of:=CONCATENATE([.B60];[.C60];[.D60];&quot;          &quot;;[.E60])" office:value-type="string" office:string-value=" &quot;to dig&quot;           (related to grave (noun))">
            <text:p><text:s/>"to dig" <text:s text:c="10"/>(related to grave (noun)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1]; &quot;          (meaning?)&quot;)" office:value-type="string" office:string-value="greifen          (meaning?)">
            <text:p>greifen <text:s text:c="9"/>(meaning?)</text:p>
          </table:table-cell>
          <table:table-cell table:style-name="ce9" table:formula="of:=CONCATENATE([.B61];[.C61];[.D61];&quot;          &quot;;[.E61])" office:value-type="string" office:string-value=" &quot;to grab; to grip&quot;           (related to grip)">
            <text:p><text:s/>"to grab; to grip" <text:s text:c="10"/>(related to grip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2]; &quot;          (meaning?)&quot;)" office:value-type="string" office:string-value="haben          (meaning?)">
            <text:p>haben <text:s text:c="9"/>(meaning?)</text:p>
          </table:table-cell>
          <table:table-cell table:style-name="ce9" table:formula="of:=CONCATENATE([.B62];[.C62];[.D62];&quot;          &quot;;[.E62])" office:value-type="string" office:string-value=" &quot;to have; (with zu:) to have to&quot;           (related: compare have, had, had)">
            <text:p><text:s/>"to have; (with zu:) to have to" <text:s text:c="10"/>(related: compare have, had, ha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3]; &quot;          (meaning?)&quot;)" office:value-type="string" office:string-value="halten          (meaning?)">
            <text:p>halten <text:s text:c="9"/>(meaning?)</text:p>
          </table:table-cell>
          <table:table-cell table:style-name="ce9" table:formula="of:=CONCATENATE([.B63];[.C63];[.D63];&quot;          &quot;;[.E63])" office:value-type="string" office:string-value=" &quot;to hold; to stop; to keep; … (!)&quot;           (related to hold: compare hold, held, held)">
            <text:p><text:s/>"to hold; to stop; to keep; … (!)" <text:s text:c="10"/>(related to hold: compare hold, held, hel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4]; &quot;          (meaning?)&quot;)" office:value-type="string" office:string-value="hängen          (meaning?)">
            <text:p>hängen <text:s text:c="9"/>(meaning?)</text:p>
          </table:table-cell>
          <table:table-cell table:style-name="ce9" table:formula="of:=CONCATENATE([.B64];[.C64];[.D64];&quot;          &quot;;[.E64])" office:value-type="string" office:string-value=" &quot;(both intransitive:) to hang; to cling &quot;           (related to hang: compare hang)">
            <text:p><text:s/>"(both intransitive:) to hang; to cling " <text:s text:c="10"/>(related to hang: compare hang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5]; &quot;          (meaning?)&quot;)" office:value-type="string" office:string-value="heben          (meaning?)">
            <text:p>heben <text:s text:c="9"/>(meaning?)</text:p>
          </table:table-cell>
          <table:table-cell table:style-name="ce9" table:formula="of:=CONCATENATE([.B65];[.C65];[.D65];&quot;          &quot;;[.E65])" office:value-type="string" office:string-value=" &quot;to heave; to lift&quot;           (related to heave: heave, hove, hoven)">
            <text:p><text:s/>"to heave; to lift" <text:s text:c="10"/>(related to heave: heave, hove, hov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6]; &quot;          (meaning?)&quot;)" office:value-type="string" office:string-value="heißen          (meaning?)">
            <text:p>heißen <text:s text:c="9"/>(meaning?)</text:p>
          </table:table-cell>
          <table:table-cell table:style-name="ce9" table:formula="of:=CONCATENATE([.B66];[.C66];[.D66];&quot;          &quot;;[.E66])" office:value-type="string" office:string-value=" &quot;to be called; to mean&quot;           ">
            <text:p><text:s/>"to be called; to mean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7]; &quot;          (meaning?)&quot;)" office:value-type="string" office:string-value="helfen          (meaning?)">
            <text:p>helfen <text:s text:c="9"/>(meaning?)</text:p>
          </table:table-cell>
          <table:table-cell table:style-name="ce9" table:formula="of:=CONCATENATE([.B67];[.C67];[.D67];&quot;          &quot;;[.E67])" office:value-type="string" office:string-value=" &quot;to help&quot;           (related to help)">
            <text:p><text:s/>"to help" <text:s text:c="10"/>(related to help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8]; &quot;          (meaning?)&quot;)" office:value-type="string" office:string-value="kennen          (meaning?)">
            <text:p>kennen <text:s text:c="9"/>(meaning?)</text:p>
          </table:table-cell>
          <table:table-cell table:style-name="ce9" table:formula="of:=CONCATENATE([.B68];[.C68];[.D68];&quot;          &quot;;[.E68])" office:value-type="string" office:string-value=" &quot;to know&quot;           (related to know)">
            <text:p><text:s/>"to know" <text:s text:c="10"/>(related to know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9]; &quot;          (meaning?)&quot;)" office:value-type="string" office:string-value="klingen          (meaning?)">
            <text:p>klingen <text:s text:c="9"/>(meaning?)</text:p>
          </table:table-cell>
          <table:table-cell table:style-name="ce9" table:formula="of:=CONCATENATE([.B69];[.C69];[.D69];&quot;          &quot;;[.E69])" office:value-type="string" office:string-value=" &quot;to ring/clink; to sound&quot;           (related to clink)">
            <text:p><text:s/>"to ring/clink; to sound" <text:s text:c="10"/>(related to clink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0]; &quot;          (meaning?)&quot;)" office:value-type="string" office:string-value="kommen          (meaning?)">
            <text:p>kommen <text:s text:c="9"/>(meaning?)</text:p>
          </table:table-cell>
          <table:table-cell table:style-name="ce9" table:formula="of:=CONCATENATE([.B70];[.C70];[.D70];&quot;          &quot;;[.E70])" office:value-type="string" office:string-value=" &quot;to come; to go to; … (!)&quot;           (related to come: compare come, came, come)">
            <text:p><text:s/>"to come; to go to; … (!)" <text:s text:c="10"/>(related to come: compare come, came, com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1]; &quot;          (meaning?)&quot;)" office:value-type="string" office:string-value="kriechen          (meaning?)">
            <text:p>kriechen <text:s text:c="9"/>(meaning?)</text:p>
          </table:table-cell>
          <table:table-cell table:style-name="ce9" table:formula="of:=CONCATENATE([.B71];[.C71];[.D71];&quot;          &quot;;[.E71])" office:value-type="string" office:string-value=" &quot;to creep, to crawl&quot;           (distantly related to creep)">
            <text:p><text:s/>"to creep, to crawl" <text:s text:c="10"/>(distantly related to creep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2]; &quot;          (meaning?)&quot;)" office:value-type="string" office:string-value="laden          (meaning?)">
            <text:p>laden <text:s text:c="9"/>(meaning?)</text:p>
          </table:table-cell>
          <table:table-cell table:style-name="ce9" table:formula="of:=CONCATENATE([.B72];[.C72];[.D72];&quot;          &quot;;[.E72])" office:value-type="string" office:string-value=" &quot;to load; to charge&quot;           ">
            <text:p><text:s/>"to load; to charg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3]; &quot;          (meaning?)&quot;)" office:value-type="string" office:string-value="lassen          (meaning?)">
            <text:p>lassen <text:s text:c="9"/>(meaning?)</text:p>
          </table:table-cell>
          <table:table-cell table:style-name="ce9" table:formula="of:=CONCATENATE([.B73];[.C73];[.D73];&quot;          &quot;;[.E73])" office:value-type="string" office:string-value=" &quot;to let; to stop; to cease/desist&quot;           (related to let)">
            <text:p><text:s/>"to let; to stop; to cease/desist" <text:s text:c="10"/>(related to le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4]; &quot;          (meaning?)&quot;)" office:value-type="string" office:string-value="laufen          (meaning?)">
            <text:p>laufen <text:s text:c="9"/>(meaning?)</text:p>
          </table:table-cell>
          <table:table-cell table:style-name="ce9" table:formula="of:=CONCATENATE([.B74];[.C74];[.D74];&quot;          &quot;;[.E74])" office:value-type="string" office:string-value=" &quot;to walk (at medium speed); to be in progress&quot;           ">
            <text:p><text:s/>"to walk (at medium speed); to be in progress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5]; &quot;          (meaning?)&quot;)" office:value-type="string" office:string-value="leiden          (meaning?)">
            <text:p>leiden <text:s text:c="9"/>(meaning?)</text:p>
          </table:table-cell>
          <table:table-cell table:style-name="ce9" table:formula="of:=CONCATENATE([.B75];[.C75];[.D75];&quot;          &quot;;[.E75])" office:value-type="string" office:string-value=" &quot;to suffer&quot;           ">
            <text:p><text:s/>"to suffer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6]; &quot;          (meaning?)&quot;)" office:value-type="string" office:string-value="leihen          (meaning?)">
            <text:p>leihen <text:s text:c="9"/>(meaning?)</text:p>
          </table:table-cell>
          <table:table-cell table:style-name="ce9" table:formula="of:=CONCATENATE([.B76];[.C76];[.D76];&quot;          &quot;;[.E76])" office:value-type="string" office:string-value=" &quot;to borrow; to lend, to loan&quot;           (distantly related to loan)">
            <text:p><text:s/>"to borrow; to lend, to loan" <text:s text:c="10"/>(distantly related to loa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7]; &quot;          (meaning?)&quot;)" office:value-type="string" office:string-value="lesen          (meaning?)">
            <text:p>lesen <text:s text:c="9"/>(meaning?)</text:p>
          </table:table-cell>
          <table:table-cell table:style-name="ce9" table:formula="of:=CONCATENATE([.B77];[.C77];[.D77];&quot;          &quot;;[.E77])" office:value-type="string" office:string-value=" &quot;to read; to harvest&quot;           ">
            <text:p><text:s/>"to read; to harves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8]; &quot;          (meaning?)&quot;)" office:value-type="string" office:string-value="liegen          (meaning?)">
            <text:p>liegen <text:s text:c="9"/>(meaning?)</text:p>
          </table:table-cell>
          <table:table-cell table:style-name="ce9" table:formula="of:=CONCATENATE([.B78];[.C78];[.D78];&quot;          &quot;;[.E78])" office:value-type="string" office:string-value=" &quot;to lie (to be laid), to be located&quot;           (related to lie, lay, laid)">
            <text:p><text:s/>"to lie (to be laid), to be located" <text:s text:c="10"/>(related to lie, lay, lai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9]; &quot;          (meaning?)&quot;)" office:value-type="string" office:string-value="lügen          (meaning?)">
            <text:p>lügen <text:s text:c="9"/>(meaning?)</text:p>
          </table:table-cell>
          <table:table-cell table:style-name="ce9" table:formula="of:=CONCATENATE([.B79];[.C79];[.D79];&quot;          &quot;;[.E79])" office:value-type="string" office:string-value=" &quot;to lie, to tell a lie&quot;           (related to lie, lied, lied)">
            <text:p><text:s/>"to lie, to tell a lie" <text:s text:c="10"/>(related to lie, lied, li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0]; &quot;          (meaning?)&quot;)" office:value-type="string" office:string-value="messen          (meaning?)">
            <text:p>messen <text:s text:c="9"/>(meaning?)</text:p>
          </table:table-cell>
          <table:table-cell table:style-name="ce9" table:formula="of:=CONCATENATE([.B80];[.C80];[.D80];&quot;          &quot;;[.E80])" office:value-type="string" office:string-value=" &quot;to measure; (reflexive with mit:) to compete with&quot;           ">
            <text:p><text:s/>"to measure; (reflexive with mit:) to compete with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1]; &quot;          (meaning?)&quot;)" office:value-type="string" office:string-value="nehmen          (meaning?)">
            <text:p>nehmen <text:s text:c="9"/>(meaning?)</text:p>
          </table:table-cell>
          <table:table-cell table:style-name="ce9" table:formula="of:=CONCATENATE([.B81];[.C81];[.D81];&quot;          &quot;;[.E81])" office:value-type="string" office:string-value=" &quot;to take&quot;           ">
            <text:p><text:s/>"to tak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2]; &quot;          (meaning?)&quot;)" office:value-type="string" office:string-value="nennen          (meaning?)">
            <text:p>nennen <text:s text:c="9"/>(meaning?)</text:p>
          </table:table-cell>
          <table:table-cell table:style-name="ce9" table:formula="of:=CONCATENATE([.B82];[.C82];[.D82];&quot;          &quot;;[.E82])" office:value-type="string" office:string-value=" &quot;to name, to call&quot;           (related to name)">
            <text:p><text:s/>"to name, to call" <text:s text:c="10"/>(related to nam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3]; &quot;          (meaning?)&quot;)" office:value-type="string" office:string-value="pfeifen          (meaning?)">
            <text:p>pfeifen <text:s text:c="9"/>(meaning?)</text:p>
          </table:table-cell>
          <table:table-cell table:style-name="ce9" table:formula="of:=CONCATENATE([.B83];[.C83];[.D83];&quot;          &quot;;[.E83])" office:value-type="string" office:string-value=" &quot;to whistle&quot;           (related to pipe)">
            <text:p><text:s/>"to whistle" <text:s text:c="10"/>(related to pip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4]; &quot;          (meaning?)&quot;)" office:value-type="string" office:string-value="raten          (meaning?)">
            <text:p>raten <text:s text:c="9"/>(meaning?)</text:p>
          </table:table-cell>
          <table:table-cell table:style-name="ce9" table:formula="of:=CONCATENATE([.B84];[.C84];[.D84];&quot;          &quot;;[.E84])" office:value-type="string" office:string-value=" &quot;to advise; to guess&quot;           ">
            <text:p><text:s/>"to advise; to guess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5]; &quot;          (meaning?)&quot;)" office:value-type="string" office:string-value="reiben          (meaning?)">
            <text:p>reiben <text:s text:c="9"/>(meaning?)</text:p>
          </table:table-cell>
          <table:table-cell table:style-name="ce9" table:formula="of:=CONCATENATE([.B85];[.C85];[.D85];&quot;          &quot;;[.E85])" office:value-type="string" office:string-value=" &quot;to rub; to grate&quot;           ">
            <text:p><text:s/>"to rub; to grat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6]; &quot;          (meaning?)&quot;)" office:value-type="string" office:string-value="reißen          (meaning?)">
            <text:p>reißen <text:s text:c="9"/>(meaning?)</text:p>
          </table:table-cell>
          <table:table-cell table:style-name="ce9" table:formula="of:=CONCATENATE([.B86];[.C86];[.D86];&quot;          &quot;;[.E86])" office:value-type="string" office:string-value=" &quot;to rip; to snatch; (of animals:) to kill&quot;           ">
            <text:p><text:s/>"to rip; to snatch; (of animals:) to kill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7]; &quot;          (meaning?)&quot;)" office:value-type="string" office:string-value="reiten          (meaning?)">
            <text:p>reiten <text:s text:c="9"/>(meaning?)</text:p>
          </table:table-cell>
          <table:table-cell table:style-name="ce9" table:formula="of:=CONCATENATE([.B87];[.C87];[.D87];&quot;          &quot;;[.E87])" office:value-type="string" office:string-value=" &quot;to ride&quot;           (related: compare ride, rode, ridden)">
            <text:p><text:s/>"to ride" <text:s text:c="10"/>(related: compare ride, rode, ridd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8]; &quot;          (meaning?)&quot;)" office:value-type="string" office:string-value="rennen          (meaning?)">
            <text:p>rennen <text:s text:c="9"/>(meaning?)</text:p>
          </table:table-cell>
          <table:table-cell table:style-name="ce9" table:formula="of:=CONCATENATE([.B88];[.C88];[.D88];&quot;          &quot;;[.E88])" office:value-type="string" office:string-value=" &quot;to run&quot;           (related: compare run, ran, run)">
            <text:p><text:s/>"to run" <text:s text:c="10"/>(related: compare run, ran, ru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9]; &quot;          (meaning?)&quot;)" office:value-type="string" office:string-value="riechen          (meaning?)">
            <text:p>riechen <text:s text:c="9"/>(meaning?)</text:p>
          </table:table-cell>
          <table:table-cell table:style-name="ce9" table:formula="of:=CONCATENATE([.B89];[.C89];[.D89];&quot;          &quot;;[.E89])" office:value-type="string" office:string-value=" &quot;to smell; to reek, to stink&quot;           (related to reek 'to stink':)">
            <text:p><text:s/>"to smell; to reek, to stink" <text:s text:c="10"/>(related to reek 'to stink':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0]; &quot;          (meaning?)&quot;)" office:value-type="string" office:string-value="rufen          (meaning?)">
            <text:p>rufen <text:s text:c="9"/>(meaning?)</text:p>
          </table:table-cell>
          <table:table-cell table:style-name="ce9" table:formula="of:=CONCATENATE([.B90];[.C90];[.D90];&quot;          &quot;;[.E90])" office:value-type="string" office:string-value=" &quot;to shout&quot;           ">
            <text:p><text:s/>"to shou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1]; &quot;          (meaning?)&quot;)" office:value-type="string" office:string-value="schaffen          (meaning?)">
            <text:p>schaffen <text:s text:c="9"/>(meaning?)</text:p>
          </table:table-cell>
          <table:table-cell table:style-name="ce9" table:formula="of:=CONCATENATE([.B91];[.C91];[.D91];&quot;          &quot;;[.E91])" office:value-type="string" office:string-value=" &quot;to create&quot;           (related to shape 'to form': compare shape, shaped, shaped/shapen)">
            <text:p><text:s/>"to create" <text:s text:c="10"/>(related to shape 'to form': compare shape, shaped, shaped/shap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2]; &quot;          (meaning?)&quot;)" office:value-type="string" office:string-value="scheiden          (meaning?)">
            <text:p>scheiden <text:s text:c="9"/>(meaning?)</text:p>
          </table:table-cell>
          <table:table-cell table:style-name="ce9" table:formula="of:=CONCATENATE([.B92];[.C92];[.D92];&quot;          &quot;;[.E92])" office:value-type="string" office:string-value=" &quot;to dissolve, to divorce&quot;           ">
            <text:p><text:s/>"to dissolve, to divorc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3]; &quot;          (meaning?)&quot;)" office:value-type="string" office:string-value="scheinen          (meaning?)">
            <text:p>scheinen <text:s text:c="9"/>(meaning?)</text:p>
          </table:table-cell>
          <table:table-cell table:style-name="ce9" table:formula="of:=CONCATENATE([.B93];[.C93];[.D93];&quot;          &quot;;[.E93])" office:value-type="string" office:string-value=" &quot;to shine, gleam; to seem, to appear&quot;           (related to shine)">
            <text:p><text:s/>"to shine, gleam; to seem, to appear" <text:s text:c="10"/>(related to shin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4]; &quot;          (meaning?)&quot;)" office:value-type="string" office:string-value="schieben          (meaning?)">
            <text:p>schieben <text:s text:c="9"/>(meaning?)</text:p>
          </table:table-cell>
          <table:table-cell table:style-name="ce9" table:formula="of:=CONCATENATE([.B94];[.C94];[.D94];&quot;          &quot;;[.E94])" office:value-type="string" office:string-value=" &quot;to push, to shove&quot;           (related to shove)">
            <text:p><text:s/>"to push, to shove" <text:s text:c="10"/>(related to shov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5]; &quot;          (meaning?)&quot;)" office:value-type="string" office:string-value="schießen          (meaning?)">
            <text:p>schießen <text:s text:c="9"/>(meaning?)</text:p>
          </table:table-cell>
          <table:table-cell table:style-name="ce9" table:formula="of:=CONCATENATE([.B95];[.C95];[.D95];&quot;          &quot;;[.E95])" office:value-type="string" office:string-value=" &quot;to shoot&quot;           (related: compare shoot, shot, shot))">
            <text:p><text:s/>"to shoot" <text:s text:c="10"/>(related: compare shoot, shot, shot)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6]; &quot;          (meaning?)&quot;)" office:value-type="string" office:string-value="schlafen          (meaning?)">
            <text:p>schlafen <text:s text:c="9"/>(meaning?)</text:p>
          </table:table-cell>
          <table:table-cell table:style-name="ce9" table:formula="of:=CONCATENATE([.B96];[.C96];[.D96];&quot;          &quot;;[.E96])" office:value-type="string" office:string-value=" &quot;to sleep&quot;           (related)">
            <text:p><text:s/>"to sleep" <text:s text:c="10"/>(relat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7]; &quot;          (meaning?)&quot;)" office:value-type="string" office:string-value="schlagen          (meaning?)">
            <text:p>schlagen <text:s text:c="9"/>(meaning?)</text:p>
          </table:table-cell>
          <table:table-cell table:style-name="ce9" table:formula="of:=CONCATENATE([.B97];[.C97];[.D97];&quot;          &quot;;[.E97])" office:value-type="string" office:string-value=" &quot;to beat, to hit; to defeat&quot;           (related to slay: compare slay, slew, slain)">
            <text:p><text:s/>"to beat, to hit; to defeat" <text:s text:c="10"/>(related to slay: compare slay, slew, slai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8]; &quot;          (meaning?)&quot;)" office:value-type="string" office:string-value="schließen          (meaning?)">
            <text:p>schließen <text:s text:c="9"/>(meaning?)</text:p>
          </table:table-cell>
          <table:table-cell table:style-name="ce9" table:formula="of:=CONCATENATE([.B98];[.C98];[.D98];&quot;          &quot;;[.E98])" office:value-type="string" office:string-value=" &quot;to close; to lock; to conclude&quot;           ">
            <text:p><text:s/>"to close; to lock; to conclud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9]; &quot;          (meaning?)&quot;)" office:value-type="string" office:string-value="schneiden          (meaning?)">
            <text:p>schneiden <text:s text:c="9"/>(meaning?)</text:p>
          </table:table-cell>
          <table:table-cell table:style-name="ce9" table:formula="of:=CONCATENATE([.B99];[.C99];[.D99];&quot;          &quot;;[.E99])" office:value-type="string" office:string-value=" &quot;to cut; to intersect&quot;           ">
            <text:p><text:s/>"to cut; to intersec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0]; &quot;          (meaning?)&quot;)" office:value-type="string" office:string-value="schreiben          (meaning?)">
            <text:p>schreiben <text:s text:c="9"/>(meaning?)</text:p>
          </table:table-cell>
          <table:table-cell table:style-name="ce9" table:formula="of:=CONCATENATE([.B100];[.C100];[.D100];&quot;          &quot;;[.E100])" office:value-type="string" office:string-value=" &quot;to write; to spell&quot;           (distantly related to scribe, script etc.)">
            <text:p><text:s/>"to write; to spell" <text:s text:c="10"/>(distantly related to scribe, script etc.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1]; &quot;          (meaning?)&quot;)" office:value-type="string" office:string-value="schreien          (meaning?)">
            <text:p>schreien <text:s text:c="9"/>(meaning?)</text:p>
          </table:table-cell>
          <table:table-cell table:style-name="ce9" table:formula="of:=CONCATENATE([.B101];[.C101];[.D101];&quot;          &quot;;[.E101])" office:value-type="string" office:string-value=" &quot;to scream, to shout&quot;           (related to scream)">
            <text:p><text:s/>"to scream, to shout" <text:s text:c="10"/>(related to scream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2]; &quot;          (meaning?)&quot;)" office:value-type="string" office:string-value="schweigen          (meaning?)">
            <text:p>schweigen <text:s text:c="9"/>(meaning?)</text:p>
          </table:table-cell>
          <table:table-cell table:style-name="ce9" table:formula="of:=CONCATENATE([.B102];[.C102];[.D102];&quot;          &quot;;[.E102])" office:value-type="string" office:string-value=" &quot;to be silent, to keep quiet, to stop talking, to shut up&quot;           ">
            <text:p><text:s/>"to be silent, to keep quiet, to stop talking, to shut up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3]; &quot;          (meaning?)&quot;)" office:value-type="string" office:string-value="schwellen          (meaning?)">
            <text:p>schwellen <text:s text:c="9"/>(meaning?)</text:p>
          </table:table-cell>
          <table:table-cell table:style-name="ce9" table:formula="of:=CONCATENATE([.B103];[.C103];[.D103];&quot;          &quot;;[.E103])" office:value-type="string" office:string-value=" &quot;to swell&quot;           (related: compare swell, swole, swollen)">
            <text:p><text:s/>"to swell" <text:s text:c="10"/>(related: compare swell, swole, swoll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4]; &quot;          (meaning?)&quot;)" office:value-type="string" office:string-value="schwimmen          (meaning?)">
            <text:p>schwimmen <text:s text:c="9"/>(meaning?)</text:p>
          </table:table-cell>
          <table:table-cell table:style-name="ce9" table:formula="of:=CONCATENATE([.B104];[.C104];[.D104];&quot;          &quot;;[.E104])" office:value-type="string" office:string-value=" &quot;to swim; to float&quot;           (related to swim: compare swim, swam, swum)">
            <text:p><text:s/>"to swim; to float" <text:s text:c="10"/>(related to swim: compare swim, swam, swum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5]; &quot;          (meaning?)&quot;)" office:value-type="string" office:string-value="schwingen          (meaning?)">
            <text:p>schwingen <text:s text:c="9"/>(meaning?)</text:p>
          </table:table-cell>
          <table:table-cell table:style-name="ce9" table:formula="of:=CONCATENATE([.B105];[.C105];[.D105];&quot;          &quot;;[.E105])" office:value-type="string" office:string-value=" &quot;to swing; to wave&quot;           (related to swing: compare swing, swung, swung)">
            <text:p><text:s/>"to swing; to wave" <text:s text:c="10"/>(related to swing: compare swing, swung, swung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6]; &quot;          (meaning?)&quot;)" office:value-type="string" office:string-value="schwören          (meaning?)">
            <text:p>schwören <text:s text:c="9"/>(meaning?)</text:p>
          </table:table-cell>
          <table:table-cell table:style-name="ce9" table:formula="of:=CONCATENATE([.B106];[.C106];[.D106];&quot;          &quot;;[.E106])" office:value-type="string" office:string-value=" &quot;to swear, to take an oath&quot;           (related to swear: compare swear, swore, sworn)">
            <text:p><text:s/>"to swear, to take an oath" <text:s text:c="10"/>(related to swear: compare swear, swore, swor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7]; &quot;          (meaning?)&quot;)" office:value-type="string" office:string-value="sehen          (meaning?)">
            <text:p>sehen <text:s text:c="9"/>(meaning?)</text:p>
          </table:table-cell>
          <table:table-cell table:style-name="ce9" table:formula="of:=CONCATENATE([.B107];[.C107];[.D107];&quot;          &quot;;[.E107])" office:value-type="string" office:string-value=" &quot;to see&quot;           (related: compare see, saw, seen)">
            <text:p><text:s/>"to see" <text:s text:c="10"/>(related: compare see, saw, se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8]; &quot;          (meaning?)&quot;)" office:value-type="string" office:string-value="singen          (meaning?)">
            <text:p>singen <text:s text:c="9"/>(meaning?)</text:p>
          </table:table-cell>
          <table:table-cell table:style-name="ce9" table:formula="of:=CONCATENATE([.B108];[.C108];[.D108];&quot;          &quot;;[.E108])" office:value-type="string" office:string-value=" &quot;to sing&quot;           (related: compare sing, sang, sung)">
            <text:p><text:s/>"to sing" <text:s text:c="10"/>(related: compare sing, sang, sung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9]; &quot;          (meaning?)&quot;)" office:value-type="string" office:string-value="sinken          (meaning?)">
            <text:p>sinken <text:s text:c="9"/>(meaning?)</text:p>
          </table:table-cell>
          <table:table-cell table:style-name="ce9" table:formula="of:=CONCATENATE([.B109];[.C109];[.D109];&quot;          &quot;;[.E109])" office:value-type="string" office:string-value=" &quot;to sink; to fall, to drop&quot;           (related to sink: compare sink, sank, sunk)">
            <text:p><text:s/>"to sink; to fall, to drop" <text:s text:c="10"/>(related to sink: compare sink, sank, sunk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0]; &quot;          (meaning?)&quot;)" office:value-type="string" office:string-value="sitzen          (meaning?)">
            <text:p>sitzen <text:s text:c="9"/>(meaning?)</text:p>
          </table:table-cell>
          <table:table-cell table:style-name="ce9" table:formula="of:=CONCATENATE([.B110];[.C110];[.D110];&quot;          &quot;;[.E110])" office:value-type="string" office:string-value=" &quot;to sit&quot;           (related: compare sit, sat, sat)">
            <text:p><text:s/>"to sit" <text:s text:c="10"/>(related: compare sit, sat, sa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1]; &quot;          (meaning?)&quot;)" office:value-type="string" office:string-value="sprechen          (meaning?)">
            <text:p>sprechen <text:s text:c="9"/>(meaning?)</text:p>
          </table:table-cell>
          <table:table-cell table:style-name="ce9" table:formula="of:=CONCATENATE([.B111];[.C111];[.D111];&quot;          &quot;;[.E111])" office:value-type="string" office:string-value=" &quot;to speak&quot;           (related: compare speak, spoke, spoken)">
            <text:p><text:s/>"to speak" <text:s text:c="10"/>(related: compare speak, spoke, spok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2]; &quot;          (meaning?)&quot;)" office:value-type="string" office:string-value="springen          (meaning?)">
            <text:p>springen <text:s text:c="9"/>(meaning?)</text:p>
          </table:table-cell>
          <table:table-cell table:style-name="ce9" table:formula="of:=CONCATENATE([.B112];[.C112];[.D112];&quot;          &quot;;[.E112])" office:value-type="string" office:string-value=" &quot;to jump&quot;           (related to spring: compare spring, sprang, sprung)">
            <text:p><text:s/>"to jump" <text:s text:c="10"/>(related to spring: compare spring, sprang, sprung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3]; &quot;          (meaning?)&quot;)" office:value-type="string" office:string-value="stechen          (meaning?)">
            <text:p>stechen <text:s text:c="9"/>(meaning?)</text:p>
          </table:table-cell>
          <table:table-cell table:style-name="ce9" table:formula="of:=CONCATENATE([.B113];[.C113];[.D113];&quot;          &quot;;[.E113])" office:value-type="string" office:string-value=" &quot;to poke; to sting&quot;           ">
            <text:p><text:s/>"to poke; to sting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4]; &quot;          (meaning?)&quot;)" office:value-type="string" office:string-value="stehen          (meaning?)">
            <text:p>stehen <text:s text:c="9"/>(meaning?)</text:p>
          </table:table-cell>
          <table:table-cell table:style-name="ce9" table:formula="of:=CONCATENATE([.B114];[.C114];[.D114];&quot;          &quot;;[.E114])" office:value-type="string" office:string-value=" &quot;to stand&quot;           (related: compare stand, stood, stood)">
            <text:p><text:s/>"to stand" <text:s text:c="10"/>(related: compare stand, stood, stoo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5]; &quot;          (meaning?)&quot;)" office:value-type="string" office:string-value="stehlen          (meaning?)">
            <text:p>stehlen <text:s text:c="9"/>(meaning?)</text:p>
          </table:table-cell>
          <table:table-cell table:style-name="ce9" table:formula="of:=CONCATENATE([.B115];[.C115];[.D115];&quot;          &quot;;[.E115])" office:value-type="string" office:string-value=" &quot;to steal&quot;           (related: compare steal, stole, stolen)">
            <text:p><text:s/>"to steal" <text:s text:c="10"/>(related: compare steal, stole, stol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6]; &quot;          (meaning?)&quot;)" office:value-type="string" office:string-value="steigen          (meaning?)">
            <text:p>steigen <text:s text:c="9"/>(meaning?)</text:p>
          </table:table-cell>
          <table:table-cell table:style-name="ce9" table:formula="of:=CONCATENATE([.B116];[.C116];[.D116];&quot;          &quot;;[.E116])" office:value-type="string" office:string-value=" &quot;to ascend&quot;           ">
            <text:p><text:s/>"to ascend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7]; &quot;          (meaning?)&quot;)" office:value-type="string" office:string-value="sterben          (meaning?)">
            <text:p>sterben <text:s text:c="9"/>(meaning?)</text:p>
          </table:table-cell>
          <table:table-cell table:style-name="ce9" table:formula="of:=CONCATENATE([.B117];[.C117];[.D117];&quot;          &quot;;[.E117])" office:value-type="string" office:string-value=" &quot;to die&quot;           (related to starve 'to die from lack of food')">
            <text:p><text:s/>"to die" <text:s text:c="10"/>(related to starve 'to die from lack of food'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8]; &quot;          (meaning?)&quot;)" office:value-type="string" office:string-value="stinken          (meaning?)">
            <text:p>stinken <text:s text:c="9"/>(meaning?)</text:p>
          </table:table-cell>
          <table:table-cell table:style-name="ce9" table:formula="of:=CONCATENATE([.B118];[.C118];[.D118];&quot;          &quot;;[.E118])" office:value-type="string" office:string-value=" &quot;to stink, to reek&quot;           (related to stink: compare stink, stank, stunk)">
            <text:p><text:s/>"to stink, to reek" <text:s text:c="10"/>(related to stink: compare stink, stank, stunk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19]; &quot;          (meaning?)&quot;)" office:value-type="string" office:string-value="stoßen          (meaning?)">
            <text:p>stoßen <text:s text:c="9"/>(meaning?)</text:p>
          </table:table-cell>
          <table:table-cell table:style-name="ce9" table:formula="of:=CONCATENATE([.B119];[.C119];[.D119];&quot;          &quot;;[.E119])" office:value-type="string" office:string-value=" &quot;to thrust; to bump&quot;           ">
            <text:p><text:s/>"to thrust; to bump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0]; &quot;          (meaning?)&quot;)" office:value-type="string" office:string-value="streichen          (meaning?)">
            <text:p>streichen <text:s text:c="9"/>(meaning?)</text:p>
          </table:table-cell>
          <table:table-cell table:style-name="ce9" table:formula="of:=CONCATENATE([.B120];[.C120];[.D120];&quot;          &quot;;[.E120])" office:value-type="string" office:string-value=" &quot;to stroke; to cancel; to rub; to paint&quot;           ">
            <text:p><text:s/>"to stroke; to cancel; to rub; to pain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1]; &quot;          (meaning?)&quot;)" office:value-type="string" office:string-value="streiten          (meaning?)">
            <text:p>streiten <text:s text:c="9"/>(meaning?)</text:p>
          </table:table-cell>
          <table:table-cell table:style-name="ce9" table:formula="of:=CONCATENATE([.B121];[.C121];[.D121];&quot;          &quot;;[.E121])" office:value-type="string" office:string-value=" &quot;to argue, to fight, to quarrel&quot;           ">
            <text:p><text:s/>"to argue, to fight, to quarrel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2]; &quot;          (meaning?)&quot;)" office:value-type="string" office:string-value="tragen          (meaning?)">
            <text:p>tragen <text:s text:c="9"/>(meaning?)</text:p>
          </table:table-cell>
          <table:table-cell table:style-name="ce9" table:formula="of:=CONCATENATE([.B122];[.C122];[.D122];&quot;          &quot;;[.E122])" office:value-type="string" office:string-value=" &quot;to carry, to bear; to wear&quot;           ">
            <text:p><text:s/>"to carry, to bear; to wear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3]; &quot;          (meaning?)&quot;)" office:value-type="string" office:string-value="treffen          (meaning?)">
            <text:p>treffen <text:s text:c="9"/>(meaning?)</text:p>
          </table:table-cell>
          <table:table-cell table:style-name="ce9" table:formula="of:=CONCATENATE([.B123];[.C123];[.D123];&quot;          &quot;;[.E123])" office:value-type="string" office:string-value=" &quot;to meet; to hit; to affect&quot;           ">
            <text:p><text:s/>"to meet; to hit; to affec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4]; &quot;          (meaning?)&quot;)" office:value-type="string" office:string-value="treiben          (meaning?)">
            <text:p>treiben <text:s text:c="9"/>(meaning?)</text:p>
          </table:table-cell>
          <table:table-cell table:style-name="ce9" table:formula="of:=CONCATENATE([.B124];[.C124];[.D124];&quot;          &quot;;[.E124])" office:value-type="string" office:string-value=" &quot;to drive (e.g. livestock); to sprout; to urge; to drift&quot;           (related to drive 'to compel to move': compare drive, drove driven)">
            <text:p><text:s/>"to drive (e.g. livestock); to sprout; to urge; to drift" <text:s text:c="10"/>(related to drive 'to compel to move': compare drive, drove driv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5]; &quot;          (meaning?)&quot;)" office:value-type="string" office:string-value="treten          (meaning?)">
            <text:p>treten <text:s text:c="9"/>(meaning?)</text:p>
          </table:table-cell>
          <table:table-cell table:style-name="ce9" table:formula="of:=CONCATENATE([.B125];[.C125];[.D125];&quot;          &quot;;[.E125])" office:value-type="string" office:string-value=" &quot;to step, (transitive:) to tread, to trample; to kick&quot;           (related to tread 'to walk on something': compare tread, trod, trodden)">
            <text:p><text:s/>"to step, (transitive:) to tread, to trample; to kick" <text:s text:c="10"/>(related to tread 'to walk on something': compare tread, trod, trodd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6]; &quot;          (meaning?)&quot;)" office:value-type="string" office:string-value="trinken          (meaning?)">
            <text:p>trinken <text:s text:c="9"/>(meaning?)</text:p>
          </table:table-cell>
          <table:table-cell table:style-name="ce9" table:formula="of:=CONCATENATE([.B126];[.C126];[.D126];&quot;          &quot;;[.E126])" office:value-type="string" office:string-value=" &quot;to drink&quot;           (related: compare drink, drank, drunk)">
            <text:p><text:s/>"to drink" <text:s text:c="10"/>(related: compare drink, drank, drunk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7]; &quot;          (meaning?)&quot;)" office:value-type="string" office:string-value="trügen          (meaning?)">
            <text:p>trügen <text:s text:c="9"/>(meaning?)</text:p>
          </table:table-cell>
          <table:table-cell table:style-name="ce9" table:formula="of:=CONCATENATE([.B127];[.C127];[.D127];&quot;          &quot;;[.E127])" office:value-type="string" office:string-value=" &quot;to deceive, to be deceptive&quot;           ">
            <text:p><text:s/>"to deceive, to be deceptiv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8]; &quot;          (meaning?)&quot;)" office:value-type="string" office:string-value="verbergen          (meaning?)">
            <text:p>verbergen <text:s text:c="9"/>(meaning?)</text:p>
          </table:table-cell>
          <table:table-cell table:style-name="ce9" table:formula="of:=CONCATENATE([.B128];[.C128];[.D128];&quot;          &quot;;[.E128])" office:value-type="string" office:string-value=" &quot;to hide (something), to conceal, to keep secret&quot;           ">
            <text:p><text:s/>"to hide (something), to conceal, to keep secret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29]; &quot;          (meaning?)&quot;)" office:value-type="string" office:string-value="verderben          (meaning?)">
            <text:p>verderben <text:s text:c="9"/>(meaning?)</text:p>
          </table:table-cell>
          <table:table-cell table:style-name="ce9" table:formula="of:=CONCATENATE([.B129];[.C129];[.D129];&quot;          &quot;;[.E129])" office:value-type="string" office:string-value=" &quot;to ruin; (intransitive:) to spoil&quot;           ">
            <text:p><text:s/>"to ruin; (intransitive:) to spoil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0]; &quot;          (meaning?)&quot;)" office:value-type="string" office:string-value="vergessen          (meaning?)">
            <text:p>vergessen <text:s text:c="9"/>(meaning?)</text:p>
          </table:table-cell>
          <table:table-cell table:style-name="ce9" table:formula="of:=CONCATENATE([.B130];[.C130];[.D130];&quot;          &quot;;[.E130])" office:value-type="string" office:string-value=" &quot;to forget; to leave (i.e. to forget to take)&quot;           (related to forget: compare forget, forgot, forgotten)">
            <text:p><text:s/>"to forget; to leave (i.e. to forget to take)" <text:s text:c="10"/>(related to forget: compare forget, forgot, forgotte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1]; &quot;          (meaning?)&quot;)" office:value-type="string" office:string-value="verlieren          (meaning?)">
            <text:p>verlieren <text:s text:c="9"/>(meaning?)</text:p>
          </table:table-cell>
          <table:table-cell table:style-name="ce9" table:formula="of:=CONCATENATE([.B131];[.C131];[.D131];&quot;          &quot;;[.E131])" office:value-type="string" office:string-value=" &quot;to lose; to shed&quot;           (related to forlorn „abandoned, deserted; miserable, lonely; hopeless“)">
            <text:p><text:s/>"to lose; to shed" <text:s text:c="10"/>(related to forlorn „abandoned, deserted; miserable, lonely; hopeless“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2]; &quot;          (meaning?)&quot;)" office:value-type="string" office:string-value="vermeiden          (meaning?)">
            <text:p>vermeiden <text:s text:c="9"/>(meaning?)</text:p>
          </table:table-cell>
          <table:table-cell table:style-name="ce9" table:formula="of:=CONCATENATE([.B132];[.C132];[.D132];&quot;          &quot;;[.E132])" office:value-type="string" office:string-value=" &quot;to avoid&quot;           ">
            <text:p><text:s/>"to avoid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3]; &quot;          (meaning?)&quot;)" office:value-type="string" office:string-value="verschwinden          (meaning?)">
            <text:p>verschwinden <text:s text:c="9"/>(meaning?)</text:p>
          </table:table-cell>
          <table:table-cell table:style-name="ce9" table:formula="of:=CONCATENATE([.B133];[.C133];[.D133];&quot;          &quot;;[.E133])" office:value-type="string" office:string-value=" &quot;to disappear&quot;           ">
            <text:p><text:s/>"to disappear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4]; &quot;          (meaning?)&quot;)" office:value-type="string" office:string-value="verzeihen          (meaning?)">
            <text:p>verzeihen <text:s text:c="9"/>(meaning?)</text:p>
          </table:table-cell>
          <table:table-cell table:style-name="ce9" table:formula="of:=CONCATENATE([.B134];[.C134];[.D134];&quot;          &quot;;[.E134])" office:value-type="string" office:string-value=" &quot;to forgive&quot;           ">
            <text:p><text:s/>"to forgiv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5]; &quot;          (meaning?)&quot;)" office:value-type="string" office:string-value="wachsen          (meaning?)">
            <text:p>wachsen <text:s text:c="9"/>(meaning?)</text:p>
          </table:table-cell>
          <table:table-cell table:style-name="ce9" table:formula="of:=CONCATENATE([.B135];[.C135];[.D135];&quot;          &quot;;[.E135])" office:value-type="string" office:string-value=" &quot;to grow&quot;           ">
            <text:p><text:s/>"to grow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6]; &quot;          (meaning?)&quot;)" office:value-type="string" office:string-value="waschen          (meaning?)">
            <text:p>waschen <text:s text:c="9"/>(meaning?)</text:p>
          </table:table-cell>
          <table:table-cell table:style-name="ce9" table:formula="of:=CONCATENATE([.B136];[.C136];[.D136];&quot;          &quot;;[.E136])" office:value-type="string" office:string-value=" &quot;to wash&quot;           (related)">
            <text:p><text:s/>"to wash" <text:s text:c="10"/>(relat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7]; &quot;          (meaning?)&quot;)" office:value-type="string" office:string-value="werben          (meaning?)">
            <text:p>werben <text:s text:c="9"/>(meaning?)</text:p>
          </table:table-cell>
          <table:table-cell table:style-name="ce9" table:formula="of:=CONCATENATE([.B137];[.C137];[.D137];&quot;          &quot;;[.E137])" office:value-type="string" office:string-value=" &quot;to promote, (with für:) to advertise&quot;           ">
            <text:p><text:s/>"to promote, (with für:) to advertis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8]; &quot;          (meaning?)&quot;)" office:value-type="string" office:string-value="werfen          (meaning?)">
            <text:p>werfen <text:s text:c="9"/>(meaning?)</text:p>
          </table:table-cell>
          <table:table-cell table:style-name="ce9" table:formula="of:=CONCATENATE([.B138];[.C138];[.D138];&quot;          &quot;;[.E138])" office:value-type="string" office:string-value=" &quot;to throw; to cast, to project; (of animals:) to give birth&quot;           ">
            <text:p><text:s/>"to throw; to cast, to project; (of animals:) to give birth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39]; &quot;          (meaning?)&quot;)" office:value-type="string" office:string-value="wiegen          (meaning?)">
            <text:p>wiegen <text:s text:c="9"/>(meaning?)</text:p>
          </table:table-cell>
          <table:table-cell table:style-name="ce9" table:formula="of:=CONCATENATE([.B139];[.C139];[.D139];&quot;          &quot;;[.E139])" office:value-type="string" office:string-value=" &quot;to weigh&quot;           (related)">
            <text:p><text:s/>"to weigh" <text:s text:c="10"/>(relate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40]; &quot;          (meaning?)&quot;)" office:value-type="string" office:string-value="ziehen          (meaning?)">
            <text:p>ziehen <text:s text:c="9"/>(meaning?)</text:p>
          </table:table-cell>
          <table:table-cell table:style-name="ce9" table:formula="of:=CONCATENATE([.B140];[.C140];[.D140];&quot;          &quot;;[.E140])" office:value-type="string" office:string-value=" &quot;to pull; to drag; to draw; (intransitive:) to migrate&quot;           ">
            <text:p><text:s/>"to pull; to drag; to draw; (intransitive:) to migrat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41]; &quot;          (meaning?)&quot;)" office:value-type="string" office:string-value="zwingen          (meaning?)">
            <text:p>zwingen <text:s text:c="9"/>(meaning?)</text:p>
          </table:table-cell>
          <table:table-cell table:style-name="ce9" table:formula="of:=CONCATENATE([.B141];[.C141];[.D141];&quot;          &quot;;[.E141])" office:value-type="string" office:string-value=" &quot;to force&quot;           ">
            <text:p><text:s/>"to force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]; &quot;          (meaning?)&quot;)" office:value-type="string" office:string-value="dürfen          (meaning?)">
            <text:p>dürfen <text:s text:c="9"/>(meaning?)</text:p>
          </table:table-cell>
          <table:table-cell table:style-name="ce9" table:formula="of:=CONCATENATE([.B1];[.C1];[.D1];&quot;          &quot;;[.E1])" office:value-type="string" office:string-value=" &quot;to be allowed to&quot;           ">
            <text:p><text:s/>"to be allowed to" <text:s text:c="10"/>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2]; &quot;          (meaning?)&quot;)" office:value-type="string" office:string-value="können          (meaning?)">
            <text:p>können <text:s text:c="9"/>(meaning?)</text:p>
          </table:table-cell>
          <table:table-cell table:style-name="ce9" table:formula="of:=CONCATENATE([.B2];[.C2];[.D2];&quot;          &quot;;[.E2])" office:value-type="string" office:string-value=" &quot;to be able to, can; to know how to do something&quot;           (related to can)">
            <text:p><text:s/>"to be able to, can; to know how to do something" <text:s text:c="10"/>(related to can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3]; &quot;          (meaning?)&quot;)" office:value-type="string" office:string-value="mögen          (meaning?)">
            <text:p>mögen <text:s text:c="9"/>(meaning?)</text:p>
          </table:table-cell>
          <table:table-cell table:style-name="ce9" table:formula="of:=CONCATENATE([.B3];[.C3];[.D3];&quot;          &quot;;[.E3])" office:value-type="string" office:string-value=" &quot;to like; may (expressing a concession, or an uncertain possibility)&quot;           (related to may: compare may, might)">
            <text:p><text:s/>"to like; may (expressing a concession, or an uncertain possibility)" <text:s text:c="10"/>(related to may: compare may, migh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4]; &quot;          (meaning?)&quot;)" office:value-type="string" office:string-value="müssen          (meaning?)">
            <text:p>müssen <text:s text:c="9"/>(meaning?)</text:p>
          </table:table-cell>
          <table:table-cell table:style-name="ce9" table:formula="of:=CONCATENATE([.B4];[.C4];[.D4];&quot;          &quot;;[.E4])" office:value-type="string" office:string-value=" &quot;to have to, to need to, must&quot;           (related to must)">
            <text:p><text:s/>"to have to, to need to, must" <text:s text:c="10"/>(related to must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5]; &quot;          (meaning?)&quot;)" office:value-type="string" office:string-value="sein          (meaning?)">
            <text:p>sein <text:s text:c="9"/>(meaning?)</text:p>
          </table:table-cell>
          <table:table-cell table:style-name="ce9" table:formula="of:=CONCATENATE([.B5];[.C5];[.D5];&quot;          &quot;;[.E5])" office:value-type="string" office:string-value=" &quot;to be; to exist&quot;           (related: compare was, were)">
            <text:p><text:s/>"to be; to exist" <text:s text:c="10"/>(related: compare was, wer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6]; &quot;          (meaning?)&quot;)" office:value-type="string" office:string-value="wollen          (meaning?)">
            <text:p>wollen <text:s text:c="9"/>(meaning?)</text:p>
          </table:table-cell>
          <table:table-cell table:style-name="ce9" table:formula="of:=CONCATENATE([.B6];[.C6];[.D6];&quot;          &quot;;[.E6])" office:value-type="string" office:string-value=" &quot;to want; to intend&quot;           (related to will 'faculty of choice' as in e.g. free will)">
            <text:p><text:s/>"to want; to intend" <text:s text:c="10"/>(related to will 'faculty of choice' as in e.g. free will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7]; &quot;          (meaning?)&quot;)" office:value-type="string" office:string-value="wissen          (meaning?)">
            <text:p>wissen <text:s text:c="9"/>(meaning?)</text:p>
          </table:table-cell>
          <table:table-cell table:style-name="ce9" table:formula="of:=CONCATENATE([.B7];[.C7];[.D7];&quot;          &quot;;[.E7])" office:value-type="string" office:string-value=" &quot;to know (something)&quot;           (related to witness 'someone who has seen something and who knows about it as a consequence')">
            <text:p><text:s/>"to know (something)" <text:s text:c="10"/>(related to witness 'someone who has seen something and who knows about it as a consequence'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8]; &quot;          (meaning?)&quot;)" office:value-type="string" office:string-value="werden          (meaning?)">
            <text:p>werden <text:s text:c="9"/>(meaning?)</text:p>
          </table:table-cell>
          <table:table-cell table:style-name="ce9" table:formula="of:=CONCATENATE([.B8];[.C8];[.D8];&quot;          &quot;;[.E9])" office:value-type="string" office:string-value=" &quot;to be going to, will; to become; (forms the passive voice)&quot;           (related: compare do, did, done)">
            <text:p><text:s/>"to be going to, will; to become; (forms the passive voice)" <text:s text:c="10"/>(related: compare do, did, don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9]; &quot;          (meaning?)&quot;)" office:value-type="string" office:string-value="tun          (meaning?)">
            <text:p>tun <text:s text:c="9"/>(meaning?)</text:p>
          </table:table-cell>
          <table:table-cell table:style-name="ce9" table:formula="of:=CONCATENATE([.B9];[.C9];[.D9];&quot;          &quot;;[.E9])" office:value-type="string" office:string-value=" &quot;to do&quot;           (related: compare do, did, done)">
            <text:p><text:s/>"to do" <text:s text:c="10"/>(related: compare do, did, done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table:formula="of:= CONCATENATE([.A10]; &quot;          (meaning?)&quot;)" office:value-type="string" office:string-value="sollen          (meaning?)">
            <text:p>sollen <text:s text:c="9"/>(meaning?)</text:p>
          </table:table-cell>
          <table:table-cell table:style-name="ce9" table:formula="of:=CONCATENATE([.B10];[.C10];[.D10];&quot;          &quot;;[.E10])" office:value-type="string" office:string-value=" &quot;to be obligated to, ought, shall&quot;           (related to shall: compare shall, should)">
            <text:p><text:s/>"to be obligated to, ought, shall" <text:s text:c="10"/>(related to shall: compare shall, should)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 office:value-type="string">
            <text:p>ward <text:s text:c="12"/>(PTT) <text:s text:c="12"/>is just an unusual/specific alternative to … </text:p>
          </table:table-cell>
          <table:table-cell table:style-name="ce9" office:value-type="string">
            <text:p>wurde</text:p>
          </table:table-cell>
          <table:table-cell table:number-columns-repeated="994"/>
        </table:table-row>
        <table:table-row table:style-name="ro1">
          <table:table-cell table:number-columns-repeated="28"/>
          <table:table-cell table:style-name="ce9"/>
          <table:table-cell table:number-columns-repeated="995"/>
        </table:table-row>
        <table:table-row table:style-name="ro1">
          <table:table-cell table:style-name="ce8" office:value-type="string">
            <text:p>sein</text:p>
          </table:table-cell>
          <table:table-cell table:style-name="ce8" office:value-type="string">
            <text:p><text:s/>"</text:p>
          </table:table-cell>
          <table:table-cell table:style-name="ce8" office:value-type="string">
            <text:p>to be; to exist</text:p>
          </table:table-cell>
          <table:table-cell table:style-name="ce8" office:value-type="string">
            <text:p>" </text:p>
          </table:table-cell>
          <table:table-cell table:style-name="ce8" office:value-type="string">
            <text:p>(related: compare was, were)</text:p>
          </table:table-cell>
          <table:table-cell table:style-name="ce17" office:value-type="string">
            <text:p><text:s/>※ </text:p>
          </table:table-cell>
          <table:table-cell table:style-name="ce17" office:value-type="string">
            <text:p>PRS1: </text:p>
          </table:table-cell>
          <table:table-cell table:style-name="ce8" office:value-type="string">
            <text:p>N/A (too irregular: please learn the full paradigm instead! (etc. !))</text:p>
          </table:table-cell>
          <table:table-cell table:style-name="ce17" office:value-type="string">
            <text:p><text:s/>— </text:p>
          </table:table-cell>
          <table:table-cell table:style-name="ce17"/>
          <table:table-cell table:style-name="ce8" office:value-type="string">
            <text:p>N/A</text:p>
          </table:table-cell>
          <table:table-cell table:style-name="ce17" office:value-type="string">
            <text:p><text:s/>※ </text:p>
          </table:table-cell>
          <table:table-cell table:style-name="ce25" office:value-type="string">
            <text:p>PRS2: </text:p>
          </table:table-cell>
          <table:table-cell table:style-name="ce8" office:value-type="string">
            <text:p>N/A</text:p>
          </table:table-cell>
          <table:table-cell table:style-name="ce17" office:value-type="string">
            <text:p><text:s/>— </text:p>
          </table:table-cell>
          <table:table-cell table:style-name="ce8" office:value-type="string">
            <text:p>IMP: </text:p>
          </table:table-cell>
          <table:table-cell table:style-name="ce8" office:value-type="string">
            <text:p>sei</text:p>
          </table:table-cell>
          <table:table-cell table:style-name="ce17" office:value-type="string">
            <text:p>!</text:p>
          </table:table-cell>
          <table:table-cell table:style-name="ce17" office:value-type="string">
            <text:p><text:s/>— </text:p>
          </table:table-cell>
          <table:table-cell table:style-name="ce17" office:value-type="string">
            <text:p>PTT: </text:p>
          </table:table-cell>
          <table:table-cell table:style-name="ce17" office:value-type="string">
            <text:p>er </text:p>
          </table:table-cell>
          <table:table-cell table:style-name="ce8" office:value-type="string">
            <text:p>war</text:p>
          </table:table-cell>
          <table:table-cell table:style-name="ce17" office:value-type="string">
            <text:p><text:s/>※ </text:p>
          </table:table-cell>
          <table:table-cell table:style-name="ce17" office:value-type="string">
            <text:p>PTS: </text:p>
          </table:table-cell>
          <table:table-cell table:style-name="ce8" office:value-type="string">
            <text:p>wär</text:p>
          </table:table-cell>
          <table:table-cell table:style-name="ce17" office:value-type="string">
            <text:p><text:s/>— </text:p>
          </table:table-cell>
          <table:table-cell table:style-name="ce17" office:value-type="string">
            <text:p>PPC ++ AUX: </text:p>
          </table:table-cell>
          <table:table-cell table:style-name="ce8" office:value-type="string">
            <text:p>gewesen sein (present participle = seiend (instead of ‡seind !)</text:p>
          </table:table-cell>
          <table:table-cell table:style-name="ce17" table:formula="of:=CONCATENATE([.A297]; &quot;          (forms?)&quot;)" office:value-type="string" office:string-value="sein          (forms?)">
            <text:p>sein <text:s text:c="9"/>(forms?)</text:p>
          </table:table-cell>
          <table:table-cell table:style-name="ce8" table:formula="of:=CONCATENATE(&quot;(INF:) &quot;;[.A297];[.F297];[.G297];[.H297];[.I297];[.J297];[.K297];[.L297];[.M297];[.N297];[.O297];[.P297];[.Q297];[.R297];[.S297];[.T297];[.U297];[.V297];[.W297];[.X297];[.Y297];[.Z297];[.AB297])" office:value-type="string" office:string-value="(INF:) sein ※ PRS1: N/A (too irregular: please learn the full paradigm instead! (etc. !)) — N/A ※ PRS2: N/A — IMP: sei! — PTT: er war ※ PTS: wär — gewesen sein (present participle = seiend (instead of ‡seind !)">
            <text:p>(INF:) sein ※ PRS1: N/A (too irregular: please learn the full paradigm instead! (etc. !)) — N/A ※ PRS2: N/A — IMP: sei! — PTT: er war ※ PTS: wär — gewesen sein (present participle = seiend (instead of ‡seind !)</text:p>
          </table:table-cell>
          <table:table-cell table:style-name="ce8" table:number-columns-repeated="993"/>
          <table:table-cell table:style-name="ce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I am <text:s text:c="8"/>(present indicative ++ present subjunctive of sein) <text:s text:c="9"/>(German translation?)</text:p>
          </table:table-cell>
          <table:table-cell table:style-name="ce9" office:value-type="string">
            <text:p>ich bin ++ ich sei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you are <text:s text:c="8"/>(singular) <text:s text:c="8"/>(present indicative ++ present subjunctive of sein) <text:s text:c="9"/>(German translation?)</text:p>
          </table:table-cell>
          <table:table-cell table:style-name="ce9" office:value-type="string">
            <text:p>du bist ++ du seiest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you are <text:s text:c="8"/>(polite singular) <text:s text:c="8"/>(present indicative ++ present subjunctive of sein) <text:s text:c="9"/>(German translation?)</text:p>
          </table:table-cell>
          <table:table-cell table:style-name="ce9" office:value-type="string">
            <text:p>Sie sind ++ Sie seien (not: sie !)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he/she/it is <text:s text:c="8"/>(present indicative ++ present subjunctive of sein) <text:s text:c="8"/>(German translation?)</text:p>
          </table:table-cell>
          <table:table-cell table:style-name="ce9" office:value-type="string">
            <text:p>er/sie/es ist ++ er/sie/es sei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we are <text:s text:c="8"/>(present indicative ++ present subjunctive of sein) <text:s text:c="9"/>(German translation?)</text:p>
          </table:table-cell>
          <table:table-cell table:style-name="ce9" office:value-type="string">
            <text:p>wir sind ++ wir seien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you are <text:s text:c="8"/>(plural) <text:s text:c="8"/>(present indicative ++ present subjunctive of sein) <text:s text:c="7"/>(German translation?)</text:p>
          </table:table-cell>
          <table:table-cell table:style-name="ce9" office:value-type="string">
            <text:p>ihr seid ++ ihr seiet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they are <text:s text:c="8"/>(present indicative ++ present subjunctive of sein) <text:s text:c="9"/>(German translation?)</text:p>
          </table:table-cell>
          <table:table-cell table:style-name="ce9" office:value-type="string">
            <text:p>sie sind ++ sie seien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Be! <text:s text:c="8"/>(singular) <text:s text:c="8"/>(polite present imperative of sein) <text:s text:c="9"/>(German translation?)</text:p>
          </table:table-cell>
          <table:table-cell table:style-name="ce10" office:value-type="string">
            <text:p>Seien Sie!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Be! <text:s text:c="8"/>(plural) <text:s text:c="8"/>(present imperative of sein) <text:s text:c="9"/>(German translation?)</text:p>
          </table:table-cell>
          <table:table-cell table:style-name="ce9" office:value-type="string">
            <text:p>Seid!</text:p>
          </table:table-cell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rdo" svg:font-family="Cardo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.09.2024</text:date>, <text:time>07:2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0T02:05:30.58</meta:creation-date>
    <dc:date>2024-09-25T07:27:41.44</dc:date>
    <meta:editing-duration>P1DT6H21M56S</meta:editing-duration>
    <meta:editing-cycles>997</meta:editing-cycles>
    <meta:generator>OpenOffice/4.1.15$Win32 OpenOffice.org_project/4115m2$Build-9813</meta:generator>
    <meta:document-statistic meta:table-count="3" meta:cell-count="4637" meta:object-count="0"/>
  </office:meta>
</office:document-meta>
</file>